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00000001E0000001DF92770A6.gif"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svg:stroke-width="0.02cm" svg:stroke-color="#333333" draw:marker-start-width="0.178cm" draw:marker-end-width="0.178cm" draw:stroke-linejoin="miter" draw:fill="solid" draw:fill-color="#e6e6e6" fo:padding-top="0.135cm" fo:padding-bottom="0.135cm" fo:padding-left="0.26cm" fo:padding-right="0.26cm"/>
    </style:style>
    <style:style style:name="gr2" style:family="graphic" style:parent-style-name="standard">
      <style:graphic-properties draw:stroke="solid" svg:stroke-width="0.02cm" svg:stroke-color="#333333" draw:marker-start-width="0.178cm" draw:marker-end-width="0.178cm" draw:stroke-linejoin="miter" draw:fill="none" fo:padding-top="0.135cm" fo:padding-bottom="0.135cm" fo:padding-left="0.26cm" fo:padding-right="0.26cm"/>
    </style:style>
    <style:style style:name="gr3" style:family="graphic" style:parent-style-name="standard">
      <style:graphic-properties draw:stroke="solid" svg:stroke-width="0.02cm" svg:stroke-color="#3f2d10" draw:marker-start-width="0.178cm" draw:marker-end-width="0.178cm" draw:stroke-linejoin="miter" draw:fill="solid" draw:fill-color="#ffcc99" fo:padding-top="0.135cm" fo:padding-bottom="0.135cm" fo:padding-left="0.26cm" fo:padding-right="0.26cm"/>
    </style:style>
    <style:style style:name="gr4" style:family="graphic" style:parent-style-name="standard">
      <style:graphic-properties draw:stroke="solid" svg:stroke-width="0.02cm" svg:stroke-color="#00192e" draw:marker-start-width="0.178cm" draw:marker-end-width="0.178cm" draw:stroke-linejoin="miter" draw:fill="solid" draw:fill-color="#008000" fo:padding-top="0.135cm" fo:padding-bottom="0.135cm" fo:padding-left="0.26cm" fo:padding-right="0.26cm"/>
    </style:style>
    <style:style style:name="gr5" style:family="graphic" style:parent-style-name="standard">
      <style:graphic-properties draw:stroke="solid" svg:stroke-width="0.02cm" svg:stroke-color="#000000" draw:marker-start-width="0.178cm" draw:marker-end-width="0.178cm" draw:stroke-linejoin="miter" draw:fill="solid" draw:fill-color="#0000ff" fo:padding-top="0.135cm" fo:padding-bottom="0.135cm" fo:padding-left="0.26cm" fo:padding-right="0.26cm"/>
    </style:style>
    <style:style style:name="gr6" style:family="graphic" style:parent-style-name="standard">
      <style:graphic-properties draw:stroke="solid" svg:stroke-width="0.02cm" svg:stroke-color="#120a04" draw:marker-start-width="0.178cm" draw:marker-end-width="0.178cm" draw:stroke-linejoin="miter" draw:fill="solid" draw:fill-color="#cccccc" fo:padding-top="0.135cm" fo:padding-bottom="0.135cm" fo:padding-left="0.26cm" fo:padding-right="0.26cm"/>
    </style:style>
    <style:style style:name="gr7" style:family="graphic" style:parent-style-name="standard">
      <style:graphic-properties draw:stroke="solid" svg:stroke-width="0.02cm" svg:stroke-color="#333333" draw:marker-start-width="0.178cm" draw:marker-end-width="0.178cm" draw:stroke-linejoin="miter" draw:fill="solid" draw:fill-color="#ffffff" fo:padding-top="0.135cm" fo:padding-bottom="0.135cm" fo:padding-left="0.26cm" fo:padding-right="0.26cm"/>
    </style:style>
    <style:style style:name="gr8" style:family="graphic" style:parent-style-name="standard">
      <style:graphic-properties draw:stroke="solid" svg:stroke-width="0.02cm" svg:stroke-color="#3f2d10" draw:marker-start-width="0.178cm" draw:marker-end-width="0.178cm" draw:stroke-linejoin="miter" draw:fill="solid" draw:fill-color="#e9d2af" fo:padding-top="0.135cm" fo:padding-bottom="0.135cm" fo:padding-left="0.26cm" fo:padding-right="0.26cm"/>
    </style:style>
    <style:style style:name="gr9" style:family="graphic" style:parent-style-name="standard">
      <style:graphic-properties draw:stroke="solid" svg:stroke-width="0.02cm" svg:stroke-color="#3f2d10" draw:marker-start-width="0.178cm" draw:marker-end-width="0.178cm" draw:stroke-linejoin="miter" draw:fill="none" fo:padding-top="0.135cm" fo:padding-bottom="0.135cm" fo:padding-left="0.26cm" fo:padding-right="0.26cm"/>
    </style:style>
    <style:style style:name="gr10" style:family="graphic" style:parent-style-name="standard">
      <style:graphic-properties draw:stroke="solid" svg:stroke-width="0.02cm" svg:stroke-color="#00192e" draw:marker-start-width="0.178cm" draw:marker-end-width="0.178cm" draw:stroke-linejoin="miter" draw:fill="none" fo:padding-top="0.135cm" fo:padding-bottom="0.135cm" fo:padding-left="0.26cm" fo:padding-right="0.26cm"/>
    </style:style>
    <style:style style:name="gr1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yle0"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yle1"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yle0"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yle2"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yle4"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yle4"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2800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yle2"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yle3"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yle3"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yle3"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00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yle2"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yle2"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yle5"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yle5"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yle2"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yle1"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yle8"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yle10"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yle10"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yle9"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yle9"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yle9"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yle9"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yle9"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yle11"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ff663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svg:stroke-width="0.02cm" svg:stroke-color="#000000" draw:marker-start="" draw:marker-start-width="0.23cm" draw:marker-start-center="false" draw:marker-end="" draw:marker-end-width="0.23cm" draw:marker-end-center="false" svg:stroke-opacity="100%" draw:stroke-linejoin="round" svg:stroke-linecap="butt" draw:fill="solid" draw:fill-color="#0000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e6e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66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e6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ccaa"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4d2d1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10"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00ff" draw:secondary-fill-color="#99ccff" draw:fill-gradient-name="Gradient_20_9"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085cm" fo:padding-bottom="0.085cm" fo:padding-left="0.21cm" fo:padding-right="0.21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00ff00" draw:secondary-fill-color="#99ccff" draw:fill-gradient-name="Gradient_20_8"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gradient" draw:fill-color="#ffffff" draw:secondary-fill-color="#99ccff"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svg:stroke-linecap="butt" draw:fill="solid"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1">
      <style:graphic-properties draw:stroke="solid" draw:stroke-dash="Dash_20_1" svg:stroke-width="0.02cm" svg:stroke-color="#000000" draw:marker-start="" draw:marker-start-width="0.23cm" draw:marker-start-center="false" draw:marker-end="" draw:marker-end-width="0.23cm" draw:marker-end-center="false" svg:stroke-opacity="100%" svg:stroke-linecap="butt" draw:fill="none" draw:fill-color="#008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1">
      <style:graphic-properties draw:stroke="solid" draw:stroke-dash="Dash_20_1" svg:stroke-width="0.02cm" svg:stroke-color="#ff0000" draw:marker-start="" draw:marker-start-width="0.23cm" draw:marker-start-center="false" draw:marker-end="" draw:marker-end-width="0.23cm" draw:marker-end-center="false" svg:stroke-opacity="100%" svg:stroke-linecap="butt" draw:fill="none" draw:fill-color="#00ae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graphic-properties draw:stroke="solid" svg:stroke-width="0.022cm" svg:stroke-color="#000000" draw:stroke-linejoin="miter" draw:fill="solid" draw:fill-color="#804c19" fo:padding-top="0.136cm" fo:padding-bottom="0.136cm" fo:padding-left="0.261cm" fo:padding-right="0.261cm"/>
    </style:style>
    <style:style style:name="gr101" style:family="graphic" style:parent-style-name="standard">
      <style:graphic-properties draw:stroke="solid" svg:stroke-width="0.022cm" svg:stroke-color="#000000" draw:stroke-linejoin="miter" draw:fill="solid" draw:fill-color="#334966" fo:padding-top="0.136cm" fo:padding-bottom="0.136cm" fo:padding-left="0.261cm" fo:padding-right="0.261cm"/>
    </style:style>
    <style:style style:name="gr102" style:family="graphic" style:parent-style-name="standard">
      <style:graphic-properties draw:stroke="solid" svg:stroke-width="0.022cm" svg:stroke-color="#000000" draw:stroke-linejoin="miter" draw:fill="solid" draw:fill-color="#e2b293" fo:padding-top="0.136cm" fo:padding-bottom="0.136cm" fo:padding-left="0.261cm" fo:padding-right="0.261cm"/>
    </style:style>
    <style:style style:name="gr103" style:family="graphic" style:parent-style-name="standard">
      <style:graphic-properties draw:stroke="solid" svg:stroke-width="0.022cm" svg:stroke-color="#000000" draw:stroke-linejoin="miter" draw:fill="none" fo:padding-top="0.136cm" fo:padding-bottom="0.136cm" fo:padding-left="0.261cm" fo:padding-right="0.261cm"/>
    </style:style>
    <style:style style:name="gr104" style:family="graphic" style:parent-style-name="standard">
      <style:graphic-properties draw:stroke="none" svg:stroke-width="0.004cm" draw:stroke-linejoin="miter" draw:fill="solid" draw:fill-color="#2c3f57"/>
    </style:style>
    <style:style style:name="gr105" style:family="graphic" style:parent-style-name="standard">
      <style:graphic-properties draw:stroke="none" svg:stroke-width="0.004cm" draw:stroke-linejoin="miter" draw:fill="solid" draw:fill-color="#9eb733"/>
    </style:style>
    <style:style style:name="gr106" style:family="graphic" style:parent-style-name="standard">
      <style:graphic-properties draw:stroke="solid" svg:stroke-width="0.022cm" svg:stroke-color="#000000" draw:stroke-linejoin="miter" draw:fill="solid" draw:fill-color="#996633" fo:padding-top="0.136cm" fo:padding-bottom="0.136cm" fo:padding-left="0.261cm" fo:padding-right="0.261cm"/>
    </style:style>
    <style:style style:name="gr107" style:family="graphic" style:parent-style-name="standard">
      <style:graphic-properties draw:stroke="none" svg:stroke-width="0.022cm" draw:stroke-linejoin="miter" draw:fill="solid" draw:fill-color="#000000"/>
    </style:style>
    <style:style style:name="gr108" style:family="graphic" style:parent-style-name="standard">
      <style:graphic-properties draw:stroke="solid" svg:stroke-width="0.022cm" svg:stroke-color="#000000" draw:stroke-linejoin="miter" draw:fill="solid" draw:fill-color="#000000" fo:padding-top="0.136cm" fo:padding-bottom="0.136cm" fo:padding-left="0.261cm" fo:padding-right="0.261cm"/>
    </style:style>
    <style:style style:name="gr109" style:family="graphic" style:parent-style-name="standard">
      <style:graphic-properties draw:stroke="none" svg:stroke-width="0.022cm" draw:stroke-linejoin="miter" draw:fill="solid" draw:fill-color="#374e6c"/>
    </style:style>
    <style:style style:name="gr110" style:family="graphic" style:parent-style-name="standard">
      <style:graphic-properties draw:stroke="none" svg:stroke-width="0.021cm" draw:stroke-linejoin="miter" draw:fill="solid" draw:fill-color="#dfae8e"/>
    </style:style>
    <style:style style:name="gr111" style:family="graphic" style:parent-style-name="standard">
      <style:graphic-properties draw:stroke="solid" svg:stroke-width="0.022cm" svg:stroke-color="#000000" draw:stroke-linejoin="miter" draw:fill="gradient" draw:fill-gradient-name="Gradient_20_14" fo:padding-top="0.136cm" fo:padding-bottom="0.136cm" fo:padding-left="0.261cm" fo:padding-right="0.261cm"/>
    </style:style>
    <style:style style:name="gr112" style:family="graphic" style:parent-style-name="standard">
      <style:graphic-properties draw:stroke="solid" svg:stroke-width="0.022cm" svg:stroke-color="#000000" draw:stroke-linejoin="miter" draw:fill="gradient" draw:fill-color="#663300" draw:fill-gradient-name="Gradient_20_15" fo:padding-top="0.136cm" fo:padding-bottom="0.136cm" fo:padding-left="0.261cm" fo:padding-right="0.261cm"/>
    </style:style>
    <style:style style:name="gr113" style:family="graphic" style:parent-style-name="standard">
      <style:graphic-properties draw:stroke="none" svg:stroke-width="0.022cm" draw:stroke-linejoin="miter" draw:fill="gradient" draw:fill-color="#dfae8e" draw:fill-gradient-name="Gradient_20_12"/>
    </style:style>
    <style:style style:name="gr114" style:family="graphic" style:parent-style-name="standard">
      <style:graphic-properties draw:stroke="solid" svg:stroke-width="0.022cm" svg:stroke-color="#000000" draw:stroke-linejoin="miter" draw:fill="gradient" draw:fill-gradient-name="Gradient_20_16" fo:padding-top="0.136cm" fo:padding-bottom="0.136cm" fo:padding-left="0.261cm" fo:padding-right="0.261cm"/>
    </style:style>
    <style:style style:name="gr115" style:family="graphic" style:parent-style-name="standard">
      <style:graphic-properties draw:stroke="solid" svg:stroke-width="0.022cm" svg:stroke-color="#000000" draw:stroke-linejoin="miter" draw:fill="solid" draw:fill-color="#eed4c2" fo:padding-top="0.136cm" fo:padding-bottom="0.136cm" fo:padding-left="0.261cm" fo:padding-right="0.261cm"/>
    </style:style>
    <style:style style:name="gr116" style:family="graphic" style:parent-style-name="standard">
      <style:graphic-properties draw:stroke="solid" svg:stroke-width="0.022cm" svg:stroke-color="#000000" draw:stroke-linejoin="miter" draw:fill="gradient" draw:fill-gradient-name="svggradient9" draw:opacity-name="svgopacity9" fo:padding-top="0.136cm" fo:padding-bottom="0.136cm" fo:padding-left="0.261cm" fo:padding-right="0.261cm"/>
    </style:style>
    <style:style style:name="gr117" style:family="graphic" style:parent-style-name="standard">
      <style:graphic-properties draw:stroke="none" svg:stroke-width="0.022cm" draw:stroke-linejoin="miter" draw:fill="solid" draw:fill-color="#dfae8e"/>
    </style:style>
    <style:style style:name="gr118" style:family="graphic" style:parent-style-name="standard">
      <style:graphic-properties draw:stroke="solid" svg:stroke-width="0.022cm" svg:stroke-color="#000000" draw:stroke-linejoin="miter" draw:fill="solid" draw:fill-color="#4c1900" fo:padding-top="0.136cm" fo:padding-bottom="0.136cm" fo:padding-left="0.261cm" fo:padding-right="0.261cm"/>
    </style:style>
    <style:style style:name="gr119" style:family="graphic" style:parent-style-name="standard">
      <style:graphic-properties draw:stroke="none" svg:stroke-width="0.004cm" draw:stroke-linejoin="miter" draw:fill="solid" draw:fill-color="#000000"/>
    </style:style>
    <style:style style:name="gr120" style:family="graphic" style:parent-style-name="standard">
      <style:graphic-properties svg:stroke-width="0.02cm" svg:stroke-color="#000000" draw:marker-start-width="0.23cm" draw:marker-end-width="0.23cm" draw:fill="solid" draw:fill-color="#ffffcc" draw:textarea-horizontal-align="justify" draw:textarea-vertical-align="middle" draw:auto-grow-height="false" fo:padding-top="0.135cm" fo:padding-bottom="0.135cm" fo:padding-left="0.26cm" fo:padding-right="0.26cm"/>
    </style:style>
    <style:style style:name="gr121" style:family="graphic" style:parent-style-name="standard">
      <style:graphic-properties draw:fill="solid" draw:fill-color="#000000" draw:textarea-horizontal-align="justify" draw:textarea-vertical-align="middle" draw:auto-grow-height="false"/>
    </style:style>
    <style:style style:name="gr122" style:family="graphic" style:parent-style-name="standard">
      <style:graphic-properties draw:stroke="solid" svg:stroke-width="0.022cm" svg:stroke-color="#000000" draw:stroke-linejoin="miter" draw:fill="solid" draw:fill-color="#abc837" fo:padding-top="0.136cm" fo:padding-bottom="0.136cm" fo:padding-left="0.261cm" fo:padding-right="0.261cm"/>
    </style:style>
    <style:style style:name="gr123" style:family="graphic" style:parent-style-name="standard">
      <style:graphic-properties draw:stroke="solid" svg:stroke-width="0.02cm" svg:stroke-color="#000000" draw:marker-start-width="0.23cm" draw:marker-end-width="0.23cm" draw:stroke-linejoin="miter" draw:fill="gradient" draw:fill-gradient-name="Gradient_20_11" draw:textarea-horizontal-align="center" draw:textarea-vertical-align="middle" fo:padding-top="0.121cm" fo:padding-bottom="0.121cm" fo:padding-left="0.246cm" fo:padding-right="0.246cm"/>
    </style:style>
    <style:style style:name="gr124" style:family="graphic" style:parent-style-name="standard">
      <style:graphic-properties draw:stroke="solid" svg:stroke-width="0.02cm" svg:stroke-color="#000000" draw:marker-start-width="0.178cm" draw:marker-end-width="0.178cm" draw:stroke-linejoin="miter" draw:fill="solid" draw:fill-color="#008000" fo:padding-top="0.135cm" fo:padding-bottom="0.135cm" fo:padding-left="0.26cm" fo:padding-right="0.26cm"/>
    </style:style>
    <style:style style:name="gr125" style:family="graphic" style:parent-style-name="standard">
      <style:graphic-properties draw:stroke="solid" svg:stroke-width="0.02cm" svg:stroke-color="#120a04" draw:marker-start-width="0.178cm" draw:marker-end-width="0.178cm" draw:stroke-linejoin="miter" draw:fill="solid" draw:fill-color="#c0c0c0" fo:padding-top="0.135cm" fo:padding-bottom="0.135cm" fo:padding-left="0.26cm" fo:padding-right="0.26cm"/>
    </style:style>
    <style:style style:name="gr126" style:family="graphic" style:parent-style-name="standard">
      <style:graphic-properties draw:stroke="solid" svg:stroke-width="0.02cm" svg:stroke-color="#000000" draw:marker-start-width="0.178cm" draw:marker-end-width="0.178cm" draw:stroke-linejoin="miter" draw:fill="solid" draw:fill-color="#1a1a1a" fo:padding-top="0.135cm" fo:padding-bottom="0.135cm" fo:padding-left="0.26cm" fo:padding-right="0.26cm"/>
    </style:style>
    <style:style style:name="gr127" style:family="graphic" style:parent-style-name="standard">
      <style:graphic-properties svg:stroke-width="0.01cm" svg:stroke-color="#000000" draw:marker-start-width="0.215cm" draw:marker-end-width="0.215cm" draw:fill="solid" draw:fill-color="#280099" draw:textarea-horizontal-align="justify" draw:textarea-vertical-align="middle" draw:auto-grow-height="false" fo:padding-top="0.13cm" fo:padding-bottom="0.13cm" fo:padding-left="0.255cm" fo:padding-right="0.255cm"/>
    </style:style>
    <style:style style:name="gr128" style:family="graphic" style:parent-style-name="standard">
      <style:graphic-properties draw:stroke="none" svg:stroke-width="0.035cm" draw:stroke-linejoin="miter" draw:fill="solid" draw:fill-color="#0e0d0b"/>
    </style:style>
    <style:style style:name="gr129" style:family="graphic" style:parent-style-name="standard">
      <style:graphic-properties draw:stroke="none" svg:stroke-width="0.035cm" draw:stroke-linejoin="miter" draw:fill="solid" draw:fill-color="#ffffff"/>
    </style:style>
    <style:style style:name="gr130" style:family="graphic" style:parent-style-name="standard">
      <style:graphic-properties draw:stroke="none" svg:stroke-width="0.035cm" draw:stroke-linejoin="miter" draw:fill="solid" draw:fill-color="#fed02e"/>
    </style:style>
    <style:style style:name="gr131" style:family="graphic" style:parent-style-name="standard">
      <style:graphic-properties draw:stroke="none" svg:stroke-width="0.035cm" draw:stroke-linejoin="miter" draw:fill="solid" draw:fill-color="#979996"/>
    </style:style>
    <style:style style:name="gr132" style:family="graphic" style:parent-style-name="standard">
      <style:graphic-properties draw:stroke="none" svg:stroke-width="0.035cm" draw:stroke-linejoin="miter" draw:fill="solid" draw:fill-color="#b2b4b1"/>
    </style:style>
    <style:style style:name="gr133" style:family="graphic" style:parent-style-name="standard">
      <style:graphic-properties draw:stroke="solid" svg:stroke-width="0.02cm" svg:stroke-color="#000000" draw:marker-start-width="0.178cm" draw:marker-end-width="0.178cm" draw:stroke-linejoin="miter" draw:fill="solid" draw:fill-color="#000000" fo:padding-top="0.135cm" fo:padding-bottom="0.135cm" fo:padding-left="0.26cm" fo:padding-right="0.26cm"/>
    </style:style>
    <style:style style:name="gr1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5" style:family="graphic" style:parent-style-name="standard">
      <style:graphic-properties draw:stroke="solid" svg:stroke-width="0.02cm" svg:stroke-color="#00192e" draw:marker-start-width="0.178cm" draw:marker-end-width="0.178cm" draw:stroke-linejoin="miter" draw:fill="solid" draw:fill-color="#00325c" fo:padding-top="0.135cm" fo:padding-bottom="0.135cm" fo:padding-left="0.26cm" fo:padding-right="0.26cm"/>
    </style:style>
    <style:style style:name="gr136"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_20_1" svg:stroke-width="0.02cm" svg:stroke-color="#3465af" draw:marker-start="" draw:marker-start-width="0.178cm" draw:marker-start-center="false" draw:marker-end="" draw:marker-end-width="0.178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graphic-properties draw:stroke="solid" svg:stroke-width="0.02cm" svg:stroke-color="#006ca9" draw:marker-start-width="0.178cm" draw:marker-end-width="0.178cm" draw:stroke-linejoin="miter" draw:fill="none" fo:padding-top="0.135cm" fo:padding-bottom="0.135cm" fo:padding-left="0.26cm" fo:padding-right="0.26cm"/>
    </style:style>
    <style:style style:name="gr146" style:family="graphic" style:parent-style-name="standard">
      <style:graphic-properties draw:stroke="solid" svg:stroke-width="0.02cm" svg:stroke-color="#666666" draw:marker-start-width="0.178cm" draw:marker-end-width="0.178cm" draw:stroke-linejoin="miter" draw:fill="solid" draw:fill-color="#ececec" fo:padding-top="0.135cm" fo:padding-bottom="0.135cm" fo:padding-left="0.26cm" fo:padding-right="0.26cm"/>
    </style:style>
    <style:style style:name="gr147" style:family="graphic" style:parent-style-name="standard">
      <style:graphic-properties draw:stroke="solid" svg:stroke-width="0.02cm" svg:stroke-color="#666666" draw:marker-start-width="0.178cm" draw:marker-end-width="0.178cm" draw:stroke-linejoin="miter" draw:fill="none" fo:padding-top="0.135cm" fo:padding-bottom="0.135cm" fo:padding-left="0.26cm" fo:padding-right="0.26cm"/>
    </style:style>
    <style:style style:name="gr148" style:family="graphic" style:parent-style-name="standard">
      <style:graphic-properties draw:stroke="solid" svg:stroke-width="0.02cm" svg:stroke-color="#0c0c0c" draw:marker-start-width="0.178cm" draw:marker-end-width="0.178cm" draw:stroke-linejoin="miter" draw:fill="none" fo:padding-top="0.135cm" fo:padding-bottom="0.135cm" fo:padding-left="0.26cm" fo:padding-right="0.26cm"/>
    </style:style>
    <style:style style:name="gr149" style:family="graphic" style:parent-style-name="standard">
      <style:graphic-properties draw:stroke="solid" svg:stroke-width="0.02cm" svg:stroke-color="#000000" draw:marker-start-width="0.178cm" draw:marker-end-width="0.178cm" draw:stroke-linejoin="miter" draw:fill="solid" draw:fill-color="#333333" fo:padding-top="0.135cm" fo:padding-bottom="0.135cm" fo:padding-left="0.26cm" fo:padding-right="0.26cm"/>
    </style:style>
    <style:style style:name="gr150"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none" draw:stroke-dash="Dash_20_1" svg:stroke-width="0.02cm" svg:stroke-color="#000000" draw:marker-start="" draw:marker-start-width="0.23cm" draw:marker-start-center="false" draw:marker-end="" draw:marker-end-width="0.23cm" draw:marker-end-center="false" svg:stroke-opacity="100%" draw:stroke-linejoin="round" svg:stroke-linecap="butt" draw:fill="solid" draw:fill-color="#4c4c4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graphic-properties draw:stroke="solid" svg:stroke-width="0.02cm" svg:stroke-color="#1a1a1a" draw:marker-start-width="0.178cm" draw:marker-end-width="0.178cm" draw:stroke-linejoin="miter" draw:fill="solid" draw:fill-color="#333333" fo:padding-top="0.135cm" fo:padding-bottom="0.135cm" fo:padding-left="0.26cm" fo:padding-right="0.26cm"/>
    </style:style>
    <style:style style:name="gr159" style:family="graphic" style:parent-style-name="standard">
      <style:graphic-properties draw:stroke="solid" svg:stroke-width="0.02cm" svg:stroke-color="#4d4d4d" draw:marker-start-width="0.178cm" draw:marker-end-width="0.178cm" draw:stroke-linejoin="miter" draw:fill="solid" draw:fill-color="#b3b3b3" fo:padding-top="0.135cm" fo:padding-bottom="0.135cm" fo:padding-left="0.26cm" fo:padding-right="0.26cm"/>
    </style:style>
    <style:style style:name="gr160" style:family="graphic" style:parent-style-name="standard">
      <style:graphic-properties draw:stroke="solid" svg:stroke-width="0.02cm" svg:stroke-color="#4d4d4d" draw:marker-start-width="0.178cm" draw:marker-end-width="0.178cm" draw:stroke-linejoin="miter" draw:fill="none" fo:padding-top="0.135cm" fo:padding-bottom="0.135cm" fo:padding-left="0.26cm" fo:padding-right="0.26cm"/>
    </style:style>
    <style:style style:name="gr161" style:family="graphic" style:parent-style-name="standard">
      <style:graphic-properties draw:stroke="solid" svg:stroke-width="0.02cm" svg:stroke-color="#1a1a1a" draw:marker-start-width="0.178cm" draw:marker-end-width="0.178cm" draw:stroke-linejoin="miter" draw:fill="none" fo:padding-top="0.135cm" fo:padding-bottom="0.135cm" fo:padding-left="0.26cm" fo:padding-right="0.26cm"/>
    </style:style>
    <style:style style:name="gr162" style:family="graphic" style:parent-style-name="standard">
      <style:graphic-properties draw:stroke="solid" svg:stroke-width="0.02cm" svg:stroke-color="#1a1a1a" draw:marker-start-width="0.178cm" draw:marker-end-width="0.178cm" draw:stroke-linejoin="miter" draw:fill="solid" draw:fill-color="#4c4c4c" fo:padding-top="0.135cm" fo:padding-bottom="0.135cm" fo:padding-left="0.26cm" fo:padding-right="0.26cm"/>
    </style:style>
    <style:style style:name="gr163" style:family="graphic" style:parent-style-name="standard">
      <style:graphic-properties draw:stroke="solid" svg:stroke-width="0.02cm" svg:stroke-color="#000000" draw:marker-start-width="0.178cm" draw:marker-end-width="0.178cm" draw:stroke-linejoin="miter" draw:fill="solid" draw:fill-color="#e6e6e6" fo:padding-top="0.135cm" fo:padding-bottom="0.135cm" fo:padding-left="0.26cm" fo:padding-right="0.26cm"/>
    </style:style>
    <style:style style:name="gr164" style:family="graphic" style:parent-style-name="standard">
      <style:graphic-properties draw:stroke="solid" svg:stroke-width="0.02cm" svg:stroke-color="#000000" draw:marker-start-width="0.178cm" draw:marker-end-width="0.178cm" draw:stroke-linejoin="miter" draw:fill="none" fo:padding-top="0.135cm" fo:padding-bottom="0.135cm" fo:padding-left="0.26cm" fo:padding-right="0.26cm"/>
    </style:style>
    <style:style style:name="gr165" style:family="graphic" style:parent-style-name="standard">
      <style:graphic-properties draw:stroke="solid" svg:stroke-width="0.02cm" svg:stroke-color="#000000" draw:marker-start-width="0.178cm" draw:marker-end-width="0.178cm" draw:stroke-linejoin="miter" draw:fill="solid" draw:fill-color="#e9d2af" fo:padding-top="0.135cm" fo:padding-bottom="0.135cm" fo:padding-left="0.26cm" fo:padding-right="0.26cm"/>
    </style:style>
    <style:style style:name="gr166" style:family="graphic" style:parent-style-name="standard">
      <style:graphic-properties draw:stroke="solid" svg:stroke-width="0.02cm" svg:stroke-color="#000000" draw:marker-start-width="0.208cm" draw:marker-end-width="0.208cm" draw:stroke-linejoin="miter" draw:fill="solid" draw:fill-color="#e9d2af" draw:textarea-horizontal-align="center" draw:textarea-vertical-align="middle" fo:padding-top="0.135cm" fo:padding-bottom="0.135cm" fo:padding-left="0.26cm" fo:padding-right="0.26cm"/>
    </style:style>
    <style:style style:name="gr167" style:family="graphic" style:parent-style-name="standard">
      <style:graphic-properties draw:stroke="solid" svg:stroke-width="0.02cm" svg:stroke-color="#000000" draw:marker-start-width="0.178cm" draw:marker-end-width="0.178cm" draw:stroke-linejoin="miter" draw:fill="solid" draw:fill-color="#cccccc" fo:padding-top="0.135cm" fo:padding-bottom="0.135cm" fo:padding-left="0.26cm" fo:padding-right="0.26cm"/>
    </style:style>
    <style:style style:name="gr168" style:family="graphic" style:parent-style-name="standard">
      <style:graphic-properties draw:stroke="none" svg:stroke-width="0.02cm" svg:stroke-color="#000000" draw:marker-start-width="0.23cm" draw:marker-end-width="0.23cm" draw:fill="none" draw:textarea-horizontal-align="center" draw:textarea-vertical-align="middle" draw:color-mode="standard" draw:luminance="0%" draw:contrast="0%" draw:gamma="100%" draw:red="0%" draw:green="0%" draw:blue="0%" fo:clip="rect(0cm, 0cm, 0cm, 0cm)" draw:image-opacity="100%" style:mirror="none"/>
    </style:style>
    <style:style style:name="gr169" style:family="graphic" style:parent-style-name="objectwithoutfill">
      <style:graphic-properties svg:stroke-width="0.1cm" svg:stroke-color="#0000ff" draw:marker-start="" draw:marker-start-width="0.35cm" draw:marker-end="Arrow" draw:marker-end-width="0.45cm" draw:fill="none" draw:textarea-vertical-align="middle" fo:padding-top="0.175cm" fo:padding-bottom="0.175cm" fo:padding-left="0.3cm" fo:padding-right="0.3cm"/>
    </style:style>
    <style:style style:name="gr170"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171"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172" style:family="graphic" style:parent-style-name="standard">
      <style:graphic-properties draw:stroke="solid" svg:stroke-width="0.02cm" svg:stroke-color="#000000" draw:marker-start-width="0.178cm" draw:marker-end-width="0.178cm" draw:stroke-linejoin="miter" draw:fill="solid" draw:fill-color="#ffffff" fo:padding-top="0.135cm" fo:padding-bottom="0.135cm" fo:padding-left="0.26cm" fo:padding-right="0.26cm"/>
    </style:style>
    <style:style style:name="gr17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graphic-properties draw:stroke="solid" svg:stroke-width="0.02cm" svg:stroke-color="#000000" draw:marker-start-width="0.178cm" draw:marker-end-width="0.178cm" draw:stroke-linejoin="miter" draw:fill="solid" draw:fill-color="#ffcc99" fo:padding-top="0.135cm" fo:padding-bottom="0.135cm" fo:padding-left="0.26cm" fo:padding-right="0.26cm"/>
    </style:style>
    <style:style style:name="gr18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graphic-properties draw:stroke="solid" svg:stroke-width="0.02cm" svg:stroke-color="#000000" draw:marker-start-width="0.177cm" draw:marker-end-width="0.177cm" draw:stroke-linejoin="miter" draw:fill="solid" draw:fill-color="#ffffff" fo:padding-top="0.134cm" fo:padding-bottom="0.134cm" fo:padding-left="0.259cm" fo:padding-right="0.259cm"/>
    </style:style>
    <style:style style:name="gr193" style:family="graphic" style:parent-style-name="standard">
      <style:graphic-properties draw:stroke="solid" svg:stroke-width="0.02cm" svg:stroke-color="#000000" draw:marker-start-width="0.177cm" draw:marker-end-width="0.177cm" draw:stroke-linejoin="miter" draw:fill="solid" draw:fill-color="#008000" fo:padding-top="0.134cm" fo:padding-bottom="0.134cm" fo:padding-left="0.259cm" fo:padding-right="0.259cm"/>
    </style:style>
    <style:style style:name="gr194" style:family="graphic" style:parent-style-name="standard">
      <style:graphic-properties draw:stroke="solid" svg:stroke-width="0.02cm" svg:stroke-color="#000000" draw:marker-start-width="0.177cm" draw:marker-end-width="0.177cm" draw:stroke-linejoin="miter" draw:fill="solid" draw:fill-color="#ffcc99" fo:padding-top="0.134cm" fo:padding-bottom="0.134cm" fo:padding-left="0.259cm" fo:padding-right="0.259cm"/>
    </style:style>
    <style:style style:name="gr195" style:family="graphic" style:parent-style-name="standard">
      <style:graphic-properties draw:stroke="solid" svg:stroke-width="0.02cm" svg:stroke-color="#000000" draw:marker-start-width="0.177cm" draw:marker-end-width="0.177cm" draw:stroke-linejoin="miter" draw:fill="solid" draw:fill-color="#000000" fo:padding-top="0.134cm" fo:padding-bottom="0.134cm" fo:padding-left="0.259cm" fo:padding-right="0.259cm"/>
    </style:style>
    <style:style style:name="gr196" style:family="graphic" style:parent-style-name="standard">
      <style:graphic-properties draw:stroke="solid" svg:stroke-width="0.02cm" svg:stroke-color="#000000" draw:marker-start-width="0.177cm" draw:marker-end-width="0.177cm" draw:stroke-linejoin="miter" draw:fill="solid" draw:fill-color="#cccccc" fo:padding-top="0.134cm" fo:padding-bottom="0.134cm" fo:padding-left="0.259cm" fo:padding-right="0.259cm"/>
    </style:style>
    <style:style style:name="gr197" style:family="graphic" style:parent-style-name="standard">
      <style:graphic-properties draw:stroke="solid" svg:stroke-width="0.02cm" svg:stroke-color="#000000" draw:marker-start-width="0.177cm" draw:marker-end-width="0.177cm" draw:stroke-linejoin="miter" draw:fill="solid" draw:fill-color="#0000ff" fo:padding-top="0.134cm" fo:padding-bottom="0.134cm" fo:padding-left="0.259cm" fo:padding-right="0.259cm"/>
    </style:style>
    <style:style style:name="gr198" style:family="graphic" style:parent-style-name="standard">
      <style:graphic-properties draw:stroke="solid" svg:stroke-width="0.02cm" svg:stroke-color="#000000" draw:marker-start-width="0.177cm" draw:marker-end-width="0.177cm" draw:stroke-linejoin="miter" draw:fill="solid" draw:fill-color="#e9d2af" fo:padding-top="0.134cm" fo:padding-bottom="0.134cm" fo:padding-left="0.259cm" fo:padding-right="0.259cm"/>
    </style:style>
    <style:style style:name="gr199" style:family="graphic" style:parent-style-name="standard">
      <style:graphic-properties draw:stroke="solid" svg:stroke-width="0.02cm" svg:stroke-color="#000000" draw:marker-start-width="0.177cm" draw:marker-end-width="0.177cm" draw:stroke-linejoin="miter" draw:fill="none" fo:padding-top="0.134cm" fo:padding-bottom="0.134cm" fo:padding-left="0.259cm" fo:padding-right="0.259cm"/>
    </style:style>
    <style:style style:name="gr20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b2b4b1"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0e0d0b"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979996"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_20_1" svg:stroke-width="0.02cm" svg:stroke-color="#000000" draw:marker-start="" draw:marker-start-width="0.23cm" draw:marker-start-center="false" draw:marker-end="" draw:marker-end-width="0.23cm" draw:marker-end-center="false" svg:stroke-opacity="100%" draw:stroke-linejoin="miter" svg:stroke-linecap="butt" draw:fill="solid" draw:fill-color="#fed02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text-align="center"/>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999999" style:text-outline="false" style:text-line-through-style="none" style:text-position="0% 100%" fo:font-family="Arial" style:font-family-generic="roman" style:font-pitch="variable" fo:font-size="6pt" fo:letter-spacing="normal" fo:language="fr" fo:country="BE"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6pt" style:language-asian="zh" style:country-asian="CN" style:font-style-asian="normal" style:font-weight-asian="normal" style:font-family-complex="'Lohit Hindi'" style:font-family-generic-complex="system" style:font-pitch-complex="variable" style:font-size-complex="6pt" style:language-complex="hi" style:country-complex="IN" style:font-style-complex="normal" style:font-weight-complex="normal" style:text-emphasize="none" style:text-scale="100%" style:font-relief="none" style:text-overline-style="none" style:text-overline-color="font-color" fo:hyphenate="fals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ath draw:style-name="gr1" draw:layer="layout" svg:width="0.779cm" svg:height="0.476cm" svg:x="9.004cm" svg:y="13.643cm" svg:viewBox="0 0 780 477" svg:d="m350 74c-130 52-242 45-340 151-19 35-7 119 2 157 17 29 34 59 49 91 119-13 263 33 377-31 129-23 249-93 340-192 11-77-35-170-56-250-112 60-247 81-372 74z">
            <text:p/>
          </draw:path>
          <draw:path draw:style-name="gr2" draw:layer="layout" svg:width="0.709cm" svg:height="0.213cm" svg:x="9.053cm" svg:y="13.851cm" svg:viewBox="0 0 710 214" svg:d="m0 201c144 10 293 37 430-34 132-31 183-141 280-167">
            <text:p/>
          </draw:path>
          <draw:path draw:style-name="gr3" draw:layer="layout" svg:width="1.286cm" svg:height="0.699cm" svg:x="8.724cm" svg:y="12.322cm" svg:viewBox="0 0 1287 700" svg:d="m789 230c-121 76-272 136-416 125-64-25-24-116-103-122-51 37-43 97-36 156-89-7-181-54-234 55 45 39 114 50 169 42-55 30-189 28-98 117 62 37 108-14 167-35-46 69-139 122-4 132 53-16 78-54 106-97 49-28 109-32 165-44 133 19 261-13 390-45 66-113 231-94 301-195 35-34 66-66 91-108-15-125-86-204-212-211-162-2-184 157-286 230z">
            <text:p/>
          </draw:path>
          <draw:path draw:style-name="gr4" draw:layer="layout" svg:width="1.268cm" svg:height="1.056cm" svg:x="9.258cm" svg:y="12.82cm" svg:viewBox="0 0 1269 1057" svg:d="m852 171c-226 57-580-111-773 45-48 106 15 278-7 392 4 151-147 288-24 398 149 71 398 76 506-39 98-138-25-331 85-460 229-75 442 31 611-199 93-228-186-325-374-306-24 51-15 112-24 169z">
            <text:p/>
          </draw:path>
          <draw:path draw:style-name="gr5" draw:layer="layout" svg:width="0.534cm" svg:height="0.805cm" svg:x="9.695cm" svg:y="11.57cm" svg:viewBox="0 0 535 806" svg:d="m272 0c-99 136-155 285-182 448-45 119-95 227-90 357 175 8 342-51 515-54 46-216 0-438-28-654z">
            <text:p/>
          </draw:path>
          <draw:path draw:style-name="gr1" draw:layer="layout" svg:width="0.73cm" svg:height="0.671cm" svg:x="9.86cm" svg:y="13.894cm" svg:viewBox="0 0 731 672" svg:d="m300 145c-83 91-228 175-299 297-5 43 11 86 21 126 24 52 61 85 112 104 119 3 284-32 384-90 92-37 141-146 180-241 68-130 19-213-38-341-119 53-238 101-360 145z">
            <text:p/>
          </draw:path>
          <draw:path draw:style-name="gr2" draw:layer="layout" svg:width="0.475cm" svg:height="0.452cm" svg:x="10.072cm" svg:y="14.097cm" svg:viewBox="0 0 476 453" svg:d="m0 453c138-18 210-59 296-133 113-58 113-164 180-320">
            <text:p/>
          </draw:path>
          <draw:path draw:style-name="gr4" draw:layer="layout" svg:width="1.323cm" svg:height="1.256cm" svg:x="10.097cm" svg:y="12.897cm" svg:viewBox="0 0 1324 1257" svg:d="m450 238c-55 0-361-48-398-22-65 193-17 407-38 620-12 178-48 264 76 398 302 96 479-146 421-153 29-154-109-434 86-492 57 32 218 122 338 122 154 0 305-1 389-223 1-178-109-444-299-487-149 110-453-103-529 69-12 47-46 119-46 168z">
            <text:p/>
          </draw:path>
          <draw:path draw:style-name="gr5" draw:layer="layout" svg:width="1.422cm" svg:height="1.862cm" svg:x="9.895cm" svg:y="11.281cm" svg:viewBox="0 0 1423 1863" svg:d="m1423 1675c-142-131-135-371-145-543-85-204 20-452-58-657-39-130-100-243-185-350-91-92-203-136-333-123-163 49-334 51-495 112-114 70-185 171-179 305 13 120 36 225-3 341 11 193-24 396 31 583 72 217-38 198-56 384 91-17 232 180 209 126 19-150 361-11 557-35 173-92 564 12 657-143z">
            <text:p/>
          </draw:path>
          <draw:path draw:style-name="gr3" draw:layer="layout" svg:width="1.237cm" svg:height="1.072cm" svg:x="10.001cm" svg:y="12.058cm" svg:viewBox="0 0 1238 1073" svg:d="m896 319c-60 9-102 39-145 80-101 67-150 187-264 233-76 20-125 33-201 20-44-49-101-64-155-42-5 55 41 88 77 127-35 50-149 33-206 73-22 118 136 70 193 30-46 49-154 91-184 125 43 78 175 7 234-41-65 52-155 73-91 146 80 20 140-51 205-93 110-56 228-92 331-162 130-125 470-202 548-371-4-21-12-384-28-412-56-108-301 94-358 86-22-4 66 210 44 201z">
            <text:p/>
          </draw:path>
          <draw:path draw:style-name="gr5" draw:layer="layout" svg:width="0.616cm" svg:height="0.806cm" svg:x="10.714cm" svg:y="11.446cm" svg:viewBox="0 0 617 807" svg:d="m1 165c-5 109 12 212 38 319 18 107 17 215 7 323 184-1 386-59 571-100-10-90-26-180-34-272-19-120-106-199-149-306-55-96-137-146-249-124z">
            <text:p/>
          </draw:path>
          <draw:path draw:style-name="gr3" draw:layer="layout" svg:width="1.423cm" svg:height="1.863cm" svg:x="9.328cm" svg:y="9.569cm" svg:viewBox="0 0 1424 1864" svg:d="m530 39c-447 72-575 396-517 780 14 80 77 231 111 307 17 159-3 284 68 429 90 206 254 297 472 309 184-34 423-138 541-292 172-196 186-481 219-735-13-235-161-435-262-639-130-220-415-229-632-159z">
            <text:p/>
          </draw:path>
          <draw:path draw:style-name="gr6" draw:layer="layout" svg:width="1.586cm" svg:height="1.229cm" svg:x="9.328cm" svg:y="9.452cm" svg:viewBox="0 0 1587 1230" svg:d="m6 554c-98-417 1028-747 1143-424 328-29 467 798 433 1095-332 53-224-362-433-427-86-6-103 61-172 91-167-71-64-396-324-458-112 67-249 167-393 65-105 18-158 79-254 58z">
            <text:p/>
          </draw:path>
          <draw:path draw:style-name="gr6" draw:layer="layout" svg:width="0.883cm" svg:height="0.5cm" svg:x="10.837cm" svg:y="10.624cm" svg:viewBox="0 0 884 501" svg:d="m17 0c-68 11 88 232 108 277 29 69 179 154 237 209 48 47 212-33 254-58 70-42 163-15 204 13 125 89 34-57-3-108-29-41-140-84-189-108-83-43-108-105-181-157-69-50-142-39-221-25-51 9-147-41-209-43z">
            <text:p/>
          </draw:path>
          <draw:path draw:style-name="gr3" draw:layer="layout" svg:width="0.471cm" svg:height="0.468cm" svg:x="10.082cm" svg:y="11.057cm" svg:viewBox="0 0 472 469" svg:d="m3 340c55 202 357 148 469-36-40-110-67-240-158-300-80-14-157 10-233 34-62 57-90 226-78 302z">
            <text:p/>
          </draw:path>
          <draw:path draw:style-name="gr6" draw:layer="layout" svg:width="1.272cm" svg:height="0.792cm" svg:x="9.44cm" svg:y="10.742cm" svg:viewBox="0 0 1273 793" svg:d="m75 660c38 52 100 76 172 65 118 14 234 46 352 67 154 12 247-80 341-183 167-124 329-317 333-534-4-90-39-84-87-59-70 99-160 207-268 272-138 65-250 103-319-56-71-132-233-145-367-156-275 33-275 399-157 584zm182-416c122-77 454 216 213 242-105-17-137-77-183 16-201 99-162-181-30-258z">
            <text:p/>
          </draw:path>
          <draw:path draw:style-name="gr7" draw:layer="layout" svg:width="0.237cm" svg:height="0.286cm" svg:x="9.725cm" svg:y="10.233cm" svg:viewBox="0 0 238 287" svg:d="m11 111c-37 137 21 205 142 165 42 10 106-97 78-155-15-170-160-149-220-10z">
            <text:p/>
          </draw:path>
          <draw:path draw:style-name="gr7" draw:layer="layout" svg:width="0.218cm" svg:height="0.292cm" svg:x="9.358cm" svg:y="10.3cm" svg:viewBox="0 0 219 293" svg:d="m108 0c-97 39-131 124-92 234 151 196 320-149 92-234z">
            <text:p/>
          </draw:path>
          <draw:path draw:style-name="gr8" draw:layer="layout" svg:width="0.251cm" svg:height="0.396cm" svg:x="9.504cm" svg:y="10.435cm" svg:viewBox="0 0 252 397" svg:d="m139 0c-1 106-93 171-138 231-8 119 22 199 146 152 83-56 107-133 105-226">
            <text:p/>
          </draw:path>
          <draw:path draw:style-name="gr8" draw:layer="layout" svg:width="0.19cm" svg:height="0.261cm" svg:x="10.393cm" svg:y="10.3cm" svg:viewBox="0 0 191 262" svg:d="m0 32c234-142 252 237 60 230">
            <text:p/>
          </draw:path>
          <draw:path draw:style-name="gr8" draw:layer="layout" svg:width="0.072cm" svg:height="0.136cm" svg:x="10.452cm" svg:y="10.359cm" svg:viewBox="0 0 73 137" svg:d="m0 24c26-70 140 28 18 113">
            <text:p/>
          </draw:path>
          <draw:path draw:style-name="gr9" draw:layer="layout" svg:width="0.229cm" svg:height="0.039cm" svg:x="9.649cm" svg:y="11.098cm" svg:viewBox="0 0 230 40" svg:d="m0 38c44 11 160-18 230-38">
            <text:p/>
          </draw:path>
          <draw:path draw:style-name="gr5" draw:layer="layout" svg:width="0.139cm" svg:height="0.125cm" svg:x="9.738cm" svg:y="10.375cm" svg:viewBox="0 0 140 126" svg:d="m70 13c15-18-87-30-67 56 15 65 99 67 122 45 48-48-30-119-55-101z">
            <text:p/>
          </draw:path>
          <draw:path draw:style-name="gr5" draw:layer="layout" svg:width="0.133cm" svg:height="0.145cm" svg:x="9.386cm" svg:y="10.435cm" svg:viewBox="0 0 134 146" svg:d="m60 21c13-45-93 7-49 95 30 62 94 10 99 5 64-57-13-167-50-100z">
            <text:p/>
          </draw:path>
          <draw:path draw:style-name="gr10" draw:layer="layout" svg:width="0.427cm" svg:height="0.067cm" svg:x="10.531cm" svg:y="13.138cm" svg:viewBox="0 0 428 68" svg:d="m0 7c85-7 174-16 253 14 60 11 118 27 175 47">
            <text:p/>
          </draw:path>
          <draw:g>
            <draw:path draw:style-name="gr11" draw:text-style-name="P1" draw:layer="layout" svg:width="0.325cm" svg:height="0.648cm" svg:x="10.178cm" svg:y="11.685cm" svg:viewBox="0 0 326 649" svg:d="m129 0c-163 43-105 233-129 355 7-15 16-44 19-60 5-24 17-81 23-107 0-12-3-34-4-45 53-34 154-30 136 57 0 24 2 71 2 92 14 29 40 88 52 115-26-7-81-19-109-27 69 37 121 95 155 165-15 4-46 16-62 22 23 28 43 53 66 82 10-19 36-57 48-74 5-140-98-252-110-389-5-73-43-133-87-186z">
              <text:p/>
            </draw:path>
            <draw:path draw:style-name="gr12" draw:text-style-name="P1" draw:layer="layout" svg:width="0.136cm" svg:height="0.087cm" svg:x="10.217cm" svg:y="11.808cm" svg:viewBox="0 0 137 88" svg:d="m135 76c18-85-83-91-135-55 1 10 2 32 5 45 40 25 86 29 130 10z">
              <text:p/>
            </draw:path>
            <draw:path draw:style-name="gr13" draw:text-style-name="P1" draw:layer="layout" svg:width="0.156cm" svg:height="0.137cm" svg:x="10.199cm" svg:y="11.873cm" svg:viewBox="0 0 157 138" svg:d="m153 14c-44 17-87 12-131-14-5 29-17 82-22 109l64 29h9c22-8 62-25 84-31 0-25-4-71-4-93z">
              <text:p/>
            </draw:path>
            <draw:path draw:style-name="gr14" draw:text-style-name="P1" draw:layer="layout" svg:width="0.322cm" svg:height="0.47cm" svg:x="10.128cm" svg:y="11.978cm" svg:viewBox="0 0 323 471" svg:d="m228 0c-22 9-65 24-85 33l-5 1c0 0-3-1-4-1l-65-30c-3 14-14 44-18 58l-18 60c-12 58-25 117-33 176 9 6 33 18 41 24 23 48 40 100 54 150 43-21 87-24 133-7 0-64 0-129 0-192l35 1c15-4 44-17 60-23-35-69-85-126-154-162 28 7 81 19 109 25-12-28-37-84-50-113z">
              <text:p/>
            </draw:path>
            <draw:path draw:style-name="gr15" draw:text-style-name="P1" draw:layer="layout" svg:width="0.008cm" svg:height="0cm" svg:x="10.263cm" svg:y="12.011cm" svg:viewBox="0 0 9 1" svg:d="m9 0h-9c1 0 3 1 5 1z">
              <text:p/>
            </draw:path>
            <draw:path draw:style-name="gr16" draw:text-style-name="P1" draw:layer="layout" svg:width="0.063cm" svg:height="0.082cm" svg:x="10.192cm" svg:y="12.193cm" svg:viewBox="0 0 64 83" svg:d="m44 0c-49 10-57 39-24 83 49-10 56-36 24-83z">
              <text:p/>
            </draw:path>
            <draw:path draw:style-name="gr17" draw:text-style-name="P1" draw:layer="layout" svg:width="0.237cm" svg:height="0.271cm" svg:x="10.356cm" svg:y="12.249cm" svg:viewBox="0 0 238 272" svg:d="m36 1-36-1c0 64 0 129 1 193l2 19 6 60c86-13 155-62 229-101-32-54-69-102-91-161-12 19-34 56-45 73-21-26-45-54-66-82z">
              <text:p/>
            </draw:path>
            <draw:path draw:style-name="gr18" draw:text-style-name="P1" draw:layer="layout" svg:width="0.242cm" svg:height="0.257cm" svg:x="9.981cm" svg:y="12.246cm" svg:viewBox="0 0 243 258" svg:d="m147 29c-16-8-48-21-67-29l-23 30c-12 17-40 49-56 65-1 40-1 81-1 122 26 11 80 30 107 38 40 4 77 4 115 0 6-12 16-38 21-52-15-51-33-101-55-150-9-6-31-17-41-24z">
              <text:p/>
            </draw:path>
            <draw:path draw:style-name="gr19" draw:text-style-name="P1" draw:layer="layout" svg:width="0.153cm" svg:height="0.069cm" svg:x="10.202cm" svg:y="12.431cm" svg:viewBox="0 0 154 70" svg:d="m154 10c-47-16-90-12-133 7-7 14-16 41-21 53 53-1 107-15 154-40z">
              <text:p/>
            </draw:path>
          </draw:g>
        </draw:g>
        <draw:g>
          <draw:path draw:style-name="gr20" draw:text-style-name="P2" draw:layer="layout" svg:width="1.242cm" svg:height="0.575cm" svg:x="9.674cm" svg:y="31.945cm" svg:viewBox="0 0 1243 576" svg:d="m534 47c218 41 481 64 665 196 41 49 46 78 44 137-18 54-76 78-88 133-190 17-356 103-555 41-206 3-414-24-583-149-40-116 2-275 12-405 189 59 314 96 505 47z">
            <text:p/>
          </draw:path>
          <draw:path draw:style-name="gr21" draw:text-style-name="P2" draw:layer="layout" svg:width="1.164cm" svg:height="0.127cm" svg:x="9.71cm" svg:y="32.279cm" svg:viewBox="0 0 1165 128" svg:d="m1165 91c-221-39-451 61-682 32-213-8-326-113-483-123">
            <text:p/>
          </draw:path>
          <draw:path draw:style-name="gr22" draw:text-style-name="P2" draw:layer="layout" svg:width="1.246cm" svg:height="0.621cm" svg:x="8.927cm" svg:y="32.041cm" svg:viewBox="0 0 1247 622" svg:d="m560 10c174 93 478 69 650 213 29 61 27 133 37 199-10 88-49 81-116 135-174 68-382 81-561 46-157-5-341-41-451-159-170-160-113-223-96-444 203 15 334 10 537 10z">
            <text:p/>
          </draw:path>
          <draw:path draw:style-name="gr23" draw:text-style-name="P2" draw:layer="layout" svg:width="0.82cm" svg:height="1.922cm" svg:x="10.344cm" svg:y="29.13cm" svg:viewBox="0 0 821 1923" svg:d="m387 114c54 80-8 255-12 348 19 191-82 426-23 610 45 263 177 204 273 270 103 5 169-12 196 76-61 62-162 27-245 20-25 93 161 223 169 336-66 51-223-96-231-206-14 105 45 277 35 350-76 47-167-247-170-367 3 132 49 304-103 299-41-12-24-182-39-302-41-189-174-409-191-603 20-287-118-643 7-907 184-91 199 2 334 76z">
            <text:p/>
          </draw:path>
          <draw:path draw:style-name="gr24" draw:text-style-name="P2" draw:layer="layout" svg:width="0.606cm" svg:height="1.815cm" svg:x="8.939cm" svg:y="30.349cm" svg:viewBox="0 0 607 1816" svg:d="m607 120c-7 162-27 311-29 473-35 174-8 348 5 520-35 150 34 512-69 618-179 137-390 103-491-69 18-69-26-201 3-270 88-188 47-402 17-598-5-260-52-510-42-770 148-54 513-15 606 96z">
            <text:p/>
          </draw:path>
          <draw:path draw:style-name="gr25" draw:text-style-name="P2" draw:layer="layout" svg:width="0.573cm" svg:height="1.774cm" svg:x="9.698cm" svg:y="30.336cm" svg:viewBox="0 0 574 1775" svg:d="m555 108c10 54 30 191 10 282-64 191-90 402-44 596 0 191 106 569-32 709-194 76-311 144-475-23 85-264 70-600 31-875-2-260-54-508-44-770 150-54 461-27 554 81z">
            <text:p/>
          </draw:path>
          <draw:path draw:style-name="gr26" draw:text-style-name="P2" draw:layer="layout" svg:width="0.784cm" svg:height="2.108cm" svg:x="8.207cm" svg:y="29.096cm" svg:viewBox="0 0 785 2109" svg:d="m289 853c27 219 118 423 160 668 113 176 289-20 336 66-22 98-125 130-213 154 39 118 95 189 68 368-83-44-157-220-181-306-8 98 9 331-91 296-3-39-52-178-56-277-72 111-47 346-143 155-10-88-10-201 37-270 10-86 39-118 25-206-108-184-199-449-231-657 91-265 167-550 245-770 633-111 272-106 358 73-22 201-144 569-314 706z">
            <text:p/>
          </draw:path>
          <draw:g>
            <draw:path draw:style-name="gr27" draw:text-style-name="P3" draw:layer="layout" svg:width="0.852cm" svg:height="1.122cm" svg:x="10.014cm" svg:y="28.225cm" svg:viewBox="0 0 853 1123" svg:d="m314 0c186 191 294 361 373 611 100 176 147 270 166 473-269 51-465 2-735 39-123-326-111-579-118-924z">
              <text:p/>
            </draw:path>
            <draw:path draw:style-name="gr28" draw:text-style-name="P3" draw:layer="layout" svg:width="2.041cm" svg:height="2.753cm" svg:x="8.564cm" svg:y="27.923cm" svg:viewBox="0 0 2042 2754" svg:d="m69 2649c192-238 32-481 8-753 83-339-135-699-62-1038 32-213 101-404 209-588 120-164 284-260 490-270 265 39 535 3 797 62 194 83 329 222 351 434-103 176-25 454 174 637 10 128 22 370-105 380-74 155-42 226-67 405-61 356 84 483 45 836-307-177-530 15-876-25-292-102-782 140-964-80z">
              <text:p/>
            </draw:path>
            <draw:path draw:style-name="gr29" draw:text-style-name="P3" draw:layer="layout" svg:width="0.916cm" svg:height="1.077cm" svg:x="8.241cm" svg:y="28.316cm" svg:viewBox="0 0 917 1078" svg:d="m917 186c-9 174-66 328-123 490-44 167-48 231-51 402-287-31-456-110-743-201 56-272 243-505 380-743 101-142 241-159 414-107z">
              <text:p/>
            </draw:path>
          </draw:g>
          <draw:path draw:style-name="gr30" draw:text-style-name="P2" draw:layer="layout" svg:width="0.914cm" svg:height="0.794cm" svg:x="9.208cm" svg:y="27.526cm" svg:viewBox="0 0 915 795" svg:d="m915 603c-118 314-707 211-915-88 253-118 201-412 382-501 155-17 150-27 297 18 98 95 37 480 236 571z">
            <text:p/>
          </draw:path>
          <draw:path draw:style-name="gr31" draw:text-style-name="P2" draw:layer="layout" svg:width="2.004cm" svg:height="2.905cm" svg:x="8.757cm" svg:y="25.058cm" svg:viewBox="0 0 2005 2906" svg:d="m990 0c746-5 1005 355 1015 993 0 135-132 449-164 584 14 260 98 444 22 699-91 360-334 551-682 630-309-5-530-150-763-368-331-269-274-449-397-851-42-385-129-1601 969-1687z">
            <text:p/>
          </draw:path>
          <draw:path draw:style-name="gr32" draw:text-style-name="P2" draw:layer="layout" svg:width="0.337cm" svg:height="0.38cm" svg:x="9.757cm" svg:y="26.108cm" svg:viewBox="0 0 338 381" svg:d="m303 122c81 177 18 282-159 255-54 24-167-105-140-191-20-233 184-238 299-64z">
            <text:p/>
          </draw:path>
          <draw:path draw:style-name="gr33" draw:text-style-name="P2" draw:layer="layout" svg:width="0.308cm" svg:height="0.399cm" svg:x="10.407cm" svg:y="26.145cm" svg:viewBox="0 0 309 400" svg:d="m122 0c142 32 208 140 181 297-164 299-476-130-181-297z">
            <text:p/>
          </draw:path>
          <draw:path draw:style-name="gr34" draw:text-style-name="P2" draw:layer="layout" svg:width="0.279cm" svg:height="0.398cm" svg:x="10.287cm" svg:y="26.489cm" svg:viewBox="0 0 280 399" svg:d="m49 0c30 172 142 177 231 265-59 125-256 162-280 113">
            <text:p/>
          </draw:path>
          <draw:path draw:style-name="gr35" draw:text-style-name="P2" draw:layer="layout" svg:width="1.191cm" svg:height="0.295cm" svg:x="8.94cm" svg:y="32.245cm" svg:viewBox="0 0 1192 296" svg:d="m1192 221c-214 44-459 112-626 49-198-27-382-76-566-270">
            <text:p/>
          </draw:path>
          <draw:path draw:style-name="gr36" draw:text-style-name="P2" draw:layer="layout" svg:width="0.647cm" svg:height="0.35cm" svg:x="9.811cm" svg:y="27.342cm" svg:viewBox="0 0 648 351" svg:d="m648 0c-162 42-218 93-312 101-113 22-196 17-336 27 248 446 544 129 648-128z">
            <text:p/>
          </draw:path>
          <draw:path draw:style-name="gr37" draw:text-style-name="P2" draw:layer="layout" svg:width="0.481cm" svg:height="0.204cm" svg:x="9.913cm" svg:y="29.403cm" svg:viewBox="0 0 482 205" svg:d="m482 63c-43 332-482-24-482-26 0 0 498-99 482 26z">
            <text:p/>
          </draw:path>
          <draw:path draw:style-name="gr38" draw:text-style-name="P2" draw:layer="layout" svg:width="0.626cm" svg:height="0.346cm" svg:x="9.192cm" svg:y="29.432cm" svg:viewBox="0 0 627 347" svg:d="m627 70c-101 189-701 445-619 125 88-347 619-125 619-125z">
            <text:p/>
          </draw:path>
          <draw:path draw:style-name="gr39" draw:text-style-name="P2" draw:layer="layout" svg:width="0.503cm" svg:height="0.515cm" svg:x="9.909cm" svg:y="28.997cm" svg:viewBox="0 0 504 516" svg:d="m131 516c169-15 526-261 301-492-177-108-413 175-431 261-14 88 120 235 130 231z">
            <text:p/>
          </draw:path>
          <draw:path draw:style-name="gr40" draw:text-style-name="P2" draw:layer="layout" svg:width="0.399cm" svg:height="0.674cm" svg:x="9.604cm" svg:y="28.728cm" svg:viewBox="0 0 400 675" svg:d="m399 579c13-169-83-726-345-542-135 159 17 603 100 633s250-84 245-91z">
            <text:p/>
          </draw:path>
          <draw:path draw:style-name="gr41" draw:text-style-name="P2" draw:layer="layout" svg:width="0.638cm" svg:height="0.49cm" svg:x="9.174cm" svg:y="29.096cm" svg:viewBox="0 0 639 491" svg:d="m638 238c-121-120-604-414-638-93 32 206 466 381 544 339 76-45 101-243 94-246z">
            <text:p/>
          </draw:path>
          <draw:path draw:style-name="gr42" draw:text-style-name="P2" draw:layer="layout" svg:width="0.48cm" svg:height="0.618cm" svg:x="9.43cm" svg:y="29.537cm" svg:viewBox="0 0 481 619" svg:d="m277 0c-152 76-445 484-151 617 206 34 372-364 354-450-17-88-196-174-203-167z">
            <text:p/>
          </draw:path>
          <draw:path draw:style-name="gr43" draw:text-style-name="P2" draw:layer="layout" svg:width="0.548cm" svg:height="0.617cm" svg:x="9.853cm" svg:y="29.425cm" svg:viewBox="0 0 549 618" svg:d="m0 184c59 160 381 625 542 348 57-201-269-539-358-532s-191 179-184 184z">
            <text:p/>
          </draw:path>
          <draw:path draw:style-name="gr44" draw:text-style-name="P2" draw:layer="layout" svg:width="0.407cm" svg:height="0.518cm" svg:x="9.685cm" svg:y="29.208cm" svg:viewBox="0 0 408 519" svg:d="m198 26c0 0 83-84 182 51 98 132-79 495-236 436-159-61-242-461 54-487z">
            <text:p/>
          </draw:path>
          <draw:path draw:style-name="gr45" draw:text-style-name="P4" draw:layer="layout" svg:width="2.745cm" svg:height="3.218cm" svg:x="8.281cm" svg:y="24.792cm" svg:viewBox="0 0 2746 3219" svg:d="m2559 1124c1 61 89 177 147 80 36-61-9-138 25-196 61-105-87-73-74-166 9-67-9-136 0-203 10-79-62-120-123-153-70-38-67-136-104-202-30-54-86-120-172-86-92 36-114-106-196-135-67-23-151-40-209 6-56 46-124 77-196 86-90 11-112-85-184-116-68-30-161-78-215 18-35 62-131 99-202 55-60-37-138-79-209-49-74 32-103 126-178 165-55 30-121-32-184-18-92 22-112 107-171 166-48 47-112 237-123 294-14 70-46 135-67 203-26 83 50 138 92 196 57 80-84 121-68 221 12 71-66 179 6 221 74 42 99 122 12 171-67 39-38 142-42 215-6 99 160 91 98 196-41 70-124 132-117 221 6 74 120 98 129 172 13 104-167 112-221 202-40 68 19 149 80 178 66 31 142 68 215 49 60-16 182 29 85 110-66 57 10 176 87 191 73 14 143-30 196-74 71-59 100-155 147-233 42-69 37-151 37-227 0-73-66-130-74-202-7-65-4-149 61-184 77-42 81-123 111-190 30-69-10-149-62-197-70-66 29-123 80-159 67-47 97-138 104-221 6-64 39-135 0-196s-47-149-6-203c40-52 130-51 190 6 50 48 139 62 209 13 72-51 170-45 245-92 62-38 116-145 221-74 61 40 124 157 203 61 20-12 159-108 178-122 79 67 159 135 239 202z">
            <text:p/>
          </draw:path>
          <draw:custom-shape draw:style-name="gr46" draw:text-style-name="P4" draw:layer="layout" svg:width="0.165cm" svg:height="0.147cm" svg:x="10.507cm" svg:y="26.3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47" draw:text-style-name="P4" draw:layer="layout" svg:width="0.165cm" svg:height="0.147cm" svg:x="9.882cm" svg:y="26.27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g>
        <draw:g>
          <draw:path draw:style-name="gr48" draw:text-style-name="P4" draw:layer="layout" svg:width="2.042cm" svg:height="0.829cm" svg:x="10.292cm" svg:y="20.916cm" svg:viewBox="0 0 2043 830" svg:d="m2033 432c65 135-232 90-295 283-200 144-482 27-703 66-128-6-251-56-375-90-16 5-171 14-195 23-23 27-44 53-68 73-14 12-79 42-99 43h-6l-162-10c-15-6 64-120 66-125 3-8 8-16 13-24 4-4 7-8 11-13-5 1 67-43 61-43-16 0-158 13-173-7 0 0-86 18-108-83-13-17 270-88 274-93s-156-35-166-44c-16-17-76-65-53-108s149-30 165-21c20 10 119-16 139-6 3-34-50-221-9-250s202 162 203 175c1 20 1 40 4 59 2 7 4 13 7 19 2 5 5 9 8 13 23 9 51 45 77 62 103 76 158 61 319 19 146 49 282-60 431-52 252-264 569 86 634 134z">
            <text:p/>
          </draw:path>
          <draw:path draw:style-name="gr49" draw:text-style-name="P2" draw:layer="layout" svg:width="1.268cm" svg:height="0.629cm" svg:x="11.971cm" svg:y="24.028cm" svg:viewBox="0 0 1269 630" svg:d="m629 0c-221 43-403 85-591 222-42 50-40 98-37 160 17 53 36 105 50 160 191 18 403 133 604 68 210 3 422-71 597-197 40-120-3-281-13-413-194 61-415 51-610 0z">
            <text:p/>
          </draw:path>
          <draw:path draw:style-name="gr50" draw:text-style-name="P2" draw:layer="layout" svg:width="1.181cm" svg:height="0.18cm" svg:x="12.021cm" svg:y="24.366cm" svg:viewBox="0 0 1182 181" svg:d="m0 99c227-39 453 109 689 78 219-7 333-167 493-177">
            <text:p/>
          </draw:path>
          <draw:path draw:style-name="gr51" draw:text-style-name="P2" draw:layer="layout" svg:width="1.288cm" svg:height="0.753cm" svg:x="12.73cm" svg:y="24.04cm" svg:viewBox="0 0 1289 754" svg:d="m653 25c-176 94-442 142-616 289-30 63-29 135-37 203 10 90 63 148 129 204 179 69 379 15 561-19 160-5 348-42 460-164 171-161 143-314 125-538-207 16-414 25-622 25z">
            <text:p/>
          </draw:path>
          <draw:path draw:style-name="gr52" draw:text-style-name="P2" draw:layer="layout" svg:width="1.209cm" svg:height="1.256cm" svg:x="11.609cm" svg:y="20.141cm" svg:viewBox="0 0 1210 1257" svg:d="m969 0c-240 127-428 298-583 515-152 139-300 259-386 451 247 135 530 170 778 291 223-278 316-632 432-964z">
            <text:p/>
          </draw:path>
          <draw:path draw:style-name="gr53" draw:text-style-name="P2" draw:layer="layout" svg:width="0.674cm" svg:height="1.741cm" svg:x="13.324cm" svg:y="22.401cm" svg:viewBox="0 0 675 1742" svg:d="m47 121c-10 54-61 195-43 287 14 71 35 142 52 209 36 177-31 347-43 523 35 154-10 397 95 505 184 138 465 132 567-44-18-69-5-111-35-182-90-191-47-409-18-610 4-265 54-520 44-784-151-56-523-16-619 96z">
            <text:p/>
          </draw:path>
          <draw:path draw:style-name="gr54" draw:text-style-name="P2" draw:layer="layout" svg:width="0.674cm" svg:height="1.716cm" svg:x="12.549cm" svg:y="22.393cm" svg:viewBox="0 0 675 1717" svg:d="m47 121c-10 54-61 195-43 287 66 195 75 377 26 575 1 194-61 519 78 662 199 78 398 128 567-44-87-268-94-513-53-792 2-265 54-518 44-784-151-56-523-16-619 96z">
            <text:p/>
          </draw:path>
          <draw:path draw:style-name="gr55" draw:text-style-name="P2" draw:layer="layout" svg:width="2.131cm" svg:height="2.912cm" svg:x="12.243cm" svg:y="19.928cm" svg:viewBox="0 0 2132 2913" svg:d="m2089 2812c-195-241-61-602-36-878-85-345 137-714 64-1060-33-216-105-411-213-599-125-169-291-264-502-275-271 40-544 3-813 62-198 86-335 229-357 443-10 193 3 368-86 542-27 310-130 625-87 936 63 362-93 511-52 871 312-178 717 91 1071 51 298-106 826 133 1011-93z">
            <text:p/>
          </draw:path>
          <draw:path draw:style-name="gr56" draw:text-style-name="P2" draw:layer="layout" svg:width="0.931cm" svg:height="2.1cm" svg:x="14.405cm" svg:y="20.837cm" svg:viewBox="0 0 932 2101" svg:d="m307 795c94 210 156 466 107 692-54 96-190 13-216 137 46 90 145 90 239 91-31 142-125 279 37 386 71-63 103-172 104-260 34 94 2 308 164 182 71-89 3-175-17-275 99 91 163 250 207 37-12-88-69-136-130-191-34-83-27-181-34-270 60-210 38-420 15-635-164-129-98-387-243-521-48-65-91-120-152-168-203-5-344 90-384 289-40 258 210 328 303 506z">
            <text:p/>
          </draw:path>
          <draw:path draw:style-name="gr57" draw:text-style-name="P2" draw:layer="layout" svg:width="1.316cm" svg:height="1.293cm" svg:x="13.668cm" svg:y="20.165cm" svg:viewBox="0 0 1317 1294" svg:d="m0 498c97 148 217 266 350 380 126 124 225 266 314 416 238-174 446-438 653-665-100-110-205-212-303-323-136-142-324-162-480-262-162-72-317-61-443 73z">
            <text:p/>
          </draw:path>
          <draw:path draw:style-name="gr58" draw:text-style-name="P2" draw:layer="layout" svg:width="0.941cm" svg:height="0.758cm" svg:x="12.776cm" svg:y="19.572cm" svg:viewBox="0 0 942 759" svg:d="m7 564c122 320 722 214 935-89-85-173-146-380-331-471-158-18-312 26-462 70-121 94-169 369-142 490z">
            <text:p/>
          </draw:path>
          <draw:path draw:style-name="gr59" draw:text-style-name="P2" draw:layer="layout" svg:width="2.238cm" svg:height="2.945cm" svg:x="11.95cm" svg:y="16.962cm" svg:viewBox="0 0 2239 2946" svg:d="m1026 14c-728-4-1016 477-1026 1101 0 131 61 388 93 518-15 255-79 448-3 697 88 352 324 540 665 616 302-6 709-109 936-320 325-266 423-716 542-1109 43-376-140-734-246-1084-149-383-598-472-961-419z">
            <text:p/>
          </draw:path>
          <draw:path draw:style-name="gr60" draw:text-style-name="P2" draw:layer="layout" svg:width="2.397cm" svg:height="2.155cm" svg:x="12.04cm" svg:y="16.795cm" svg:viewBox="0 0 2398 2156" svg:d="m1 673c-45-687 1829-914 1927-370 526 40 529 1389 398 1853-543-5-260-635-576-793-135-33-180 70-296 99-246-158 3-644-394-813-194 78-439 199-640 0-172 0-273 83-419 24z">
            <text:p/>
          </draw:path>
          <draw:path draw:style-name="gr61" draw:text-style-name="P2" draw:layer="layout" svg:width="0.435cm" svg:height="0.616cm" svg:x="12.384cm" svg:y="18.265cm" svg:viewBox="0 0 436 617" svg:d="m297 0c-29 168-191 246-279 331-44 186-18 320 192 279 146-68 205-181 226-331">
            <text:p/>
          </draw:path>
          <draw:path draw:style-name="gr62" draw:text-style-name="P2" draw:layer="layout" svg:width="0.283cm" svg:height="0.414cm" svg:x="13.634cm" svg:y="18.241cm" svg:viewBox="0 0 284 415" svg:d="m0 28c408-163 336 443 35 383">
            <text:p/>
          </draw:path>
          <draw:path draw:style-name="gr63" draw:text-style-name="P2" draw:layer="layout" svg:width="0.109cm" svg:height="0.213cm" svg:x="13.713cm" svg:y="18.334cm" svg:viewBox="0 0 110 214" svg:d="m0 31c59-104 215 82 0 183">
            <text:p/>
          </draw:path>
          <draw:path draw:style-name="gr64" draw:text-style-name="P2" draw:layer="layout" svg:width="0.845cm" svg:height="0.328cm" svg:x="12.294cm" svg:y="19.131cm" svg:viewBox="0 0 846 329" svg:d="m0 0c38 382 611 488 846 12-273 47-541 118-846-12z">
            <text:p/>
          </draw:path>
          <draw:path draw:style-name="gr65" draw:text-style-name="P2" draw:layer="layout" svg:width="1.194cm" svg:height="0.309cm" svg:x="12.779cm" svg:y="24.366cm" svg:viewBox="0 0 1195 310" svg:d="m0 265c218 47 455 71 623 4 203-27 385-69 572-269">
            <text:p/>
          </draw:path>
          <draw:path draw:style-name="gr66" draw:text-style-name="P2" draw:layer="layout" svg:width="0.39cm" svg:height="0.446cm" svg:x="12.797cm" svg:y="17.974cm" svg:viewBox="0 0 391 447" svg:d="m41 142c-95 209-21 331 183 301 62 28 192-125 163-226 22-272-214-278-346-75z">
            <text:p/>
          </draw:path>
          <draw:path draw:style-name="gr67" draw:text-style-name="P2" draw:layer="layout" svg:width="0.165cm" svg:height="0.179cm" svg:x="12.939cm" svg:y="18.191cm" svg:viewBox="0 0 166 180" svg:d="m118 5c-96-33-172 115-68 166 105 51 164-135 68-166z">
            <text:p/>
          </draw:path>
          <draw:path draw:style-name="gr68" draw:text-style-name="P2" draw:layer="layout" svg:width="0.356cm" svg:height="0.468cm" svg:x="12.204cm" svg:y="17.977cm" svg:viewBox="0 0 357 469" svg:d="m216 0c-164 37-241 162-209 348 189 350 550-153 209-348z">
            <text:p/>
          </draw:path>
          <draw:path draw:style-name="gr69" draw:text-style-name="P2" draw:layer="layout" svg:width="0.166cm" svg:height="0.163cm" svg:x="12.32cm" svg:y="18.208cm" svg:viewBox="0 0 167 164" svg:d="m6 57c-37 104 117 154 155 51s-118-155-155-51z">
            <text:p/>
          </draw:path>
          <draw:path draw:style-name="gr70" draw:text-style-name="P2" draw:layer="layout" svg:width="0.39cm" svg:height="0.446cm" svg:x="12.797cm" svg:y="17.974cm" svg:viewBox="0 0 391 447" svg:d="m41 142c-95 209-21 331 183 301 62 28 192-125 163-226 22-272-214-278-346-75z">
            <text:p/>
          </draw:path>
          <draw:path draw:style-name="gr71" draw:text-style-name="P2" draw:layer="layout" svg:width="0.356cm" svg:height="0.468cm" svg:x="12.204cm" svg:y="17.977cm" svg:viewBox="0 0 357 469" svg:d="m216 0c-164 37-241 162-209 348 189 350 550-153 209-348z">
            <text:p/>
          </draw:path>
          <draw:g>
            <draw:path draw:style-name="gr72" draw:text-style-name="P4" draw:layer="layout" svg:width="0.425cm" svg:height="0.22cm" svg:x="12.823cm" svg:y="21.234cm" svg:viewBox="0 0 426 221" svg:d="m0 77c8 4 34 22 48 28 1-16-8-46-3-57 6 23 64 55 66 53 8-6 16-20 15-39 19 21 34-10 60 15 3-20 14-23 18-48 23-4 13-20 34-28 19-7 168 22 186 38 16 15-75 226-382 174-19 2-42-136-42-136z">
              <text:p/>
            </draw:path>
            <draw:path draw:style-name="gr73" draw:text-style-name="P4" draw:layer="layout" svg:width="0.294cm" svg:height="0.168cm" svg:x="12.884cm" svg:y="21.297cm" svg:viewBox="0 0 295 169" svg:d="m238 7c-12 6-2-8-15-5-13 2-26-4-39-1-14 2-28 5-38 16-11 13-25 21-39 28-14 8-45 9-49 23-3 12-60 68-58 81 3 16 102-11 116-5 13 6 25 14 38 20 15 7 30 5 45 3 14-3 26-13 37-22 13-10 11-30 25-39 13-8 28-38 34-53 5-11-46-52-57-46z">
              <text:p/>
            </draw:path>
            <draw:path draw:style-name="gr74" draw:text-style-name="P4" draw:layer="layout" svg:width="0.192cm" svg:height="0.588cm" svg:x="12.631cm" svg:y="20.845cm" svg:viewBox="0 0 193 589" svg:d="m139 453c-13-8-6-131-4-144 1-13 20-32-9-36-14-2-30-9-33-24-4-14 1-29-2-43-2-15-6-75-13-88-8-15-22-4-38-9-20-4-8-72-11-109-9 45-35 121-28 134 6 11 40 109 34 122-6 14-29 20-24 39 3 14 77 65 76 80-1 13-84 172 42 211 10 11 64-15 64-15z">
              <text:p/>
            </draw:path>
            <draw:path draw:style-name="gr75" draw:text-style-name="P4" draw:layer="layout" svg:width="0.774cm" svg:height="0.867cm" svg:x="12.708cm" svg:y="20.89cm" svg:viewBox="0 0 775 868" svg:d="m578 37c126 9 173 137 172 153-2 16-7 31-6 47 0 16-9 36 3 46 13 11 31 108 28 124-4 16-10 32-19 47-10 14-20 30-25 47-5 15-4 31-6 47-2 15 31 164 34 181 2 14 10 29 5 44-125 93-245 77-260 85-26 13-77-34-91-47s-34-1-47 9c-14 10-31 16-46 26-14 10-34 5-44-7-17-75-52-44-66-38-20 8-35 25-54 33-18 8-32 22-50 28-15 6-31 10-48 3-14-6-26-13-44-14-13-2-25-35 3-37 20-2 98-52 93-131-3-16-2-31-12-46-10-14-15-32-23-48-9-16-15-31-15-47 0-18 14-32 22-47s16-29 21-46c2-11-21-46 13-25 16 10 39 81 38 112 27-37 38-9 48-55 14 5 31 62 45 67 15-5 27-105 42-110 12 2 32 74 41 102 11-9 2-119 23-100 4 5 71 117 61 77-5-15 135-85 139-100 5-15-112-22-117-36-26-72-87-14-92-1-10 27-22 3-35 2-1-8-9-33-9-33-41 31-48 0-66-14-3 28-6 38-27 62-12-11-9-41-35-35-15 4-29 24-44 18-22-8 3-28-11-44-10-12-18-28-14-44s-3-29-2-44c1-16-3-32-6-47-2-15 0-30 0-45 1-16 8-32 18-44 12-14 18-31 28-47 10-17 20-35 34-48 11-11 25-19 45-16 17 2 358 36 358 36z">
              <text:p/>
            </draw:path>
            <draw:path draw:style-name="gr76" draw:text-style-name="P4" draw:layer="layout" svg:width="0.074cm" svg:height="0.068cm" svg:x="13.214cm" svg:y="21.079cm" svg:viewBox="0 0 75 69" svg:d="m54 3c13 11 24 27 21 46-5 29-21 12-41 19-21 7-20-26-31-42-12-15 17-27 31-23l9-3z">
              <text:p/>
            </draw:path>
            <draw:path draw:style-name="gr77" draw:text-style-name="P4" draw:layer="layout" svg:width="0.107cm" svg:height="0.12cm" draw:transform="skewX (0.00767944870877515) rotate (-0.950506310636112) translate (13.3586025106341cm 21.1491432864493cm)" svg:viewBox="0 0 108 121" svg:d="m55 37c22-6 29 20 39 32 10 11 22 36 6 46-10 6-35 13-35-13-1-23-28-15-41-9-21 8-29-22-21-36l1-19v-15l40-23z">
              <text:p/>
            </draw:path>
            <draw:path draw:style-name="gr78" draw:text-style-name="P4" draw:layer="layout" svg:width="0.111cm" svg:height="0.14cm" svg:x="13.207cm" svg:y="21.366cm" svg:viewBox="0 0 112 141" svg:d="m38 1c20 5 41 14 49 33 6 15 4 32 6 48 2 17 21 29 19 44-3 21-32 12-49 15-19 4-25-20-32-34-8-16 26-43-7-32-24 8-23-17-24-29-1-19 9-33 18-46l12 3z">
              <text:p/>
            </draw:path>
            <draw:path draw:style-name="gr79" draw:text-style-name="P4" draw:layer="layout" svg:width="0.151cm" svg:height="0.115cm" svg:x="13.274cm" svg:y="21.563cm" svg:viewBox="0 0 152 116" svg:d="m92 0c10 15 5 31 9 49 5 21 27 20 40 29 31 22-15 21-25 32-19 21-30-15-43-26-16-13-36-24-50-13-24 18-28-18-18-28l8-15 14-10-6-5z">
              <text:p/>
            </draw:path>
            <draw:path draw:style-name="gr80" draw:text-style-name="P4" draw:layer="layout" svg:width="0.162cm" svg:height="0.121cm" svg:x="13.268cm" svg:y="20.946cm" svg:viewBox="0 0 163 122" svg:d="m19 0c24-3 45 13 68 12s23 23 34 35c12 15 47 20 41 40s-34 25-53 33c-17 7-33-7-50-11-20-4-18-32-41-29l-15 9-3-50z">
              <text:p/>
            </draw:path>
            <draw:path draw:style-name="gr81" draw:text-style-name="P4" draw:layer="layout" svg:width="0.249cm" svg:height="0.531cm" svg:x="13.346cm" svg:y="20.846cm" svg:viewBox="0 0 250 532" svg:d="m32 532c10-13 43-47 57-57 11-9 26-3 39-4 14-2 31 4 39-15 6-14 17-112 19-125 2-12 40-70 42-83s26-128 22-141c-5-14-11-32-27-36-21-5-12-24-9-35 3-12 8-24 12-36-11 6-26 9-32 18-6 12-35 106-26 116 10 11 10 24 10 37-1 15-38 59-37 72 2 13 0 29-9 39-11 12-25 22-39 30-13 7-25 19-27 35-2 13-7 26-9 39-1 13 1 27-6 39-6 11-34 20-51 31 39 12 32 76 32 76z">
              <text:p/>
            </draw:path>
            <draw:custom-shape draw:style-name="gr82" draw:text-style-name="P4" draw:layer="layout" svg:width="0.181cm" svg:height="0.256cm" draw:transform="rotate (-0.0813323431429363) translate (12.924cm 20.80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4" draw:layer="layout" svg:width="0.18cm" svg:height="0.255cm" svg:x="13.004cm" svg:y="20.8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4" draw:layer="layout" svg:width="0.181cm" svg:height="0.256cm" draw:transform="rotate (0.0827286065445312) translate (13.069cm 20.8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4" draw:layer="layout" svg:width="0.047cm" svg:height="0.06cm" draw:transform="rotate (-0.338070276111302) translate (13.126cm 20.94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4" draw:layer="layout" svg:width="0.046cm" svg:height="0.063cm" draw:transform="rotate (-0.718552053046065) translate (13.144cm 20.9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4" draw:layer="layout" svg:width="0.037cm" svg:height="0.06cm" draw:transform="rotate (-0.106988683147252) translate (13.02cm 20.94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4" draw:layer="layout" svg:width="0.036cm" svg:height="0.058cm" draw:transform="rotate (-0.358316095434435) translate (13.033cm 20.94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4" draw:layer="layout" svg:width="0.042cm" svg:height="0.057cm" draw:transform="skewX (0.0176278254451428) rotate (-0.487470460082016) translate (12.954cm 20.95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path draw:style-name="gr90" draw:text-style-name="P4" draw:layer="layout" svg:width="0.1cm" svg:height="0.017cm" draw:transform="rotate (0.53860860716545) translate (13.1635170980208cm 21.0822547476709cm)" svg:viewBox="0 0 101 18" svg:d="m101 15c-27-8-65 19-101-15">
              <text:p/>
            </draw:path>
            <draw:path draw:style-name="gr91" draw:text-style-name="P4" draw:layer="layout" svg:width="0.056cm" svg:height="0.005cm" draw:transform="skewX (-0.0905825881785057) rotate (-0.141895268187139) translate (13.0680815515707cm 21.0763463385685cm)" svg:viewBox="0 0 57 6" svg:d="m57 0c-41 13-38 0-57 0">
              <text:p/>
            </draw:path>
            <draw:path draw:style-name="gr92" draw:text-style-name="P4" draw:layer="layout" svg:width="0.095cm" svg:height="0.038cm" draw:transform="skewX (-0.0322885911618951) rotate (-0.306479816650205) translate (12.914650759699cm 21.027006690239cm)" svg:viewBox="0 0 96 39" svg:d="m96 33c-52 20-64-18-96-33">
              <text:p/>
            </draw:path>
            <draw:path draw:style-name="gr93" draw:text-style-name="P4" draw:layer="layout" svg:width="0.069cm" svg:height="0.083cm" svg:x="13.137cm" svg:y="21.138cm" svg:viewBox="0 0 70 84" svg:d="m50 1c20-7 30 24 6 32-18 6-10 33-24 45-24 21-16-15-22-25-7-11-21-37 6-40l3-3z">
              <text:p/>
            </draw:path>
            <draw:path draw:style-name="gr94" draw:text-style-name="P4" draw:layer="layout" svg:width="0.106cm" svg:height="0.102cm" svg:x="13.081cm" svg:y="21.495cm" svg:viewBox="0 0 107 103" svg:d="m69 12c19-2 28 18 35 34 8 18 1 41-15 45s-31 22-47 3c-13-16 27-38-9-38-11 0-39 8-32-15l6-14 13-15 5-12z">
              <text:p/>
            </draw:path>
            <draw:path draw:style-name="gr95" draw:text-style-name="P4" draw:layer="layout" svg:width="0.082cm" svg:height="0.075cm" svg:x="12.947cm" svg:y="21.563cm" svg:viewBox="0 0 83 76" svg:d="m53 0c12 5 40 13 26 34-8 12-7 34-28 35-15 1-33 13-46 3-14-11 5-31 0-47l2-15v-7z">
              <text:p/>
            </draw:path>
            <draw:path draw:style-name="gr96" draw:text-style-name="P4" draw:layer="layout" svg:width="0.121cm" svg:height="0.028cm" draw:transform="skewX (0.0486946861306418) rotate (-1.70780467307645) translate (13.2897406156158cm 21.1931817493761cm)" svg:viewBox="0 0 122 29" svg:d="m122 16c-35-3-107-41-122 13">
              <text:p/>
            </draw:path>
            <draw:path draw:style-name="gr97" draw:text-style-name="P4" draw:layer="layout" svg:width="0.072cm" svg:height="0.015cm" draw:transform="rotate (0.58800142499689) translate (13.2327677603944cm 21.1870758252695cm)" svg:viewBox="0 0 73 16" svg:d="m73 0c-29 21-53 15-73 15">
              <text:p/>
            </draw:path>
            <draw:path draw:style-name="gr98" draw:text-style-name="P4" draw:layer="layout" svg:width="0.047cm" svg:height="0.022cm" draw:transform="skewX (0.0555014702134197) rotate (-0.174707458124633) translate (13.3523702769396cm 21.3712733473391cm)" svg:viewBox="0 0 48 23" svg:d="m48 0c-19 36-29 19-48 19">
              <text:p/>
            </draw:path>
            <draw:path draw:style-name="gr99" draw:text-style-name="P4" draw:layer="layout" svg:width="0.034cm" svg:height="0.079cm" svg:x="13.188cm" svg:y="20.9cm" svg:viewBox="0 0 35 80" svg:d="m35 0c-8 22-24 20-35 29 7 10 28 21 35 31-7 8-25 12-33 20">
              <text:p/>
            </draw:path>
          </draw:g>
        </draw:g>
        <draw:g>
          <draw:path draw:style-name="gr100" draw:layer="layout" svg:width="0.906cm" svg:height="0.721cm" svg:x="17.317cm" svg:y="27.478cm" svg:viewBox="0 0 907 722" svg:d="m735 84c0 0 45 204 82 274s155 92 44 175-356 189-437 189-452-13-422-48c29-35 199-197 266-288s82-77 82-140-67-169-67-169l460-77z">
            <text:p/>
          </draw:path>
          <draw:path draw:style-name="gr100" draw:layer="layout" svg:width="0.751cm" svg:height="0.687cm" svg:x="18.456cm" svg:y="27.533cm" svg:viewBox="0 0 752 688" svg:d="m41 64c0 0-41 227-41 304 0 78 78 228 78 228l378 92 296-42c0 0-133-176-244-302s-111-344-111-344z">
            <text:p/>
          </draw:path>
          <draw:path draw:style-name="gr101" draw:layer="layout" svg:width="2.207cm" svg:height="4.855cm" svg:x="17.155cm" svg:y="22.86cm" svg:viewBox="0 0 2208 4856" svg:d="m210 309c764 106 1618-204 1808-309 7-10 262 622 170 1158-77 445-252 1782-319 2218-66 435-66 1214-52 1340 15 126 15 141-215 133s-415 63-430-126c-14-190-7-884 0-1116 8-231 63-1264 11-1552s-75-488-75-488c0 0-224 891-254 1311-29 422 171 1684 141 1760-29 78-586 247-645 155-59-91-378-1818-348-2007s173-1294 215-1530c40-225 96-967-7-947z">
            <text:p/>
          </draw:path>
          <draw:path draw:style-name="gr102" draw:layer="layout" svg:width="0.582cm" svg:height="0.612cm" svg:x="16.821cm" svg:y="21.349cm" svg:viewBox="0 0 583 613" svg:d="m25 106c0 0-50 147-9 346 42 200 145 191 252 97 107-92 379 32 301-176s-359-373-359-373z">
            <text:p/>
          </draw:path>
          <draw:path draw:style-name="gr103" draw:layer="layout" svg:width="1.567cm" svg:height="0.482cm" svg:x="17.452cm" svg:y="22.953cm" svg:viewBox="0 0 1568 483" svg:d="m0 422 13-207m338 22 8 246m1120-483 89 232m-529-94 68 257">
            <text:p/>
          </draw:path>
          <draw:path draw:style-name="gr104" draw:layer="layout" svg:width="2.152cm" svg:height="4.783cm" svg:x="17.178cm" svg:y="22.888cm" svg:viewBox="0 0 2153 4784" svg:d="m1977 0c-8 4-17 9-28 14 13 22 28 43 36 58 15 32 15 64 27 88 13 26 30 48 45 70 0-2-1-4-1-6-21-72-41-131-56-172-8-20-15-36-20-47-1-2-2-3-3-5zm-1741 306c3 8 7 16 10 25 6 25 11 56 14 93 7 74 7 170 3 272-8 203-30 426-49 535-21 116-66 448-111 775-44 326-87 646-101 741-4 20-2 68 3 133 7 64 16 147 30 240 26 188 65 423 105 654 42 231 86 459 123 635 19 88 36 163 50 219 7 27 13 50 18 68 6 16 11 29 13 31 5 8 19 15 42 19 24 3 55 3 90-1 28-3 60-9 93-16-9-2-25-8-42-14-9-3-16-7-24-10-7-4-13-7-18-12-6-6-6-13-5-19 0-6 1-11 1-15 2-6 3-10 3-13 0-1 0-1 0-1-5-4-24-13-41-20-10-3-19-7-27-10-3-1-7-2-10-4s-5-3-9-5c-5-6-7-15-6-22 2-6 6-10 9-15 7-9 18-18 28-27 10-8 20-17 25-23 2-2 2-3 3-4-29-29-59-45-85-66-26-23-45-53-45-103 0-16 8-28 17-38s18-19 26-27c9-8 15-16 18-25 3-8 2-19-5-34-71-142-55-300-122-433-10-21-11-44-12-66s-2-42-9-56c-30-61-34-137-61-190-27-55-56-111-75-186-6-23-9-75-12-141s-3-146-3-227c0-80 2-160 6-222 1-32 3-60 7-82 2-21 5-36 10-47 7-14 11-46 9-85-1-39-5-85-10-132-5-46-9-93-11-133-1-41 1-74 12-97 7-13 12-37 14-66 4-30 6-63 8-97 2-33 5-66 9-93 6-29 11-51 26-66-3 2-1 1-1-1 0-4-1-8-1-14-1-5-2-11-3-16 0-7 0-12 1-18 15-46 14-108 35-151 16-32 33-51 40-79 4-16 1-34 0-54s-3-43 7-63c13-25 10-84 4-144-7-61-15-123-4-165 49-200 47-413 20-619-1 0-1-1-1-2 0-2 1-4 2-6 2-2 2-4 4-5s3-1 4-1c0-1 0-2 0-4 1-7 1-14 1-19-1-4-3-6 0-3-20-20-22-47-14-72 7-17 18-36 31-54-19-2-38-4-57-7zm1888 216c0 28-1 56 0 77 0 10 0 20 1 26 0 4 1 6 1 7 0 2 2 2-2-1 5 6 10 13 15 23 2 2 4 7 4 9-5-48-11-95-19-141zm29 466c-16 22-33 55-48 86-9 19-18 38-26 54-7 14-13 25-20 33 0 0 0 1 0 3 0 3 0 8 0 12 1 11 1 20 1 26 0 4 0 7-1 11v0c1 0 1 0 2 0 2 0 5 0 7 1 1 2 3 3 4 6 1 1 2 3 2 6v0c0 5 0 21 1 35 0 8 0 14 0 20 0 3 0 5 0 8 0 0 0 1-1 3 0 1 1 2-4 7-6 6-9 17-11 31-4 14-6 31-14 47-34 70-45 153-54 238-11 85-22 172-60 250-5 8-6 33-4 57s5 49 5 66c0 71 9 177-14 248-19 57-9 139 0 222 5 37 10 75 12 111 74-537 159-1160 207-1440 8-46 13-93 16-141zm-1076 479c-1 2-1 3-2 5 0 2-1 3-1 4s0 1-1 2c0 0 0 1-3 4s-4 3-6 3c-2 1-2 1-4 2-3 1-6 1-9 2-4 1-6 1-8 2-3 0-4 1-3 0-8 4-22 20-33 38-12 18-22 39-29 51-3 7-3 20-2 34 1 15 3 32-4 48-18 35-45 68-61 102-1 1-3 7-4 16-2 9-3 21-3 35-2 26-4 61-6 95-1 35-3 70-6 101-3 30-7 55-15 71-13 26-9 83-2 141 6 58 14 117-5 157-9 19-6 48-2 80 1 0 1 2 1 4 74-427 201-931 201-931l12 3v12c0 0 6 0 11 8 0-16 0-31-1-44-3-19-8-35-15-45zm53 324c7 40 15 85 23 132 0-2 0-3 0-6 1-20 2-41 2-58s-2-32-3-34c-7-15-14-24-22-34zm42 253c22 154 21 462 13 767-8 321-23 633-26 748-2 66-5 173-6 292 0-1 0-4 0-7 1-1 2-4 5-7 0-3-1-9-1-15 0-5-1-11-1-17 0-2 0-4 0-7 1 0 1-1 1-3 1-1 0-4 4-7 7-6 13-6 17-6 2-1 3-1 4-1 0-1 0-1 1-4 0-4 1-9 1-16 1-13 0-31-1-47-1-36-6-70-6-86 0-36 9-65 18-95 8-28 16-57 16-94 0 0 0-1-1-2 0-2-2-6-4-10-2-9-6-21-9-33-4-12-7-24-8-35-1-6-1-11-1-15 1-6 2-12 7-16 9-9 19-11 28-14 10-2 19-7 19-7 2-1 2-1 1-7-2-4-5-12-9-20s-10-16-14-25-9-17-9-27v-670c0-53-3-179-11-297-4-59-9-117-17-162-3-22-7-41-11-55zm-339 658c-6 7-20 30-35 60-15 31-30 70-43 111s-24 82-27 119c-5 37-3 69 7 88 4 8 28 51 51 91 12 21 23 41 32 56 4 8 9 14 11 19 1 2 1 1 2 3-12-166-18-313-11-413 2-41 8-86 13-134zm1076 20c-33 112-47 237-100 343-18 36-25 82-32 129-6 48-14 97-35 141-3 6-7 29-8 58-1 28 0 64 1 100 2 71 8 145 8 176 0 8-2 23-3 38 0 8-1 16 0 22 0 2 0 5 1 6 0 2 1 1-2-1 4 4 4 7 5 10 2 3 3 7 4 11 2 9 4 21 7 35 4 29 10 68 15 109 1 7 2 15 3 23 8-211 23-427 49-594 20-133 52-357 87-606zm-1043 901c0 2 0 4 0 6-4 51-8 101-10 140-1 19-1 36-1 47 0 5 0 10 1 13 0 3 2 4-2-1 18 19 27 46 33 78s9 67 9 102c0 33-1 65-3 89 0 11-1 21-1 28-1 3-1 5-1 6 17 18 29 37 37 57-17-151-37-326-56-507-3-19-5-39-6-58zm287 228c0 72-1 147-2 224 3-37 6-73 6-102v-101c0-1-2-8-3-15-1-1-1-3-1-6zm611 383c-6 8-11 16-17 25-15 22-30 47-33 52-3 8-3 15-1 24 4 10 10 22 15 33 7 12 13 25 14 39s-4 30-16 42c-6 7-14 7-21 8s-15 1-22 1-14-1-19 0c-5 0-11 1-9 1-4 2-5 4-5 4-1 0-1 1 0 4 2 4 10 15 21 26 23 20 57 42 75 61 5 5 7 12 8 19 1 6 1 13 0 20-2 15-6 33-11 50-5 16-10 34-14 47-4 15-7 27-7 29 0 6-3 12-8 15s-8 3-11 4c-8 2-17 2-26 2s-17 1-25 2-12 4-15 6c-6 6-14 9-22 10s-16 2-25 2c-19 0-37-2-49-2-30 0-65-17-86-29-8-3-29-4-52-3s-48 5-71 5c-5 0-12-1-20-2s-16-2-26-3c-9-1-17-2-24-3-3 0-4 0-6 0-5 5-14 12-27 19-8 3-16 6-26 5-6 0-12-2-19-5 4 4 7 8 11 11 20 18 49 27 85 29 73 7 176-9 291-5 57 2 99 3 130 0 31-2 49-7 60-14 10-7 13-15 15-32 1-17-2-41-5-72-6-54-10-220-7-425zm-613 12c0 178 2 343 8 418 1 9 2 18 3 26v-1c6-14 19-22 31-29s25-13 35-18c2-2 4-4 7-5-5-1-10-3-16-5-16-4-37-10-47-30-22-44 44-63 50-57 0-1 0-3-1-6 0-5-4-12-7-20-4-7-9-15-13-20-2-3-3-5-5-6-1-2-3-4-1-3-4-4-4-4-4-6 0-1 0-2 0-3-1-2-1-3-1-5-1-6-2-12-3-20-2-16-4-37-7-60-6-45-14-98-22-121-3-9-5-19-7-29zm-205 104c0 10 0 20 0 30 0 13-5 25-10 35-2 5-3 10-4 13 0 1 0 2 0 2 6 12 15 22 24 30-3-32-6-67-10-110z">
            <text:p/>
          </draw:path>
          <draw:path draw:style-name="gr105" draw:layer="layout" svg:width="2.484cm" svg:height="2.852cm" svg:x="16.884cm" svg:y="20.337cm" svg:viewBox="0 0 2485 2853" svg:d="m1966 0c81 80 161 157 173 279 1 127 100 227 145 337-8 112 113 153 135 251-4 68 112 147 46 26-58-148-156-277-196-431-61-147-89-319-202-436-31-18-67-22-101-26zm-1728 421c-84 163-162 328-238 493 159 26 200-168 174-288 27-65 52-133 64-205zm1565 328c15 101-97 189-192 165-165-9-332-23-497-6-113 109 133 200 214 199 89 112 270 151 388 209 90 96 160 45 204 187-72 121 57 207 9 328-42 110 160 176 43 279-19 86 186 28 164 153-24 97-246 71-256 110 98 19 200-34 282-22 163 86-143 179-104 192 73-29 230-45 237-3-78-240-198-471-215-727-9-116-28-235-18-351 11-77 8-152-40-218-27-61-67-120-89-182 29-13 80-2 29-42-16-71-117-92-97-140-13-7 17-36-15-23-52-18 25-52-40-62 0-16 3-33-7-46zm-878 834c-141-23-259 102-219 236 11 221-27 440-104 646-24 117-126 316-111 388 112-13 229-34 344-35 87-5-15-57-58-42-128-79-10-162 37-228-122-95 263-127 63-147-108-82 13-271 141-228 149 45 161-9 193-45 47-27-34-26-156-32-69 7-325 9-205-95 94 28 75-55 63-68-98 5 28-47-73-37-126-71 112-83 164-78 120-38 247-72 375-64-45-110-116-180-238-143-70-21-143-28-216-28zm413 271c-60 8-246 47-92 38 13 1 168-18 92-38zm412 588c-157-43-235 136-368 136-71-50 119-129-21-71-95 119-244 104-380 112-110 38 110 46 147 43 141 28 274-25 388-96 60-63 219-40 234-124z">
            <text:p/>
          </draw:path>
          <draw:path draw:style-name="gr106" draw:layer="layout" svg:width="0.946cm" svg:height="0.8cm" svg:x="16.817cm" svg:y="21.414cm" svg:viewBox="0 0 947 801" svg:d="m6 421c0 0-23 151 20 217 43 65 36 86 152 136s240 16 240 16c114-108 234-248 304-321 76-80 225-164 225-187 0-22-123-28-227 28s-214 185-217 170 278-360 257-391c-20-30-129-5-184 58-56 61-174 250-174 250 0 0 173-366 156-388-16-22-92-6-149 85-57 90-218 362-241 367-24 4-26-94-26-111 0-19 6-63-15-151s-88-110-88-110c0 0 5 114 3 145s-36 187-36 187z">
            <text:p/>
          </draw:path>
          <draw:path draw:style-name="gr103" draw:layer="layout" svg:width="0.373cm" svg:height="0.686cm" svg:x="17.382cm" svg:y="23.414cm" svg:viewBox="0 0 374 687" svg:d="m374 0c-57 381-119 597-374 687">
            <text:p/>
          </draw:path>
          <draw:path draw:style-name="gr103" draw:layer="layout" svg:width="1.824cm" svg:height="0.363cm" svg:x="17.419cm" svg:y="23.046cm" svg:viewBox="0 0 1825 364" svg:d="m0 308c634 149 1243-14 1825-308">
            <text:p/>
          </draw:path>
          <draw:path draw:style-name="gr107" draw:layer="layout" svg:width="0.324cm" svg:height="0.239cm" svg:x="18.001cm" svg:y="23.181cm" svg:viewBox="0 0 325 240" svg:d="m324 100c3 22-1 41-13 62-13 21-29 37-53 51-25 14-50 22-79 25-30 4-55 2-83-6-27-7-47-18-65-35s-28-35-30-57 1-41 13-61c12-22 29-38 53-51 25-14 50-23 79-26 30-4 55-2 83 6 27 7 47 18 65 35s27 35 30 57z">
            <text:p/>
          </draw:path>
          <draw:path draw:style-name="gr103" draw:layer="layout" svg:width="0.171cm" svg:height="0.975cm" svg:x="18.104cm" svg:y="23.427cm" svg:viewBox="0 0 172 976" svg:d="m19 0c0 0-47 729 7 888 41 120 146 83 146 83">
            <text:p/>
          </draw:path>
          <draw:path draw:style-name="gr103" draw:layer="layout" svg:width="0.587cm" svg:height="0.855cm" svg:x="18.746cm" svg:y="23.26cm" svg:viewBox="0 0 588 856" svg:d="m0 0c30 435 325 764 588 856">
            <text:p/>
          </draw:path>
          <draw:path draw:style-name="gr108" draw:layer="layout" svg:width="1.34cm" svg:height="0.672cm" svg:x="16.941cm" svg:y="27.911cm" svg:viewBox="0 0 1341 673" svg:d="m375 232c8 13-343 273-363 313-32 62 0 79 89 101s452 46 520 5c67-43 741-403 719-503s-50-148-50-148c0 0-27 69-156 132-128 64-257 153-296 153s-463-53-463-53z">
            <text:p/>
          </draw:path>
          <draw:path draw:style-name="gr108" draw:layer="layout" svg:width="0.585cm" svg:height="0.169cm" svg:x="17.404cm" svg:y="27.991cm" svg:viewBox="0 0 586 170" svg:d="m0 48c0 0 301 21 397 58 94 37 128 64 128 64l61-38c0 0-184-100-302-111-116-10-228-21-228-21z">
            <text:p/>
          </draw:path>
          <draw:path draw:style-name="gr108" draw:layer="layout" svg:width="1.086cm" svg:height="0.777cm" svg:x="18.427cm" svg:y="27.922cm" svg:viewBox="0 0 1087 778" svg:d="m21 0c0 0-33 154-16 207 16 52 508 512 564 528s274 58 397 37 173-116 50-285c-124-170-207-244-207-244 0 0-302 79-352 58s-290-69-340-147c-50-80-96-154-96-154z">
            <text:p/>
          </draw:path>
          <draw:path draw:style-name="gr108" draw:layer="layout" svg:width="0.565cm" svg:height="0.19cm" svg:x="18.561cm" svg:y="27.972cm" svg:viewBox="0 0 566 191" svg:d="m94 191c39-31 330-192 472-110l-69-79c0 0-42-10-171 13-104 18-326 124-326 124z">
            <text:p/>
          </draw:path>
          <draw:path draw:style-name="gr109" draw:layer="layout" svg:width="1.576cm" svg:height="4.047cm" svg:x="17.373cm" svg:y="23.504cm" svg:viewBox="0 0 1577 4048" svg:d="m1190 3682c-34 26-51 26-82 41-137 69 92 34 47 122-4 11-115 22-102 35 11 11 57-12 69 0 49 49-62 144-48 157 7 8 71 16 88 7 14-7 14-33 21-41 8-7 105-4 116 0 21 7 161 51 178 34 8-8-6-25-6-27-55-108-237-31-274-68-10-11-20-26-28-35-89-88 343-13 280-75-62-63-200-10-259-68-7-7-10-32 0-41 15-15 61 1 75-14 6-6 2-22 7-27 8-8 38-11 48-21s-4-44 7-54c9-10 20-8 20-27 0-51-65-96-88-144-29-56-7-125-7-185 0-24-11-75 0-95 35-72-9-203 20-260 31-63 44-126 68-199 20-60-9-142 7-205 30-119 116-217 137-341 19-117-22-248 7-362 17-68-1-300 20-342 28-55 35-469 35-561 0-82 54-429 20-499-35-71-103-158-164-219-8-8-1-29-7-41-23-46-175-174-240-109-67 68-113 149-61 253 9 18 32 29 41 48 20 40 0 144 0 191 0 61 4 122-20 171-6 11-33 32-41 48-7 13 1 19-7 27-29 29 85 451 102 486 32 63-15 263 0 342 47 232 28 508 28 751 0 169 41 437-62 540-13 14-6 61-20 76-14 12 0 109 0 130 0 59-14 140 0 197 9 40 27 83 47 103 6 5 0 46 0 55 0 92 46 156 28 246m-779-27c-15 54-108 18-137 47s107 73 116 82c25 25-91 66-54 103 1 2 54-8 68 7 3 3 2 58 0 61s-35 14-28 21c6 5 105 5 110 0 16-16 3-47 34-62 9-4 25 3 34 0 25-9 14-28 27-41 22-22 77-21 103-48 1-2 0-18 0-20 0-57-248 31-211-41 0-2 23-40 26-41 39-20 117-27 117-96 0-5 15-13 7-20-25-25-117 34-144 6-8-8-8-123-6-123 13 0-54-9-69 21-16 32 7 137 7 171m7-3595c18 176-68 339-79 512 49 155-67 287-115 424-98 143-70 314-110 472-50 135-56 279-100 415-17 151-20 307 0 460 32 156 118 296 152 452 66 124 207 203 213 357 18 83 39 354 146 181-5-120-47-239-108-340-101-121-125-280-129-432 1-179-34-361 24-534 45-141 93-282 162-413 27-149 12-299 36-449 1-151-22-316 61-451 99-109 209-239 140-399-33-129-127-236-221-327-32 13-56 41-72 72">
            <text:p/>
          </draw:path>
          <draw:path draw:style-name="gr110" draw:layer="layout" svg:width="0.842cm" svg:height="0.754cm" svg:x="16.823cm" svg:y="21.448cm" svg:viewBox="0 0 843 755" svg:d="m521 0c-53 82-112 196-134 315-5 25-5 40-4 45v0c0 0 1 0 2 0 11-23 50-107 87-188 18-42 35-83 46-115 7-15 11-29 14-38 1-5 1-9 1-12 0-1 0-2 0-3-1-1-6-3-12-4zm183 72c-1 0-2 0-2 0-10 38-31 78-56 103-22 59-57 104-89 146-26 35-50 68-63 105 16-24 45-62 79-108 10-20 21-40 41-54 32-43 64-87 87-122 11-17 20-32 25-43 3-6 4-11 5-14s0-4 1-3c-3-5-13-10-28-10zm139 248c-73 24-151 78-197 117v0c-39 28-81 85-126 138-46 54-96 104-158 118-1 0-1 0-1 0-47 8-80-2-112-14s-63-25-107-25v0c-1 0-2 0-2 0-52-20-86-59-109-106-14-28-24-60-30-91 0 7-1 12-1 20 0 43 5 94 25 123 41 63 32 81 145 129 108 46 223 16 228 15 112-104 227-236 296-307 42-42 101-83 149-117z">
            <text:p/>
          </draw:path>
          <draw:g>
            <draw:path draw:style-name="gr111" draw:layer="layout" svg:width="1.936cm" svg:height="2.29cm" svg:x="17.079cm" svg:y="18.486cm" svg:viewBox="0 0 1937 2291" svg:d="m1680 39c297 396 325 1993 143 2173-89 239-455-144-696-129-241 14-93-146-284-35s-47 54-261 78c-234 26-683-81-561 101 113 167 396-717 54-1550-50-122 256-529 726-630 472-101 879-8 879-8z">
              <text:p/>
            </draw:path>
            <draw:path draw:style-name="gr112" draw:layer="layout" svg:width="0.917cm" svg:height="0.847cm" svg:x="17.586cm" svg:y="20.085cm" svg:viewBox="0 0 918 848" svg:d="m169 114c0 0 53 150-22 185-73 35-147 48-147 48l496 501 332-167 90-405c0 0-68 40-148-83-78-122-110-193-110-193z">
              <text:p/>
            </draw:path>
            <draw:path draw:style-name="gr113" draw:layer="layout" svg:width="0.741cm" svg:height="0.437cm" svg:x="17.755cm" svg:y="20.122cm" svg:viewBox="0 0 742 438" svg:d="m491 0-491 114c0 0 38 108 4 162l25 7c62 67 137 200 275 139s151-187 282-145c109 36 146 37 155 37l1-6-6-27c-24 5-76 2-135-88-79-123-110-193-110-193z">
              <text:p/>
            </draw:path>
            <draw:path draw:style-name="gr114" draw:layer="layout" svg:width="1.509cm" svg:height="2.009cm" svg:x="17.167cm" svg:y="18.217cm" svg:viewBox="0 0 1510 2010" svg:d="m19 824c96 616 316 1252 723 1181 416-74 662-514 745-1132 73-557 7-777-745-864-472-55-829 135-723 815z">
              <text:p/>
            </draw:path>
            <draw:path draw:style-name="gr103" draw:layer="layout" svg:width="0.264cm" svg:height="0.377cm" svg:x="17.691cm" svg:y="19.137cm" svg:viewBox="0 0 265 378" svg:d="m90 0c18 49-137 321-76 359 44 26 182 32 251-23">
              <text:p/>
            </draw:path>
            <draw:path draw:style-name="gr103" draw:layer="layout" svg:width="0.704cm" svg:height="0.245cm" svg:x="17.658cm" svg:y="19.634cm" svg:viewBox="0 0 705 246" svg:d="m705 11-6-11c-73 110-363 362-699 185">
              <text:p/>
            </draw:path>
            <draw:path draw:style-name="gr115" draw:layer="layout" svg:width="0.235cm" svg:height="0.471cm" svg:x="18.698cm" svg:y="18.914cm" svg:viewBox="0 0 236 472" svg:d="m13 80c0 0 57-122 179-65 122 55-40 457-116 457s-76-83-76-83">
              <text:p/>
            </draw:path>
            <draw:path draw:style-name="gr116" draw:layer="layout" svg:width="0.15cm" svg:height="0.309cm" svg:x="18.717cm" svg:y="18.963cm" svg:viewBox="0 0 151 310" svg:d="m135 1c53 31-36 311-74 309-39-3-39-54-58-75-21-50 82-254 132-234z">
              <text:p/>
            </draw:path>
            <draw:path draw:style-name="gr117" draw:layer="layout" svg:width="0.543cm" svg:height="1.052cm" svg:x="17.248cm" svg:y="18.38cm" svg:viewBox="0 0 544 1053" svg:d="m460 0c-72 0-172 57-229 92-116 70-149 199-205 312-9 23-18 46-25 68-4 78 3 167 18 264 16 107 36 213 60 317 1-60 1-118-27-172l-1-1c-38-142-5-309 130-408 1 0 1 0 1 0 90-74 196-136 238-236 0-1 0-1 0-2 34-64 64-134 124-188-19-35-48-46-84-46z">
              <text:p/>
            </draw:path>
            <draw:path draw:style-name="gr103" draw:layer="layout" svg:width="0.35cm" svg:height="0.06cm" svg:x="17.95cm" svg:y="18.678cm" svg:viewBox="0 0 351 61" svg:d="m0 61c126-67 278-70 351-51">
              <text:p/>
            </draw:path>
            <draw:path draw:style-name="gr103" draw:layer="layout" svg:width="0.35cm" svg:height="0.06cm" svg:x="17.359cm" svg:y="18.697cm" svg:viewBox="0 0 351 61" svg:d="m351 61c-127-67-279-70-351-51">
              <text:p/>
            </draw:path>
            <draw:path draw:style-name="gr118" draw:layer="layout" svg:width="1.827cm" svg:height="1.176cm" svg:x="17.088cm" svg:y="18.036cm" svg:viewBox="0 0 1828 1177" svg:d="m680 427c11 71 449 290 677 368 44 15 268 204 274 189 61-147 196-95 196-95 33-465-599-1009-911-865-845-129-1039 719-849 1153 196-147 308-439 613-750z">
              <text:p/>
            </draw:path>
            <draw:path draw:style-name="gr119" draw:layer="layout" svg:width="1.488cm" svg:height="0.72cm" svg:x="17.189cm" svg:y="18.077cm" svg:viewBox="0 0 1489 721" svg:d="m1102 0v1c0 0 36 31-10 18-8-3-17-18-22-18 0 0 23 33 11 44-2 2-3 2-7 2 13 13 26 32 23 33-4 4-11 0-19-6 8 13 13 26 8 29-4 3-32-9-54-22 9 14 17 30 17 36 0 15-34 0-59-16 15 20 31 46 28 47-4 2-12-1-23-8 16 19 30 37 29 39-16 27-105-62-105-48 0 19 27 45 37 62 15 26-102-61-37-5 7 5 71 67 53 67-46 0-102-52-105-49-1 2 73 78 67 80-24 12-88-70-88-48 0 10 50 68 36 67-3 12-134-45-135-45-17 0 72 51 58 76-3 4-31-12-50-27 13 15 29 37 23 49-2 4-52-27-79-52 0 1 1 2 1 3 5 7 82 77 73 85-13 11-93-77-94-77-15 0 51 69 42 77-14 11-66-58-68-58-15 0 11 24 21 35 7 9 26 38 39 53-35-20-122-63-118-74-41 60 61 96 99 128 7 6 27 33 47 57 16 12 33 24 50 37 0 0 2 0 3 0 19 0-39-28 16-9 17 6 45 15 65 25-1-2-2-2-3-2-10-9-73-51-73-63 0-10 22 8 31 13 20 11 43 19 64 30-17-12-32-25-27-30 4-3 58 36 67 36 24 0-84-43-62-54 27-11 94 40 94 27 0-12-85-39-62-58 0-1 2-1 5-1-4-5-4-9 0-13s27 11 46 24c-6-9-10-18-5-24 11-8 39 21 47 28 13 10-9-26 0-18 2 1 20 18 21 18 5 0 5-5 4-10-8-15-13-35-9-35 6 0 21 31 27 35 7 7-17-53 0-44 5 3 45 33 46 31s-52-59-52-66c0-5 62 40 63 40 4-5-16-18-16-18-3-4-3-11-4-16 8 8 21 19 25 16 1-1-28-34-32-40-3-7 54 26 58 26s-20-27-16-31c6-5 40 18 48 18 6 0-29-25-16-36 5-4 21-2 37 4-26-16-56-37-48-39 26-12 84 35 104 45 22 8-27-34-41-51-23-25 10-4 30 12-14-18-35-47-25-47 28 0 62 30 79 45v0c-2-3-48-54-37-54 19 0 45 21 59 37-7-17-15-38-18-41-20-35 52 31 64 31 16 0-79-72-74-75 0-1 43 18 81 38-3-3-5-7-8-10 4 3 10 7 14 10-6-6-13-13-20-19-10-15-32-42-14-42 31 0 194 144 156 80-4-8-24-34-48-66v0c-101-102-219-183-333-229zm253 276c17 19 44 46 55 46 8 0 3-6-8-16 7 4 14 8 13 7-3-5-18-14-36-24-6-4-12-9-18-13 3 3 5 5 8 7-4-2-10-4-14-7zm-129 66c6 8 11 13 11 11s-4-6-11-11zm-45 33c17 11 31 20 31 19 0-5-15-12-31-19zm-159 116c5 11 12 19 18 14 5-5-21-34-22-35-5-5 1 10 4 21zm-67 6c9 12 22 21 22 17 0-3-10-10-22-17zm-46-11c10 17 52 41 57 37 1 0-40-35-57-37zm-15 80c21 14 45 27 40 24-10-10-24-17-40-24zm-19 22c9 5 23 15 18 11-4-4-11-7-18-11zm-176-282c-5-6-20-25-20-24 0 5 8 15 20 24zm56 3c-10-10-18-18-18-18 0 2 8 10 18 18zm127-4v0c0-6-42-36-66-53 20 16 51 45 56 47 5 4 9 6 10 6zm-66-53c-10-8-17-15-17-14-1 0 7 6 17 14zm179-112c-20-23-45-49-45-41 0 9 26 31 45 41zm-5-39c-12-16-24-30-24-24 0 5 11 16 24 24zm42-20c-9-12-19-22-24-22-12 0 3 11 24 22zm46-7c-10-18-28-38-33-38-1 0 18 25 33 38zm-4-27c-7-9-15-15-19-15-8 0 8 12 19 15zm-706 24c-5 0-16 3-30 9 20-3 33-6 33-8 0 0-1-1-3-1zm-30 9c-42 7-114 15-144 26-74 58-129 132-167 215-3 6-7 13-10 20-5 10-10 21-14 33 10-9 40-45 40-44 0 15-46 89-43 90 8 7 38-35 43-39 0-2 1-4 3-5-15 25-34 66-30 66 9 0 5-15 11-22 4-7 20-18 31-28-22 35-68 118-53 118 6 0 16-12 27-27-6 10-11 20-11 31 0 20 63-80 68-76 17 14-69 125-46 117 26-13 48-52 61-72 2-3 14-11 22-18 0 1 0 3 0 5-7 31-31 53-31 85 0 0 29-32 46-52-15 23-40 67-37 74 5 6 44-44 48-50 13-17 16-24 26-40 6-10 0 24-6 36-8 18-20 29-20 49 0 3 3-6 5-9 8-10 14-23 18-36-3 25-7 67-3 72 3 2 5-6 6-9 5-14 19-28 24-43-2 19-6 56-3 56 7 0-2-11 0-17 3-12 16-44 16-31 0 38-9 84-6 84 19 0 26-68 26-8 0 2-3 19 0 21 2 2 23-21 30-31 1 3 2 7 2 10-5 14-19 30-27 44-14 24 14 1 29-16-6 14-10 33-7 33 7 0 15-26 25-31s2 10-8 27c5 0 12 2 13 0 27-22 71-82 95-111 14-18 21-30 36-50 7-9 32-31 21-26-6 2-33 31-46 48 0-8 0-17 4-22 14-15 37-26 48-44 10-18-41 25-58 40-61 51 20-38 62-74-2 1-3 1-4 3-21 17-44 32-63 49-3 2 3-6 5-10 29-37-24 27 6-21 7-13 46-35 46-50 0-2-35 10-59 28 9-12 17-24 17-32 0-4-6 5-10 9-5 4-17 15-29 26 12-16 39-45 39-57 0-2-37 45-67 71-12 9 57-76 57-76-9-3-19 0-31 7 29-25 55-49 52-52-2-1-69 50-89 75 2-7 5-16 6-21 3-24 20-47 36-68 13-16-47 32-58 32-25 0 58-63 58-63 11-8-88 55-89 54-11-9 89-67 99-76 42-35-82 55-84 53-11-9 59-69 58-70-2-2-59 29-63 31-7 3-21 22-31 22-2 0 4-3 6-4 23-21 68-46 88-71 2-4-7 2-11 3-23 12-42 35-67 45-3 2 4-6 5-9 7-11 37-43 61-56-6 1-11 2-14 2-9 4-62 31-68 28-6-5 29-40 55-58-13 3-27 7-29 9-4 1-55 39-42 18 7-12 30-34 55-50-12 7-26 14-39 23-9 6 20-39 31-49 5-4 20-6 16-10-5-3-14 0-21 0-8 0-120 36-120 36 0-30 121-61 146-76 11-6 22-11 30-14zm-43 90c11-7 22-13 35-18 8-4 36-13 25-13-12 0-37 13-60 31zm16 23c11-4 24-8 24-9 0-6-11-1-24 9zm27 28c12-4 25-6 17-6-4 0-10 2-17 6zm116 228c11-7 31-15 21-15-3 0-11 5-21 15zm-175 239c-1 0-2 0-2 0-3 3-6 8-8 14 4-5 7-10 10-14zm-10 14c-8 13-15 23-7 18 3-5 6-12 7-18zm1033-379c3 9 7 17 9 17 3 0-1-8-9-17zm-1241 115c-4 12-12 22-20 34 7-12 15-23 20-34zm251 1c-5 4-8 9-11 12 1-1 1-3 2-4 2-1 4-5 9-8z">
              <text:p/>
            </draw:path>
            <draw:custom-shape draw:style-name="gr120" draw:text-style-name="P5" draw:layer="layout" svg:width="0.366cm" svg:height="0.301cm" svg:x="17.976cm" svg:y="18.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 draw:layer="layout" svg:width="0.172cm" svg:height="0.15cm" svg:x="18.069cm" svg:y="19.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5" draw:layer="layout" svg:width="0.347cm" svg:height="0.347cm" svg:x="17.381cm" svg:y="18.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5" draw:layer="layout" svg:width="0.165cm" svg:height="0.173cm" svg:x="17.468cm" svg:y="1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122" draw:layer="layout" svg:width="2.567cm" svg:height="2.901cm" svg:x="16.811cm" svg:y="20.324cm" svg:viewBox="0 0 2568 2902" svg:d="m842 119 498 497 383-607c0 0 340-32 420 23 113 77 210 520 304 674 95 155 121 273 121 273l-556 99 136 266c0 0-42 499 100 862s131 363 131 363c0 0-902 333-1322 333s-520-24-520-24c0 0 186-551 207-658 84-419-38-887-38-887l-706-261c0 0 353-794 432-844s410-109 410-109z">
            <text:p/>
          </draw:path>
          <draw:g>
            <draw:path draw:style-name="gr123" draw:text-style-name="P5" draw:layer="layout" svg:width="1.434cm" svg:height="1.465cm" draw:transform="skewX (-0.076619954162551) rotate (-0.187448361664192) translate (18.9128138366742cm 20.3433042332678cm)" svg:viewBox="0 0 1435 1466" svg:d="m352 939v0h1l70 21c131-80 367-216 390-236h1l-31 52c6-4 40-64 46-72 6-9 12-20 18-32 13-24 28-51 46-77v0-1c2 0 3-1 3-1-2-14-2-28-2-42 0-33 3-67 4-100 0-7-1-15-1-22v-2-1c6-62 17-154 18-185 1-6 1-15 1-25 1-33-1-81-1-117v-28l9 22c4 8 6 12 11 18 4 5 10 10 13 15 5 7 10 15 14 28 2 7 4 14 5 23 2 8 4 17 5 29 4 28 6 53 7 73 1 11 2 19 2 27 0 9 0 16 0 22s0 13-1 17c1 3 0 5 0 7 1 2 0 4 0 5s1 2 1 4c-1 1 0 4 0 5 0 5-1 9 0 15 0 11 0 24 1 37s2 23 4 31c0 3 1 7 2 8h1c0-1 0-3 1-4 0-2 2-4 2-4 2-5 4-9 6-15s5-12 7-18c11-28 23-65 37-104 27-80 57-170 72-214v0 0c6-19 12-33 19-44 7-13 13-23 19-31s12-13 19-18 11-5 16-5c3 0 6 2 9 3 1 1 3 2 4 4s2 4 2 6c1 1 1 1 1 3v0c1 1 1 2 2 3 0 1 0 4 0 6-2 3 0 8-1 12 0 5-1 10-2 15-2 11-4 24-8 38-5 28-14 64-23 101-9 38-19 77-29 116 21-59 43-118 62-158v0 0 0 0 0l5 6-5-6v0 0 0c5-11 13-23 20-31 6-9 15-17 21-23 8-7 16-11 23-15s14-4 20-4c5 0 10 2 13 4 3 1 5 2 6 5 2 2 3 4 4 8v0 0c1 2 2 3 2 5s0 4 0 4c1 3 0 6 0 8s-1 6-2 8c-1 6-3 12-4 19-4 14-10 30-16 49-14 37-31 82-49 126-17 44-34 87-48 120-1 4-3 9-5 13 5-9 11-19 18-30 21-36 48-79 76-106 16-17 34-27 50-34 17-7 33-11 45-10 4 0 9 0 12 1 5 0 8 1 10 3 2 0 4 1 5 3 1 1 2 2 3 4 2 1 3 3 3 6 1 0 1 2 1 2 1 2 1 4 1 5 0 2 0 3-1 6 0 1 0 3-1 4 0 3-2 5-4 8-1 3-2 6-4 8s-4 7-6 10c-8 12-181 241-194 258-24 33 251-183 231-144-38 73-247 254-308 363l-2 3h-2c-3-1-63 27-63 27 0 0 0 1-1 2s-1 1-2 3-2 4-4 6-5 5-7 7-5 6-9 9c-6 6-14 14-22 21-9 9-18 18-28 27-44 36-98 89-161 143-127 110-279 237-392 327v0 0c-39 31-74 53-103 68-15 8-28 12-41 15-12 4-23 6-34 6-19 1-36-6-49-15-14-11-24-24-34-41s-15-36-21-58c-6-21-11-44-14-66v0l4-3-4 3v0c-7-34-13-62-20-85s-12-42-18-59c-12-35-99-107-99-107zm850-926v0h1l-5 6z">
              <text:p/>
            </draw:path>
            <draw:path draw:style-name="gr117" draw:layer="layout" svg:width="0.872cm" svg:height="0.543cm" draw:transform="skewX (-0.0780162175641465) rotate (-0.187099295813793) translate (18.883138282667cm 21.276899708521cm)" svg:viewBox="0 0 873 544" svg:d="m870 0c21 0-66 65-67 70-1 6-13 9-11 11-6-2-1 1-19 18-24 23-58 56-100 94-83 76-196 175-314 265-59 46-101 71-129 81s-43 5-51-6c-9-11-79-61-81-90-4-29-24-92-32-130-13-69-66-204-66-204-7 41 165 196 174 244 4 24 11 44 23 58s26 16 43 8c66-3 127-42 187-79 66-17 116-86 171-134 0 0 1 0 1-1 51-65 107-104 167-133 2-1 4-2 4-5 27-57 61-68 100-67z">
              <text:p/>
            </draw:path>
            <draw:path draw:style-name="gr117" draw:layer="layout" svg:width="0.228cm" svg:height="0.329cm" draw:transform="skewX (-0.0945968454580927) rotate (-0.242600766027213) translate (19.8134451746192cm 20.9281397253941cm)" svg:viewBox="0 0 229 330" svg:d="m165 325c-28 9-43 4-52-6-8-11-78-61-81-90-4-29-24-93-32-130 51-74 175-128 182-82 5 23-62 167-50 181 10 12 54-18 71-26 66-2-9 143-38 153z">
              <text:p/>
            </draw:path>
          </draw:g>
        </draw:g>
        <draw:g>
          <draw:path draw:style-name="gr1" draw:layer="layout" svg:width="0.978cm" svg:height="0.986cm" svg:x="7.181cm" svg:y="4.87cm" svg:viewBox="0 0 979 987" svg:d="m243 606c139 105 271 297 451 381 59 0 116-28 172-46 67-40 93-102 113-175-11-165-125-301-217-432-62-125-159-259-295-303-188-76-298 1-467 96 87 158 169 316 243 479z">
            <text:p/>
          </draw:path>
          <draw:path draw:style-name="gr2" draw:layer="layout" svg:width="0.638cm" svg:height="0.842cm" svg:x="7.449cm" svg:y="4.904cm" svg:viewBox="0 0 639 843" svg:d="m639 843c-42-189-108-383-222-491-94-150-193-277-417-352">
            <text:p/>
          </draw:path>
          <draw:path draw:style-name="gr124" draw:layer="layout" svg:width="1.508cm" svg:height="0.802cm" svg:x="5.895cm" svg:y="4.951cm" svg:viewBox="0 0 1509 803" svg:d="m194 799c49-2 177 17 251-15 58-26 113-57 168-82 143-63 298-37 449-58 123-60 336-64 409-174 84-179 27-415-140-470-55 27-93 24-148 62-144 111-336 115-511 127-224 44-449 48-669 105-20 137 80 444 191 505z">
            <text:p/>
          </draw:path>
          <draw:path draw:style-name="gr1" draw:layer="layout" svg:width="1.054cm" svg:height="0.862cm" svg:x="7.336cm" svg:y="5.099cm" svg:viewBox="0 0 1055 863" svg:d="m370 633c161 110 297 196 494 230 57-5 86-35 122-75 23-42 43-86 69-128-105-129-163-328-325-412-126-132-301-218-483-248-98 47-171 172-247 259 155 82 283 223 370 374z">
            <text:p/>
          </draw:path>
          <draw:path draw:style-name="gr2" draw:layer="layout" svg:width="0.777cm" svg:height="0.667cm" svg:x="7.548cm" svg:y="5.155cm" svg:viewBox="0 0 778 668" svg:d="m778 668c-162-116-207-345-370-472-137-131-305-103-408-196">
            <text:p/>
          </draw:path>
          <draw:path draw:style-name="gr3" draw:layer="layout" svg:width="1.49cm" svg:height="1.606cm" svg:x="2.801cm" svg:y="4.376cm" svg:viewBox="0 0 1491 1607" svg:d="m708 1192c18-236-197-532-247-717 14-95 149-72 131-180-67-58-146-26-222 3-20-123 12-263-152-298-37 73-28 170 0 242-58-64-49-314-139-161-27 94 2 208 49 283-108-43-149-224-117-38 38 65 38 161 105 187 53 55 94 90 129 160 18 188 35 373 122 537 67 97 141 342 324 394 58 37 695-338 758-318 166-61-212-209-242-380-50-221-397 255-499 286z">
            <text:p/>
          </draw:path>
          <draw:path draw:style-name="gr5" draw:layer="layout" svg:width="0.772cm" svg:height="0.946cm" svg:x="3.667cm" svg:y="4.843cm" svg:viewBox="0 0 773 947" svg:d="m571 0c-209 105-52-23-191 161-133 118-302 181-380 344 210 122 213 332 426 442 198-236 241-404 347-688z">
            <text:p/>
          </draw:path>
          <draw:path draw:style-name="gr4" draw:layer="layout" svg:width="1.613cm" svg:height="0.802cm" svg:x="6.076cm" svg:y="5.292cm" svg:viewBox="0 0 1614 803" svg:d="m194 799c49-2 177 17 251-15 153-92 305-133 481-127 165-36 588-129 684-272 30-181-102-274-279-385-210 122-415 172-659 189-225 45-447 48-669 105-20 137 80 444 191 505z">
            <text:p/>
          </draw:path>
          <draw:path draw:style-name="gr5" draw:layer="layout" svg:width="2.804cm" svg:height="2.041cm" svg:x="3.91cm" svg:y="4.361cm" svg:viewBox="0 0 2805 2042" svg:d="m2747 256c-229 138-523-20-756-75-306 32-595-201-899-180-189 2-364 40-538 111-159 86-420 195-455 375 2 237-115 275-97 511 50 181 370 528 549 572 165 31 315 42 454 139 263 59 520 186 791 186 317-11 425 140 738 147-115-287 165-602 172-910-56-268 212-692 41-876z">
            <text:p/>
          </draw:path>
          <draw:path draw:style-name="gr3" draw:layer="layout" svg:width="1.933cm" svg:height="2.545cm" svg:x="2.891cm" svg:y="2.127cm" svg:viewBox="0 0 1934 2546" svg:d="m886 12c-629-3-877 411-886 951 0 114 52 337 81 448-14 220-69 388-3 602 76 305 280 468 573 533 262-5 614-94 810-277 280-230 365-618 467-959 38-324-120-633-211-936-130-331-518-408-831-362z">
            <text:p/>
          </draw:path>
          <draw:path draw:style-name="gr125" draw:layer="layout" svg:width="2.07cm" svg:height="1.862cm" svg:x="2.968cm" svg:y="1.982cm" svg:viewBox="0 0 2071 1863" svg:d="m1 582c-38-594 1579-790 1665-320 455 35 456 1201 344 1601-469-4-226-548-498-685-117-29-155 61-256 86-213-137 3-557-341-704-167 69-379 174-552 0-149 0-236 73-362 22z">
            <text:p/>
          </draw:path>
          <draw:path draw:style-name="gr125" draw:layer="layout" svg:width="1.113cm" svg:height="0.839cm" svg:x="4.88cm" svg:y="3.761cm" svg:viewBox="0 0 1114 840" svg:d="m29 0c-94 0 69 339 85 405 26 102 210 251 277 341 57 74 300 3 363-22 105-42 228 16 277 64 150 151 59-70 21-149-32-62-174-146-234-192-105-77-125-167-214-255-83-84-184-85-298-85-70 0-190-90-277-107z">
            <text:p/>
          </draw:path>
          <draw:path draw:style-name="gr3" draw:layer="layout" svg:width="0.784cm" svg:height="0.731cm" svg:x="3.804cm" svg:y="4.457cm" svg:viewBox="0 0 785 732" svg:d="m111 674c223 194 636-133 674-451-136-96-266-230-444-223-128 52-227 148-323 242-53 122 23 350 93 432z">
            <text:p/>
          </draw:path>
          <draw:path draw:style-name="gr125" draw:layer="layout" svg:width="1.829cm" svg:height="1.079cm" svg:x="2.847cm" svg:y="3.756cm" svg:viewBox="0 0 1830 1080" svg:d="m51 766c39 79 120 128 221 128 158 45 310 117 468 172 206 53 356-52 509-172 257-133 525-359 578-656 15-125-34-125-105-102-119 122-268 249-429 312-206 59-367 85-425-151-68-195-287-251-469-297-385-16-468 486-348 766zm344-528c186-79 572 399 237 380-140-47-170-138-254-21-298 91-181-285 17-359z">
            <text:p/>
          </draw:path>
          <draw:path draw:style-name="gr7" draw:layer="layout" svg:width="0.367cm" svg:height="0.423cm" svg:x="3.452cm" svg:y="2.997cm" svg:viewBox="0 0 368 424" svg:d="m39 134c-90 198-20 313 172 286 59 26 181-119 153-215 22-257-200-263-325-71z">
            <text:p/>
          </draw:path>
          <draw:path draw:style-name="gr7" draw:layer="layout" svg:width="0.335cm" svg:height="0.443cm" svg:x="2.895cm" svg:y="3cm" svg:viewBox="0 0 336 444" svg:d="m203 0c-154 35-226 154-197 330 178 330 518-146 197-330z">
            <text:p/>
          </draw:path>
          <draw:path draw:style-name="gr8" draw:layer="layout" svg:width="0.377cm" svg:height="0.533cm" svg:x="3.035cm" svg:y="3.225cm" svg:viewBox="0 0 378 534" svg:d="m258 0c-26 145-166 213-242 286-38 161-16 277 166 241 126-58 178-156 196-287">
            <text:p/>
          </draw:path>
          <draw:path draw:style-name="gr8" draw:layer="layout" svg:width="0.244cm" svg:height="0.357cm" svg:x="4.346cm" svg:y="3.231cm" svg:viewBox="0 0 245 358" svg:d="m0 24c353-140 291 382 30 330">
            <text:p/>
          </draw:path>
          <draw:path draw:style-name="gr8" draw:layer="layout" svg:width="0.094cm" svg:height="0.184cm" svg:x="4.413cm" svg:y="3.312cm" svg:viewBox="0 0 95 185" svg:d="m0 26c52-89 186 72 0 159">
            <text:p/>
          </draw:path>
          <draw:path draw:style-name="gr9" draw:layer="layout" svg:width="0.331cm" svg:height="0.068cm" svg:x="3.133cm" svg:y="4.138cm" svg:viewBox="0 0 332 69" svg:d="m0 69c120-116 254-60 332-17">
            <text:p/>
          </draw:path>
          <draw:path draw:style-name="gr5" draw:layer="layout" svg:width="0.736cm" svg:height="1.054cm" svg:x="5.084cm" svg:y="4.393cm" svg:viewBox="0 0 737 1055" svg:d="m128 53c-348 198 105 822 268 1002 192-172 309-262 341-524-17-205-120-388-266-516-101-36-247-1-343 38z">
            <text:p/>
          </draw:path>
          <draw:path draw:style-name="gr3" draw:layer="layout" svg:width="1.338cm" svg:height="2.423cm" svg:x="5.16cm" svg:y="2.641cm" svg:viewBox="0 0 1339 2424" svg:d="m342 779c-150-37-235-110-231-266 102-23 198 47 295 83 46 0 63-13 63-56 26-170-49-566 201-539 32 130 15 404-3 539 13 56 56-3 63-27 37-125 144-563 322-477 80 67-192 516-160 652 161-52 252-306 423-327 103 158-152 385-268 515-143 107-148 274-120 434 14 192 4 414-49 603-14 178-78 255-254 280-149 158-533 529-624-231 14-179 364-176 498-253 36-108 21-234 21-350 26-126-20-241-35-364 0-33-21-73-29-105-20-56-64-82-113-111z">
            <text:p/>
          </draw:path>
          <draw:path draw:style-name="gr9" draw:layer="layout" svg:width="0.181cm" svg:height="0.404cm" svg:x="5.583cm" svg:y="4.348cm" svg:viewBox="0 0 182 405" svg:d="m67 0c-64 186-152 218 115 405">
            <text:p/>
          </draw:path>
          <draw:path draw:style-name="gr126" draw:layer="layout" svg:width="0.448cm" svg:height="0.326cm" svg:x="5.038cm" svg:y="5.135cm" svg:viewBox="0 0 449 327" svg:d="m0 0c35 35 157 76 201 122 58 80 178 135 248 205">
            <text:p/>
          </draw:path>
          <draw:path draw:style-name="gr126" draw:layer="layout" svg:width="0.398cm" svg:height="0.046cm" svg:x="4.866cm" svg:y="4.422cm" svg:viewBox="0 0 399 47" svg:d="m0 43c132 12 275 0 399-43">
            <text:p/>
          </draw:path>
          <draw:custom-shape draw:style-name="gr127" draw:text-style-name="P5" draw:layer="layout" svg:width="0.181cm" svg:height="0.216cm" svg:x="2.99cm" svg:y="3.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 draw:layer="layout" svg:width="0.181cm" svg:height="0.216cm" svg:x="3.533cm" svg:y="3.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28" draw:layer="layout" svg:width="0.34cm" svg:height="0.649cm" draw:transform="skewX (-0.0904080552533061) rotate (0.920137581651411) translate (4.35672858484725cm 5.23646883892807cm)" svg:viewBox="0 0 341 650" svg:d="m150 0c-165 44-115 228-150 332 7-12 21-38 23-50 9-22 26-74 31-97 2-12-3-36-2-46 58-28 160-21 140 66-1 25 1 70 0 91 12 30 38 89 52 118-29-9-87-27-116-39 74 44 124 105 157 175-17 3-49 12-67 13 24 30 43 56 67 87 12-17 42-50 55-64 12-136-93-254-104-393-5-75-43-138-86-193z">
              <text:p/>
            </draw:path>
            <draw:path draw:style-name="gr129" draw:layer="layout" svg:width="0.141cm" svg:height="0.087cm" draw:transform="skewX (-0.0898844564777079) rotate (0.930260491312978) translate (4.49474182679683cm 5.26075185680721cm)" svg:viewBox="0 0 142 88" svg:d="m140 79c19-83-83-94-140-63 1 10 1 31 2 43 43 29 91 38 138 20z">
              <text:p/>
            </draw:path>
            <draw:path draw:style-name="gr130" draw:layer="layout" svg:width="0.166cm" svg:height="0.136cm" draw:transform="skewX (-0.0865683308989187) rotate (0.919439449950613) translate (4.52926789825258cm 5.31321976332058cm)" svg:viewBox="0 0 167 137" svg:d="m166 22c-46 17-93 7-137-22-6 26-21 74-29 99l68 36 9 2c25-5 69-17 90-23 1-24-1-69-1-92z">
              <text:p/>
            </draw:path>
            <draw:path draw:style-name="gr129" draw:layer="layout" svg:width="0.359cm" svg:height="0.443cm" draw:transform="skewX (-0.0849975345721238) rotate (0.920835713352208) translate (4.5541277341741cm 5.44428529033768cm)" svg:viewBox="0 0 360 444" svg:d="m266 15c-23 7-69 17-91 23h-4c-1 1-4-1-4-1l-71-37c-4 12-17 37-23 49l-22 49c-18 49-36 96-51 143 9 7 35 25 44 31 22 47 38 95 49 141 51-4 99 5 150 31 4-55 9-114 13-170l36 6c17-1 49-10 68-13-36-71-86-130-160-175 29 12 86 31 116 38-13-29-38-86-50-115z">
              <text:p/>
            </draw:path>
            <draw:path draw:style-name="gr131" draw:layer="layout" svg:width="0.007cm" svg:height="0.001cm" draw:transform="skewX (-0.785398163397448) rotate (0.982794901798007) translate (4.68353941480207cm 5.33161135972461cm)" svg:viewBox="0 0 8 2" svg:d="m8 2-8-2c0 0 1 2 3 1z">
              <text:p/>
            </draw:path>
            <draw:path draw:style-name="gr132" draw:layer="layout" svg:width="0.068cm" svg:height="0.067cm" draw:transform="skewX (-0.112399203828435) rotate (0.894132175796695) translate (4.76513113886484cm 5.48930026040822cm)" svg:viewBox="0 0 69 68" svg:d="m52 0c-55-1-67 22-33 68 54 2 64-20 33-68z">
              <text:p/>
            </draw:path>
            <draw:path draw:style-name="gr130" draw:layer="layout" svg:width="0.258cm" svg:height="0.244cm" draw:transform="skewX (-0.0773180858633487) rotate (0.926071701108191) translate (4.93072418479176cm 5.39718404941267cm)" svg:viewBox="0 0 259 245" svg:d="m50 9-38-9c-5 59-7 117-12 172v18l3 52c97 14 176-17 256-47-32-53-69-106-91-164-12 17-38 49-51 63-21-28-46-57-67-85z">
              <text:p/>
            </draw:path>
            <draw:path draw:style-name="gr130" draw:layer="layout" svg:width="0.275cm" svg:height="0.251cm" draw:transform="skewX (-0.0949459113084915) rotate (0.912283600017436) translate (4.60613220298511cm 5.69334425495768cm)" svg:viewBox="0 0 276 252" svg:d="m180 45c-15-11-51-33-71-45l-29 17c-16 8-50 22-67 29-4 30-8 58-13 88 30 19 88 55 120 75 43 18 85 32 129 43 8-9 20-25 27-35-12-45-29-94-49-140-11-7-35-22-47-32z">
              <text:p/>
            </draw:path>
            <draw:path draw:style-name="gr128" draw:layer="layout" svg:width="0.175cm" svg:height="0.053cm" draw:transform="skewX (-0.105243353895258) rotate (0.921184779202607) translate (4.94119643396871cm 5.61327162043134cm)" svg:viewBox="0 0 176 54" svg:d="m176 33c-49-26-99-35-147-33-9 10-23 27-29 35 60 18 121 24 174 15z">
              <text:p/>
            </draw:path>
          </draw:g>
        </draw:g>
        <draw:g>
          <draw:path draw:style-name="gr3" draw:layer="layout" svg:width="1.903cm" svg:height="0.66cm" svg:x="9.677cm" svg:y="5.365cm" svg:viewBox="0 0 1904 661" svg:d="m1195 220c-203 57-439 79-636 5-79-61 12-172-95-211-86 30-100 118-113 204-123-47-233-149-351-18 47 72 142 115 220 127-89 18-276-37-184 124 71 75 156 25 249 20-95 77-246 114-59 181 79 0 130-43 188-92 79-20 165 0 247 4 179 82 371 89 566 97 138-131 360-38 500-151 64-34 120-66 170-115 31-182-36-320-209-381-226-70-321 145-493 206z">
            <text:p/>
          </draw:path>
          <draw:path draw:style-name="gr1" draw:layer="layout" svg:width="1.217cm" svg:height="0.619cm" svg:x="11.175cm" svg:y="8.009cm" svg:viewBox="0 0 1218 620" svg:d="m658 0c-172 57-416 61-593 167-38 52-47 116-65 177-3 82 34 141 86 201 149 87 337 69 504 66 145 20 318 14 437-77 177-118 173-260 191-464-188-16-374-40-560-70z">
            <text:p/>
          </draw:path>
          <draw:path draw:style-name="gr4" draw:layer="layout" svg:width="1.016cm" svg:height="1.588cm" svg:x="11.794cm" svg:y="6.563cm" svg:viewBox="0 0 1017 1589" svg:d="m43 119c-9 50-56 177-40 261 13 63 33 127 47 188 34 161-27 315-39 475 34 140-8 360 87 458 167 126 421 121 513-39-15-64-4-102-31-167-82-173-43-370-16-553 4-238 462-482 453-722-138-50-888-2-974 99z">
            <text:p/>
          </draw:path>
          <draw:path draw:style-name="gr2" draw:layer="layout" svg:width="1.108cm" svg:height="0.165cm" svg:x="11.209cm" svg:y="8.367cm" svg:viewBox="0 0 1109 166" svg:d="m0 59c188 74 396 131 557 97 186 5 355-6 552-156">
            <text:p/>
          </draw:path>
          <draw:path draw:style-name="gr1" draw:layer="layout" svg:width="1.188cm" svg:height="0.639cm" svg:x="10.868cm" svg:y="8.127cm" svg:viewBox="0 0 1189 640" svg:d="m623 0c-166 73-410 100-576 222-31 54-34 120-47 181 4 82 47 138 104 192 158 75 340 39 509 19 145 6 317-14 426-118 167-134 150-274 149-478-190 2-376-4-565-18z">
            <text:p/>
          </draw:path>
          <draw:path draw:style-name="gr4" draw:layer="layout" svg:width="1.248cm" svg:height="1.688cm" svg:x="11.44cm" svg:y="6.518cm" svg:viewBox="0 0 1249 1689" svg:d="m243 119c-9 50-258 277-242 361 14 65 32 128 48 190 32 160-29 314-39 473 32 140-9 360 86 459 166 125 421 120 514-40-16-64-4-102-32-166-81-172-43-371-15-552 4-240 695-584 686-824-136-50-920-2-1006 99z">
            <text:p/>
          </draw:path>
          <draw:path draw:style-name="gr2" draw:layer="layout" svg:width="1.097cm" svg:height="0.228cm" svg:x="10.908cm" svg:y="8.439cm" svg:viewBox="0 0 1098 229" svg:d="m0 161c193 58 407 95 564 45 185-11 351-38 534-206">
            <text:p/>
          </draw:path>
          <draw:path draw:style-name="gr3" draw:layer="layout" svg:width="2.09cm" svg:height="2.678cm" svg:x="10.302cm" svg:y="1.784cm" svg:viewBox="0 0 2091 2679" svg:d="m724 77c-645 142-804 624-690 1179 27 115 131 332 185 439 37 229 19 412 136 618 147 294 349 366 666 366 267-65 396-258 554-491 235-299 487-649 516-1020-38-340-269-621-434-910-208-310-621-301-933-181z">
            <text:p/>
          </draw:path>
          <draw:path draw:style-name="gr3" draw:layer="layout" svg:width="0.393cm" svg:height="0.56cm" svg:x="10.173cm" svg:y="3.193cm" svg:viewBox="0 0 394 561" svg:d="m265 0c-25 152-172 226-249 303-40 170-14 290 175 251 133-63 185-165 203-303z">
            <text:p/>
          </draw:path>
          <draw:path draw:style-name="gr7" draw:layer="layout" svg:width="0.343cm" svg:height="0.422cm" svg:x="10.465cm" svg:y="2.708cm" svg:viewBox="0 0 344 423" svg:d="m11 171c-43 204 46 297 220 231 61 12 147-149 100-233-34-246-243-204-320 2z">
            <text:p/>
          </draw:path>
          <draw:path draw:style-name="gr133" draw:layer="layout" svg:width="0.206cm" svg:height="0.182cm" svg:x="10.49cm" svg:y="2.952cm" svg:viewBox="0 0 207 183" svg:d="m101 18c17-29-131-38-95 86 28 95 150 91 182 56 67-72-55-171-87-142z">
            <text:p/>
          </draw:path>
          <draw:path draw:style-name="gr6" draw:layer="layout" svg:width="1.22cm" svg:height="0.804cm" svg:x="12.459cm" svg:y="2.957cm" svg:viewBox="0 0 1221 805" svg:d="m28 0c-100 7 95 349 117 417 34 106 238 249 313 339 65 73 314-18 378-48 108-52 240 0 294 48 169 147 59-77 13-158-38-62-192-141-260-184-113-75-142-167-240-253-93-82-199-77-317-68-75 4-206-80-298-93z">
            <text:p/>
          </draw:path>
          <draw:path draw:style-name="gr5" draw:layer="layout" svg:width="1.937cm" svg:height="2.711cm" svg:x="10.949cm" svg:y="4.426cm" svg:viewBox="0 0 1938 2712" svg:d="m1938 2497c-173-193 61-584-62-813-29-385-203-885-319-1184-61-188-246-219-371-371-136-133-194-142-383-120-237 77-208 48-439 141-165 106-265 255-253 450 20 174 57 328 4 498 21 281-179 600-93 873 109 313 60 426 150 741 253-206 743-3 1055-91 251-140 581 106 711-124z">
            <text:p/>
          </draw:path>
          <draw:path draw:style-name="gr3" draw:layer="layout" svg:width="0.894cm" svg:height="0.769cm" svg:x="11.228cm" svg:y="4.062cm" svg:viewBox="0 0 895 770" svg:d="m5 601c117 286 702 180 890-99-164-177-168-428-309-500-144-12-282 31-418 74-107 87-190 415-163 525z">
            <text:p/>
          </draw:path>
          <draw:path draw:style-name="gr6" draw:layer="layout" svg:width="1.857cm" svg:height="1.355cm" svg:x="10.428cm" svg:y="3.315cm" svg:viewBox="0 0 1858 1356" svg:d="m1817 0c-310 9-321 238-427 364-130 62-232 166-358 240-57 12-106 25-157 12-131-36-239-127-353-197-156-34-266-43-425-7-73 79-167 106-18 305 219-43 301-112 452-85 120 63 150 197 32 283-106 4-197 40-278-64-163 54-106 177-27 279 99 262 287 264 539 167 162-57 382-77 524-174 116-116 191-217 261-367 43-199 152-324 220-496 0-108 115-206 15-260z">
            <text:p/>
          </draw:path>
          <draw:path draw:style-name="gr6" draw:layer="layout" svg:width="2.254cm" svg:height="1.731cm" svg:x="10.238cm" svg:y="1.556cm" svg:viewBox="0 0 2255 1732" svg:d="m13 878c-175-599 1439-1172 1632-710 502-70 772 1122 504 1564-38-37-128-18-156-82-115-272-183-738-416-641-225-22-88 240-129 292-396-140-120-584-501-654-156 107-350 263-568 127-153 34-224 127-366 104z">
            <text:p/>
          </draw:path>
          <draw:path draw:style-name="gr8" draw:layer="layout" svg:width="0.285cm" svg:height="0.384cm" svg:x="11.75cm" svg:y="2.561cm" svg:viewBox="0 0 286 385" svg:d="m0 54c330-224 385 324 107 331">
            <text:p/>
          </draw:path>
          <draw:path draw:style-name="gr8" draw:layer="layout" svg:width="0.109cm" svg:height="0.198cm" svg:x="11.837cm" svg:y="2.645cm" svg:viewBox="0 0 110 199" svg:d="m0 37c32-104 208 29 36 162">
            <text:p/>
          </draw:path>
          <draw:path draw:style-name="gr9" draw:layer="layout" svg:width="0.184cm" svg:height="0.044cm" svg:x="10.668cm" svg:y="4.042cm" svg:viewBox="0 0 185 45" svg:d="m0 41c64 13 84-5 185-41">
            <text:p/>
          </draw:path>
          <draw:g>
            <draw:path draw:style-name="gr128" draw:layer="layout" svg:width="0.396cm" svg:height="0.788cm" svg:x="11.359cm" svg:y="5.028cm" svg:viewBox="0 0 397 789" svg:d="m157 0c-199 53-127 284-157 431 8-17 19-53 23-72 7-30 22-98 29-130 0-15-4-42-6-56 65-41 187-35 166 70 0 30 2 86 2 112 17 35 48 106 64 140-32-8-101-23-133-32 84 45 146 114 188 199-19 5-55 20-75 27 29 34 52 64 80 100 13-23 44-68 59-90 7-171-119-306-135-472-5-89-52-163-105-227z">
              <text:p/>
            </draw:path>
            <draw:path draw:style-name="gr129" draw:layer="layout" svg:width="0.166cm" svg:height="0.106cm" svg:x="11.407cm" svg:y="5.177cm" svg:viewBox="0 0 167 107" svg:d="m165 92c21-103-102-111-165-66 1 12 3 38 5 53 51 32 106 37 160 13z">
              <text:p/>
            </draw:path>
            <draw:path draw:style-name="gr130" draw:layer="layout" svg:width="0.189cm" svg:height="0.168cm" svg:x="11.385cm" svg:y="5.256cm" svg:viewBox="0 0 190 169" svg:d="m186 16c-54 22-107 17-159-16-7 35-20 100-27 132l78 36 11 1c26-11 76-31 101-39 0-30-4-86-4-114z">
              <text:p/>
            </draw:path>
            <draw:path draw:style-name="gr129" draw:layer="layout" svg:width="0.392cm" svg:height="0.572cm" svg:x="11.299cm" svg:y="5.384cm" svg:viewBox="0 0 393 573" svg:d="m277 0c-26 11-79 30-104 41l-4 1c-1 0-4-1-5-1l-81-37c-4 18-16 53-22 70l-20 73c-15 70-31 142-41 215 11 7 40 22 51 28 27 59 47 122 65 183 52-26 105-30 162-9-1-77-1-157-1-234l42 2c19-6 55-21 74-28-42-84-104-152-188-198 34 10 99 25 133 32-15-34-46-103-61-138z">
              <text:p/>
            </draw:path>
            <draw:path draw:style-name="gr131" draw:layer="layout" svg:width="0.01cm" svg:height="0cm" svg:x="11.462cm" svg:y="5.422cm" svg:viewBox="0 0 11 1" svg:d="m11 0h-11c1 0 4 1 5 1z">
              <text:p/>
            </draw:path>
            <draw:path draw:style-name="gr132" draw:layer="layout" svg:width="0.077cm" svg:height="0.1cm" svg:x="11.377cm" svg:y="5.643cm" svg:viewBox="0 0 78 101" svg:d="m55 0c-62 12-71 48-30 101 58-12 68-44 30-101z">
              <text:p/>
            </draw:path>
            <draw:path draw:style-name="gr130" draw:layer="layout" svg:width="0.288cm" svg:height="0.329cm" svg:x="11.575cm" svg:y="5.713cm" svg:viewBox="0 0 289 330" svg:d="m44 1-44-1c0 78 0 157 1 235l3 23 7 72c104-15 188-75 278-123-38-64-84-124-110-195-14 23-41 67-55 89-26-33-54-66-80-100z">
              <text:p/>
            </draw:path>
            <draw:path draw:style-name="gr130" draw:layer="layout" svg:width="0.294cm" svg:height="0.312cm" svg:x="11.119cm" svg:y="5.709cm" svg:viewBox="0 0 295 313" svg:d="m177 35c-17-9-57-25-80-35l-27 37c-15 20-50 59-69 79-1 49-1 98-1 149 33 12 97 34 131 45 46 4 93 4 139 0 8-15 19-45 25-63-17-63-40-123-66-183-12-7-38-20-52-29z">
              <text:p/>
            </draw:path>
            <draw:path draw:style-name="gr128" draw:layer="layout" svg:width="0.186cm" svg:height="0.083cm" svg:x="11.389cm" svg:y="5.934cm" svg:viewBox="0 0 187 84" svg:d="m187 12c-56-19-111-15-161 10-8 15-19 47-26 62 64-1 131-17 187-49z">
              <text:p/>
            </draw:path>
          </draw:g>
          <draw:path draw:style-name="gr5" draw:layer="layout" svg:width="1.091cm" svg:height="1.145cm" svg:x="11.465cm" svg:y="5.053cm" svg:viewBox="0 0 1092 1146" svg:d="m426 0c-87 134-143 276-191 428-58 149-142 281-235 410 231 135 582 219 846 308 55-121 139-268 197-388 78-163 71-586-83-702z">
            <text:p/>
          </draw:path>
          <draw:path draw:style-name="gr3" draw:layer="layout" svg:width="1.903cm" svg:height="0.66cm" svg:x="10.17cm" svg:y="5.778cm" svg:viewBox="0 0 1904 661" svg:d="m1195 220c-203 57-439 79-636 5-79-61 12-172-95-211-86 30-100 118-113 204-123-47-233-149-351-18 47 72 142 115 220 127-89 18-276-37-184 124 71 75 156 25 249 20-95 77-246 114-59 181 79 0 130-43 188-92 79-20 165 0 247 4 179 82 371 89 566 97 138-131 360-38 500-151 64-34 120-66 170-115 31-182-36-320-209-381-226-70-321 145-493 206z">
            <text:p/>
          </draw:path>
        </draw:g>
        <draw:g>
          <draw:g>
            <draw:path draw:style-name="gr1" draw:layer="layout" svg:width="1.203cm" svg:height="0.74cm" svg:x="15.347cm" svg:y="7.841cm" svg:viewBox="0 0 1204 741" svg:d="m503 27c172 7 394-60 584-6 46 41 73 103 104 157 27 79 7 149-24 223-114 131-287 166-441 211-126 61-376 171-508 112-194-66-243-271-207-467 166-70 331-147 492-230z">
              <text:p/>
            </draw:path>
            <draw:path draw:style-name="gr2" draw:layer="layout" svg:width="1.121cm" svg:height="0.364cm" svg:x="15.395cm" svg:y="8.094cm" svg:viewBox="0 0 1122 365" svg:d="m1122 0c-156 122-409 264-565 271-168 54-341 152-557 50">
              <text:p/>
            </draw:path>
            <draw:path draw:style-name="gr1" draw:layer="layout" svg:width="1.203cm" svg:height="0.74cm" svg:x="16.036cm" svg:y="7.856cm" svg:viewBox="0 0 1204 741" svg:d="m503 27c172 7 394-60 584-6 46 41 73 103 104 157 27 79 7 149-24 223-114 131-287 166-441 211-126 61-376 171-508 112-194-66-243-271-207-467 166-70 331-147 492-230z">
              <text:p/>
            </draw:path>
            <draw:path draw:style-name="gr3" draw:layer="layout" svg:width="1.775cm" svg:height="1.021cm" svg:x="14.749cm" svg:y="5.351cm" svg:viewBox="0 0 1776 1022" svg:d="m671 499c197-22 414-91 562-236 48-89-73-161 9-240 86-4 129 75 171 151 92-91 153-231 303-150-16 87-84 163-150 205 85-16 231-142 207 48-35 100-129 85-212 115 110 39 256 15 115 151-69 30-130 8-198-16-75 11-145 62-216 97-129 148-295 227-465 310-167-73-465 133-627 78-69-7-86-655-149-681-92-164 142-152 273-277 175-153 204 452 377 445z">
              <text:p/>
            </draw:path>
            <draw:path draw:style-name="gr5" draw:layer="layout" svg:width="0.809cm" svg:height="1.171cm" svg:x="14.7cm" svg:y="4.644cm" svg:viewBox="0 0 810 1172" svg:d="m533 0c-161 183-268 390-338 626-86 168-176 317-195 513 238 48 479-2 713 33 109-312 90-653 97-982z">
              <text:p/>
            </draw:path>
            <draw:path draw:style-name="gr4" draw:layer="layout" svg:width="0.579cm" svg:height="1.628cm" svg:x="16.028cm" svg:y="6.586cm" svg:viewBox="0 0 580 1629" svg:d="m540 114c9 49 53 182 37 267-13 67-30 133-45 196-31 166 27 325 37 489-31 144 8 371-82 471-158 131-399 124-487-41 15-64 3-103 31-170 76-179 40-382 13-570-3-247-46-485-37-733 131-52 450-15 533 91z">
              <text:p/>
            </draw:path>
            <draw:path draw:style-name="gr4" draw:layer="layout" svg:width="0.579cm" svg:height="1.605cm" svg:x="15.361cm" svg:y="6.578cm" svg:viewBox="0 0 580 1606" svg:d="m540 114c9 49 53 182 37 267-57 183-64 353-23 537 0 183 52 486-67 619-171 74-343 122-487-41 75-249 80-478 44-740-2-247-46-484-37-733 131-52 450-15 533 91z">
              <text:p/>
            </draw:path>
            <draw:path draw:style-name="gr5" draw:layer="layout" svg:width="1.906cm" svg:height="2.722cm" svg:x="15.021cm" svg:y="4.275cm" svg:viewBox="0 0 1907 2723" svg:d="m114 2629c168-225-24-530-44-788-129-215-54-695 20-1023 28-203 90-384 184-561 107-157 250-248 431-257 233 37 467 4 698 57 172 81 289 214 308 416 8 181-4 343 74 505 22 290-8 600-46 892-54 338 199 460 165 798-268-167-616 84-920 48-257-100-712 123-870-87z">
              <text:p/>
            </draw:path>
            <draw:path draw:style-name="gr3" draw:layer="layout" svg:width="1.667cm" svg:height="1.497cm" svg:x="16.464cm" svg:y="4.745cm" svg:viewBox="0 0 1668 1498" svg:d="m709 896c171-107 344-266 424-466 10-101-126-112-81-221 78-43 147 11 212 63 51-124 54-279 222-272 17 87-15 187-61 255 73-54 158-233 207-48 5 107-86 133-151 198 116-15 240-100 163 86-52 59-117 65-188 72-65 45-109 122-160 187-64 192-185 338-311 487-178 7-263 238-433 260-64 23-438-398-504-396-144-108 76-274 149-445 102-218 357 323 512 240z">
              <text:p/>
            </draw:path>
            <draw:path draw:style-name="gr5" draw:layer="layout" svg:width="1.026cm" svg:height="1.225cm" svg:x="16.159cm" svg:y="4.659cm" svg:viewBox="0 0 1027 1226" svg:d="m496 0c104 122 178 257 246 402 78 141 177 263 285 377-193 177-456 308-689 447-71-115-134-233-207-345-92-155-70-331-122-495-29-163 13-301 149-386z">
              <text:p/>
            </draw:path>
            <draw:path draw:style-name="gr8" draw:layer="layout" svg:width="0.809cm" svg:height="0.708cm" svg:x="15.558cm" svg:y="3.942cm" svg:viewBox="0 0 810 709" svg:d="m7 528c103 297 619 199 803-85-73-160-126-354-285-439-136-17-267 24-398 64-103 89-144 346-120 460z">
              <text:p/>
            </draw:path>
            <draw:path draw:style-name="gr3" draw:layer="layout" svg:width="2.199cm" svg:height="2.753cm" svg:x="14.846cm" svg:y="1.502cm" svg:viewBox="0 0 2200 2754" svg:d="m863 0c-266 4-540 114-643 404-92 329-252 663-214 1014 101 367 186 788 465 1037 195 198 545 294 806 299 293-72 498-247 573-576 54-195 24-352 5-541 68 48 146 69 239 48 167-84 117-201-8-317-58-9-131-4-202-17 22-110 42-230 42-306-8-585-255-1034-881-1030-60-9-121-15-182-15z">
              <text:p/>
            </draw:path>
            <draw:path draw:style-name="gr7" draw:layer="layout" svg:width="0.305cm" svg:height="0.437cm" svg:x="16.468cm" svg:y="2.366cm" svg:viewBox="0 0 306 438" svg:d="m185 0c-141 35-207 151-178 325 161 327 472-142 178-325z">
              <text:p/>
            </draw:path>
            <draw:path draw:style-name="gr8" draw:layer="layout" svg:width="0.188cm" svg:height="0.383cm" svg:x="15.957cm" svg:y="2.86cm" svg:viewBox="0 0 189 384" svg:d="m185 18c-292-125-198 434 4 359">
              <text:p/>
            </draw:path>
            <draw:path draw:style-name="gr8" draw:layer="layout" svg:width="0.084cm" svg:height="0.195cm" svg:x="16.023cm" svg:y="2.947cm" svg:viewBox="0 0 85 196" svg:d="m73 26c-49-94-142 91 12 170">
              <text:p/>
            </draw:path>
            <draw:path draw:style-name="gr5" draw:layer="layout" svg:width="0.188cm" svg:height="0.211cm" svg:x="16.609cm" svg:y="2.427cm" svg:viewBox="0 0 189 212" svg:d="m97 26c27-61-131-12-90 131 27 97 127 37 134 31 102-70 20-251-44-162z">
              <text:p/>
            </draw:path>
            <draw:path draw:style-name="gr6" draw:layer="layout" svg:width="1.128cm" svg:height="1.083cm" svg:x="15.654cm" svg:y="3.264cm" svg:viewBox="0 0 1129 1084" svg:d="m258 977c209 229 384 33 595-50 135-76 205-332 270-473-92-62-131-116-133-188-2-92 127-155 139-240-117-103-293 126-363 235-41 373-450 284-737 374-112 111 131 281 229 342z">
              <text:p/>
            </draw:path>
            <draw:path draw:style-name="gr6" draw:layer="layout" svg:width="2.112cm" svg:height="2.841cm" svg:x="14.637cm" svg:y="1.319cm" svg:viewBox="0 0 2113 2842" svg:d="m2038 595c-162 48-342-113-391 81-66 152-151 229-59 392 57 105 23 406 74 601-22 24-309-212-344-212-72 220-24 449 0 685-11 388-258 500-464 700-197-65-419-163-450-359-489-672-618-1829 90-2230 206-273 797-347 1289-114 134 124 481 378 255 456z">
              <text:p/>
            </draw:path>
            <draw:path draw:style-name="gr6" draw:layer="layout" svg:width="0.717cm" svg:height="1.232cm" svg:x="14.571cm" svg:y="3.621cm" svg:viewBox="0 0 718 1233" svg:d="m684 2c100-37-51 526-49 605 3 122-252 190-296 314-178 268-146 78-334 312-26-262 59-495 100-618 34-139 124-222 244-266 75-26 250-296 335-347z">
              <text:p/>
            </draw:path>
            <draw:path draw:style-name="gr2" draw:layer="layout" svg:width="1.121cm" svg:height="0.364cm" svg:x="16.128cm" svg:y="8.111cm" svg:viewBox="0 0 1122 365" svg:d="m1122 0c-156 122-409 264-565 271-168 54-341 152-557 50">
              <text:p/>
            </draw:path>
          </draw:g>
          <draw:frame draw:style-name="gr134" draw:text-style-name="P5" draw:layer="layout" svg:width="0.831cm" svg:height="0.802cm" svg:x="15.184cm" svg:y="4.972cm">
            <draw:image xlink:href="Pictures/100002000000001E0000001DF92770A6.gif" xlink:type="simple" xlink:show="embed" xlink:actuate="onLoad">
              <text:p/>
            </draw:image>
          </draw:frame>
        </draw:g>
        <draw:g>
          <draw:path draw:style-name="gr6" draw:layer="layout" svg:width="1.134cm" svg:height="0.563cm" svg:x="3.51cm" svg:y="8.98cm" svg:viewBox="0 0 1135 564" svg:d="m18 5c-81 23 138 271 168 324 46 79 238 164 316 222 67 51 255-67 303-104 78-60 197-40 250-12 164 94 34-73-18-131-41-45-181-82-244-106-107-43-146-113-242-167-91-52-176-29-273-2-60 18-183-30-260-24z">
            <text:p/>
          </draw:path>
          <draw:path draw:style-name="gr135" draw:layer="layout" svg:width="1.359cm" svg:height="0.718cm" svg:x="3.034cm" svg:y="11.756cm" svg:viewBox="0 0 1360 719" svg:d="m772 106c167-100 360-155 531-48 81 167 87 375-54 512-81 45-146 78-244 105-295 15-639 86-931 9-95-61-81-159-53-263 241-113 501-197 751-315z">
            <text:p/>
          </draw:path>
          <draw:path draw:style-name="gr5" draw:layer="layout" svg:width="1.595cm" svg:height="2.344cm" svg:x="2.234cm" svg:y="9.961cm" svg:viewBox="0 0 1596 2345" svg:d="m1586 1949c-149-184-39-297-19-506-65-263 16-524-39-785-26-166 126-318 43-462-94-128-334-188-495-196-206 30-414 3-618 47-152 66-415 116-432 278-8 147 146 382 78 515-21 236-92 502-57 740 47 275-72 203-42 477 238-136 573 317 844 287 226-81 597-224 737-395z">
            <text:p/>
          </draw:path>
          <draw:path draw:style-name="gr3" draw:layer="layout" svg:width="0.708cm" svg:height="0.561cm" svg:x="2.777cm" svg:y="9.837cm" svg:viewBox="0 0 709 562" svg:d="m0 344c35 258 498 283 709 95-33-143-42-307-164-406-115-41-237-35-355-29-107 50-188 246-190 340z">
            <text:p/>
          </draw:path>
          <draw:path draw:style-name="gr3" draw:layer="layout" svg:width="1.605cm" svg:height="2.205cm" svg:x="2.299cm" svg:y="7.7cm" svg:viewBox="0 0 1606 2206" svg:d="m26 485c-76 254 33 555 100 805-97 310-84 593 210 841 341 111 1069 162 1187-317 72-604-59-256 78-762 45-653-187-1095-801-1049-425-13-607 205-774 482z">
            <text:p/>
          </draw:path>
          <draw:path draw:style-name="gr6" draw:layer="layout" svg:width="1.411cm" svg:height="0.938cm" svg:x="2.408cm" svg:y="9.114cm" svg:viewBox="0 0 1412 939" svg:d="m716 5c-294-17-448 158-616 263-29 9-49 48-71 74-89 187 40 390 207 506 140 81 282 108 435 81 145-26 303-18 431-87 212-32 286-146 310-353-9-141-79-306-199-376-156-45-334-135-497-108zm-42 179c97 29 285 84 358 147 31 124-28 246-155 231-82-100-248-76-341 18-110 21-157-112-154-203 37-98 210-142 292-193z">
            <text:p/>
          </draw:path>
          <draw:path draw:style-name="gr7" draw:layer="layout" svg:width="0.297cm" svg:height="0.34cm" svg:x="3.257cm" svg:y="8.436cm" svg:viewBox="0 0 298 341" svg:d="m34 106c-76 158-22 253 135 232 47 22 149-94 126-170 21-208-158-216-261-62z">
            <text:p/>
          </draw:path>
          <draw:path draw:style-name="gr7" draw:layer="layout" svg:width="0.298cm" svg:height="0.355cm" svg:x="2.687cm" svg:y="8.428cm" svg:viewBox="0 0 299 356" svg:d="m184 0c-137 26-203 120-179 262 155 269 462-109 179-262z">
            <text:p/>
          </draw:path>
          <draw:path draw:style-name="gr5" draw:layer="layout" svg:width="0.143cm" svg:height="0.185cm" svg:x="3.299cm" svg:y="8.598cm" svg:viewBox="0 0 144 186" svg:d="m127 57c27 2-33-108-104-27-56 62 3 147 42 155 81 13 96-116 62-128z">
            <text:p/>
          </draw:path>
          <draw:path draw:style-name="gr5" draw:layer="layout" svg:width="0.167cm" svg:height="0.172cm" svg:x="2.762cm" svg:y="8.615cm" svg:viewBox="0 0 168 173" svg:d="m88 21c24-49-116-12-83 106 24 79 113 33 120 28 89-55 20-204-37-134z">
            <text:p/>
          </draw:path>
          <draw:path draw:style-name="gr8" draw:layer="layout" svg:width="0.295cm" svg:height="0.389cm" svg:x="2.905cm" svg:y="8.734cm" svg:viewBox="0 0 296 390" svg:d="m111 5c-60 114-233 391 33 385 248 0 119-283 113-390">
            <text:p/>
          </draw:path>
          <draw:path draw:style-name="gr9" draw:layer="layout" svg:width="0.285cm" svg:height="0.014cm" svg:x="2.958cm" svg:y="9.469cm" svg:viewBox="0 0 286 15" svg:d="m0 0c51 23 196 14 286 5">
            <text:p/>
          </draw:path>
          <draw:path draw:style-name="gr8" draw:layer="layout" svg:width="0.238cm" svg:height="0.352cm" svg:x="3.862cm" svg:y="8.427cm" svg:viewBox="0 0 239 353" svg:d="m0 29c394-157 230 380 8 319">
            <text:p/>
          </draw:path>
          <draw:path draw:style-name="gr8" draw:layer="layout" svg:width="0.109cm" svg:height="0.181cm" svg:x="3.904cm" svg:y="8.514cm" svg:viewBox="0 0 110 182" svg:d="m9 23c113-84 157 86-9 159">
            <text:p/>
          </draw:path>
          <draw:path draw:style-name="gr8" draw:layer="layout" svg:width="0.261cm" svg:height="0.341cm" svg:x="2.175cm" svg:y="8.553cm" svg:viewBox="0 0 262 342" svg:d="m226 14c-411-103-176 409 36 317">
            <text:p/>
          </draw:path>
          <draw:path draw:style-name="gr8" draw:layer="layout" svg:width="0.125cm" svg:height="0.171cm" svg:x="2.265cm" svg:y="8.637cm" svg:viewBox="0 0 126 172" svg:d="m96 15c-123-67-143 106 30 157">
            <text:p/>
          </draw:path>
          <draw:path draw:style-name="gr5" draw:layer="layout" svg:width="0.757cm" svg:height="1.006cm" svg:x="3.633cm" svg:y="10.121cm" svg:viewBox="0 0 758 1007" svg:d="m0 500c17 45 44 61 108 179 56 121 88 197 112 328 216-61 329-140 538-247-42-104-103-206-143-312-58-137-155-168-239-281-98-77-131-104-242-167z">
            <text:p/>
          </draw:path>
          <draw:path draw:style-name="gr1" draw:layer="layout" svg:width="0.866cm" svg:height="0.866cm" svg:x="3.003cm" svg:y="12.367cm" svg:viewBox="0 0 867 867" svg:d="m650 536c-123 90-242 257-399 331-54 0-104-24-153-41-59-36-81-90-98-155 11-146 111-266 194-380 56-109 142-228 262-264 167-67 262 2 411 88-77 137-151 276-217 421z">
            <text:p/>
          </draw:path>
          <draw:path draw:style-name="gr2" draw:layer="layout" svg:width="0.568cm" svg:height="0.738cm" svg:x="3.066cm" svg:y="12.397cm" svg:viewBox="0 0 569 739" svg:d="m0 739c38-166 98-337 199-432 84-131 171-242 370-307">
            <text:p/>
          </draw:path>
          <draw:g>
            <draw:path draw:style-name="gr136" draw:text-style-name="P3" draw:layer="layout" svg:width="0.597cm" svg:height="1.186cm" svg:x="2.96cm" svg:y="10.468cm" svg:viewBox="0 0 598 1187" svg:d="m236 0c-300 80-191 427-236 649 12-27 29-80 35-109 10-45 33-148 43-195 0-23-6-64-8-84 96-62 281-54 248 105 0 45 4 129 4 168 25 53 72 160 97 211-49-12-152-34-201-49 127 68 219 173 283 300-29 8-82 31-113 41 43 51 78 97 121 150 19-35 66-103 89-135 10-257-179-461-204-711-8-134-78-244-158-341z">
              <text:p/>
            </draw:path>
            <draw:path draw:style-name="gr137" draw:text-style-name="P3" draw:layer="layout" svg:width="0.25cm" svg:height="0.16cm" svg:x="3.031cm" svg:y="10.692cm" svg:viewBox="0 0 251 161" svg:d="m248 138c31-154-154-167-248-99 2 19 4 58 8 80 76 48 158 56 240 19z">
              <text:p/>
            </draw:path>
            <draw:path draw:style-name="gr138" draw:text-style-name="P3" draw:layer="layout" svg:width="0.284cm" svg:height="0.254cm" svg:x="2.999cm" svg:y="10.811cm" svg:viewBox="0 0 285 255" svg:d="m279 25c-80 33-160 24-238-25-10 53-31 150-41 199l117 54 16 2c40-17 115-48 152-60 0-45-6-129-6-170z">
              <text:p/>
            </draw:path>
            <draw:path draw:style-name="gr139" draw:text-style-name="P3" draw:layer="layout" svg:width="0.59cm" svg:height="0.862cm" svg:x="2.869cm" svg:y="11.004cm" svg:viewBox="0 0 591 863" svg:d="m417 0c-39 16-119 45-156 62l-6 2c-2 0-7-2-9-2l-121-56c-6 27-24 80-33 105l-30 111c-23 105-48 213-62 322 16 11 60 33 76 43 41 89 72 183 99 276 78-39 158-46 244-15-2-115-2-236-2-351l64 2c28-8 82-31 110-41-63-127-156-230-283-298 51 15 150 37 201 47-22-51-70-154-92-207z">
              <text:p/>
            </draw:path>
            <draw:path draw:style-name="gr140" draw:text-style-name="P3" draw:layer="layout" svg:width="0.015cm" svg:height="0.001cm" svg:x="3.114cm" svg:y="11.062cm" svg:viewBox="0 0 16 2" svg:d="m16 0h-16c2 0 6 2 8 2z">
              <text:p/>
            </draw:path>
            <draw:path draw:style-name="gr141" draw:text-style-name="P3" draw:layer="layout" svg:width="0.116cm" svg:height="0.151cm" svg:x="2.986cm" svg:y="11.394cm" svg:viewBox="0 0 117 152" svg:d="m83 0c-93 18-107 72-46 152 89-19 103-66 46-152z">
              <text:p/>
            </draw:path>
            <draw:path draw:style-name="gr142" draw:text-style-name="P3" draw:layer="layout" svg:width="0.434cm" svg:height="0.496cm" svg:x="3.284cm" svg:y="11.499cm" svg:viewBox="0 0 435 497" svg:d="m66 2-66-2c0 117 0 236 2 353l4 35 10 109c157-23 284-113 419-185-57-96-127-187-166-294-21 35-62 101-82 134-39-49-82-99-121-150z">
              <text:p/>
            </draw:path>
            <draw:path draw:style-name="gr143" draw:text-style-name="P3" draw:layer="layout" svg:width="0.443cm" svg:height="0.47cm" svg:x="2.598cm" svg:y="11.493cm" svg:viewBox="0 0 444 471" svg:d="m267 53c-27-14-86-39-121-53l-41 55c-23 31-74 89-103 120-2 73-2 147-2 223 49 19 146 52 197 68 70 6 140 6 210 0 12-22 28-68 37-94-25-95-60-185-99-275-18-11-57-31-78-44z">
              <text:p/>
            </draw:path>
            <draw:path draw:style-name="gr144" draw:text-style-name="P3" draw:layer="layout" svg:width="0.28cm" svg:height="0.126cm" svg:x="3.005cm" svg:y="11.832cm" svg:viewBox="0 0 281 127" svg:d="m281 18c-84-29-166-23-242 14-12 23-29 72-39 95 97-2 197-27 281-74z">
              <text:p/>
            </draw:path>
          </draw:g>
          <draw:path draw:style-name="gr135" draw:layer="layout" svg:width="1.423cm" svg:height="0.706cm" svg:x="1.655cm" svg:y="11.773cm" svg:viewBox="0 0 1424 707" svg:d="m822 206c-214-82-416-230-655-203-162 39-152 179-162 316-18 113 15 190 108 253 250 149 533 148 813 119 180 18 391 21 493-151 59-236-439-263-597-334z">
            <text:p/>
          </draw:path>
          <draw:path draw:style-name="gr8" draw:layer="layout" svg:width="0.693cm" svg:height="0.897cm" svg:x="1.486cm" svg:y="10.717cm" svg:viewBox="0 0 694 898" svg:d="m376 24c-194 62-291 319-375 470-15 116 144 352 244 403 135 21 213-199 319-281 28-29 113-172 122-206 40-176-79-501-310-386z">
            <text:p/>
          </draw:path>
          <draw:path draw:style-name="gr5" draw:layer="layout" svg:width="0.801cm" svg:height="1.099cm" svg:x="1.605cm" svg:y="10.162cm" svg:viewBox="0 0 802 1100" svg:d="m802 447c-38 129 21 66-50 179-61 119-134 345-165 474-212-72-385-277-587-394 47-103 173-208 218-310 66-134 133-133 223-241 83-63 107-149 278-155z">
            <text:p/>
          </draw:path>
          <draw:path draw:style-name="gr145" draw:layer="layout" svg:width="0.282cm" svg:height="0.043cm" svg:x="2.9cm" svg:y="11.027cm" svg:viewBox="0 0 283 44" svg:d="m0 44c81-26 199-35 283-44">
            <text:p/>
          </draw:path>
          <draw:path draw:style-name="gr1" draw:layer="layout" svg:width="0.896cm" svg:height="0.846cm" svg:x="2.162cm" svg:y="12.337cm" svg:viewBox="0 0 897 847" svg:d="m241 539c128 84 256 245 417 308 52-3 100-30 150-48 57-40 75-96 89-161-18-144-127-259-215-368-61-106-154-219-276-250-170-57-262 18-406 111 86 133 166 268 241 408z">
            <text:p/>
          </draw:path>
          <draw:path draw:style-name="gr2" draw:layer="layout" svg:width="0.608cm" svg:height="0.705cm" svg:x="2.392cm" svg:y="12.37cm" svg:viewBox="0 0 609 706" svg:d="m609 706c-48-163-117-331-222-420-92-127-185-233-387-286">
            <text:p/>
          </draw:path>
          <draw:path draw:style-name="gr4" draw:layer="layout" svg:width="1.005cm" svg:height="0.741cm" svg:x="1.667cm" svg:y="12.053cm" svg:viewBox="0 0 1006 742" svg:d="m2 0c-24 307 170 533 460 629 89 33 161 86 253 113 57-53 110-121 170-179 35-47 98-146 121-194-152-33-346-173-476-282z">
            <text:p/>
          </draw:path>
          <draw:path draw:style-name="gr146" draw:layer="layout" svg:width="2.074cm" svg:height="2.852cm" svg:x="1.114cm" svg:y="9.981cm" svg:viewBox="0 0 2075 2853" svg:d="m2 0c410 363 862 618 1387 769 170 42 520 235 585 289-13 557 130 1115 96 1795-299-83-592-274-913-354-171-85-808-111-1019-304 16-257 44-529 8-785-35-178-8-364-48-545-11-254-112-579-96-865z">
            <text:p/>
          </draw:path>
          <draw:path draw:style-name="gr147" draw:layer="layout" svg:width="1.533cm" svg:height="1.328cm" svg:x="1.339cm" svg:y="10.375cm" svg:viewBox="0 0 1534 1329" svg:d="m0 0c468 319 990 599 1508 733 45 188 22 391-2 596-504-282-997-458-1471-703 36-181-21-424-35-626z">
            <text:p/>
          </draw:path>
          <draw:path draw:style-name="gr8" draw:layer="layout" svg:width="0.459cm" svg:height="0.818cm" svg:x="1cm" svg:y="10.693cm" svg:viewBox="0 0 460 819" svg:d="m254 18c-174-77-138 112-106 264-226 8-166 235 0 273-26 13-94-18-107 80 16 96 76 139 159 179 50 12 78 3 121-14 48-51-23-132-55-193 41-1 83-22 134-58 5-53-119-197-120-200 99-21 194-24 179-119-36-104-110-167-205-212z">
            <text:p/>
          </draw:path>
          <draw:path draw:style-name="gr147" draw:layer="layout" svg:width="0.053cm" svg:height="0.557cm" svg:x="1.811cm" svg:y="10.673cm" svg:viewBox="0 0 54 558" svg:d="m0 0c9 197 83 363 41 558">
            <text:p/>
          </draw:path>
          <draw:path draw:style-name="gr147" draw:layer="layout" svg:width="0.023cm" svg:height="0.533cm" svg:x="2.314cm" svg:y="10.917cm" svg:viewBox="0 0 24 534" svg:d="m0 0c44 253 11 337 23 534">
            <text:p/>
          </draw:path>
          <draw:path draw:style-name="gr147" draw:layer="layout" svg:width="1.412cm" svg:height="1.058cm" svg:x="1.421cm" svg:y="11.492cm" svg:viewBox="0 0 1413 1059" svg:d="m6 0c522 129 898 393 1407 495-51 188-23 376-6 564-456-233-933-293-1407-492 36-185 20-367 6-567z">
            <text:p/>
          </draw:path>
          <draw:path draw:style-name="gr147" draw:layer="layout" svg:width="0.024cm" svg:height="0.568cm" svg:x="1.874cm" svg:y="11.641cm" svg:viewBox="0 0 25 569" svg:d="m12 0c9 196 29 370-12 569">
            <text:p/>
          </draw:path>
          <draw:path draw:style-name="gr147" draw:layer="layout" svg:width="0.018cm" svg:height="0.544cm" svg:x="2.377cm" svg:y="11.824cm" svg:viewBox="0 0 19 545" svg:d="m0 0c44 248-3 348 9 545">
            <text:p/>
          </draw:path>
          <draw:path draw:style-name="gr148" draw:layer="layout" svg:width="1.021cm" svg:height="0.365cm" svg:x="1.513cm" svg:y="11.361cm" svg:viewBox="0 0 1022 366" svg:d="m0 0c21 17 26 50 50 63 24 5 25-27 42-37 13 4 28 25 40 3 8-9 17-41 29-17 12 18 20 42 39 53 18 6 39-6 38-24 30 43 54 91 98 123 21 17 51 14 72 0 34-23 64-53 104-71 22 0 28 32 49 39 21 15 38-18 54-13 17 18 20 47 44 60 35 26 57 66 98 84 19 9 43 5 62-6 24-3 45 12 64 23 27 15 54 31 86 37 18 3 36 14 44 32 3 5 6 11 9 17">
            <text:p/>
          </draw:path>
          <draw:path draw:style-name="gr147" draw:layer="layout" svg:width="0.13cm" svg:height="0.294cm" svg:x="1.939cm" svg:y="11.019cm" svg:viewBox="0 0 131 295" svg:d="m41 116c-12 1-21-8-29-15-6-11-13-23-12-35 3-19 15-33 27-46 9-9 18-20 30-20s23 6 32 14c11 9 15 24 18 37 3 21-7 42-21 56-11 7-23 9-33 13-6 2-12 8-12 14-2 10 3 19 6 27 4 11 10 21 15 32 6 21 3 42 7 63 2 12-1 25 0 39 0-23 0-45-3-68-3-7-4-16-10-21s-12 3-15 9c-5 8-5 18-11 26-6 10-16 18-25 25 1-6 6-12 9-16 9-14 18-29 33-38 6-4 15-1 19 3 8 6 15 14 24 17 14 4 28 6 41 6">
            <text:p/>
          </draw:path>
          <draw:path draw:style-name="gr147" draw:layer="layout" svg:width="0.13cm" svg:height="0.294cm" svg:x="2.138cm" svg:y="11.066cm" svg:viewBox="0 0 131 295" svg:d="m41 116c-12 1-21-8-29-15-6-11-13-23-12-35 3-19 15-33 27-46 9-9 18-20 30-20s23 6 32 14c11 9 15 24 18 37 3 21-7 42-21 56-11 7-23 9-33 13-6 2-12 8-12 14-2 10 3 19 6 27 4 11 10 21 15 32 6 21 3 42 7 63 2 12-1 25 0 39 0-23 0-45-3-68-3-7-4-16-10-21s-12 3-15 9c-5 8-5 18-11 26-6 10-16 18-25 25 1-6 6-12 9-16 9-14 18-29 33-38 6-4 15-1 19 3 8 6 15 14 24 17 14 4 28 6 41 6">
            <text:p/>
          </draw:path>
          <draw:path draw:style-name="gr147" draw:layer="layout" svg:width="0.297cm" svg:height="0.44cm" svg:x="1.42cm" svg:y="10.595cm" svg:viewBox="0 0 298 441" svg:d="m0 62c17-4 29-18 42-30 12-11 24-26 39-32 12-3 17 11 18 20 2 26-1 53-1 78 0 29-2 59 7 86 3 12 14 23 27 21 21-3 37-16 53-30 20-18 38-39 59-57 7 0 0 15-2 19-13 44-31 85-36 130-3 9 2 21 11 10 9-7 16-19 27-24 13 2 9 20 9 29-3 27-9 52-14 80 12-2 27-2 38 7 13 14 15 33 15 50 1 7 4 15 6 22">
            <text:p/>
          </draw:path>
          <draw:path draw:style-name="gr147" draw:layer="layout" svg:width="0.327cm" svg:height="0.418cm" svg:x="2.429cm" svg:y="11.146cm" svg:viewBox="0 0 328 419" svg:d="m0 281c15-16 17-37 18-57 3-42 2-83 2-125 1-19-2-39 3-57 3-14 18-12 25-3 17 12 29 30 48 38 12 3 15 13 15 24 2 25 2 51 2 75 0-21-2-44 4-65 6-30 20-59 20-90 1-9 3-26 16-20 16 5 31 14 46 18 10 3 18 14 12 24-6 15-17 28-17 44-1 32 6 63 5 95 0 16-8 31-6 46 3 14 18 17 30 20 33 9 66 20 97 33 11 6 8 20 4 27-10 23-28 44-32 69 0 12 1 26 0 40-8 6-20-6-29-9-21-9-42-19-63-29-36-18-71-39-108-53-32-10-62-28-92-45z">
            <text:p/>
          </draw:path>
          <draw:path draw:style-name="gr147" draw:layer="layout" svg:width="0.273cm" svg:height="0.167cm" svg:x="2.116cm" svg:y="11.978cm" svg:viewBox="0 0 274 168" svg:d="m176 77c11 15 5 36-4 49-9 17-21 33-41 40-27 6-55-5-81-16-17-7-38-16-47-34-6-18-3-38 2-56 6-21 25-34 44-46 27-19 61-14 88 1 18 9 27 26 39 41 6 9 18 13 27 10 16-3 25-15 35-25 12-14 23-27 36-41">
            <text:p/>
          </draw:path>
          <draw:path draw:style-name="gr147" draw:layer="layout" svg:width="0.225cm" svg:height="0.085cm" svg:x="1.54cm" svg:y="11.653cm" svg:viewBox="0 0 226 86" svg:d="m0 0c226 86 226 86 226 86">
            <text:p/>
          </draw:path>
          <draw:line draw:style-name="gr147" draw:layer="layout" svg:x1="1.56cm" svg:y1="11.832cm" svg:x2="1.792cm" svg:y2="11.912cm">
            <text:p/>
          </draw:line>
          <draw:line draw:style-name="gr147" draw:layer="layout" svg:x1="1.686cm" svg:y1="12.011cm" svg:x2="1.507cm" svg:y2="11.964cm">
            <text:p/>
          </draw:line>
          <draw:path draw:style-name="gr147" draw:layer="layout" svg:width="0.278cm" svg:height="0.346cm" svg:x="2.452cm" svg:y="11.991cm" svg:viewBox="0 0 279 347" svg:d="m78 339c-30-30-55-66-70-106-8-19-11-40-5-60 9-33 33-61 39-96 9-32 32-62 64-74 10-4 22-4 33 2 27 12 49 33 72 54 16 16 34 33 43 57 11 26 16 54 23 81 5 29-4 57-16 83-7 14-11 29-16 42-7 12-22 15-36 18-30 8-61 11-91 2-14-5-26-17-26-32s11-27 9-42c-1-33-21-60-29-92-4-13-7-30 0-43 11-15 31-17 46-17 18 0 36 3 54 9 15 8 21 27 19 42-1 24-9 45-19 66-6 9-14-6-20-7">
            <text:p/>
          </draw:path>
          <draw:path draw:style-name="gr8" draw:layer="layout" svg:width="0.646cm" svg:height="0.684cm" svg:x="3.887cm" svg:y="10.774cm" svg:viewBox="0 0 647 685" svg:d="m318 24c194 62 244 273 328 423 15 116-89 173-187 226-137 19-222 25-329-57-29-29-113-172-122-206-41-176 78-501 310-386z">
            <text:p/>
          </draw:path>
          <draw:path draw:style-name="gr4" draw:layer="layout" svg:width="0.99cm" svg:height="0.816cm" svg:x="3.406cm" svg:y="12.012cm" svg:viewBox="0 0 991 817" svg:d="m987 48c26 212-83 363-215 516-151 94-248 193-418 253-56-53-188-128-249-185-39-86-81-160-105-232 110-52 209-117 311-182 89-69 201-116 249-218z">
            <text:p/>
          </draw:path>
          <draw:path draw:style-name="gr146" draw:layer="layout" svg:width="1.866cm" svg:height="2.342cm" svg:x="3.075cm" svg:y="10.506cm" svg:viewBox="0 0 1867 2343" svg:d="m43 533c190-132 319-98 491-251 234-122 994-325 1306-274-71 334-8 229-6 488 37 502-11 996 33 1474-221 26-738 163-957 230-119 47-856 202-867 119 77-331-35-681-39-1008-24-260 72-520 39-778z">
            <text:p/>
          </draw:path>
          <draw:path draw:style-name="gr149" draw:layer="layout" svg:width="0.497cm" svg:height="0.526cm" svg:x="4.258cm" svg:y="10.98cm" svg:viewBox="0 0 498 527" svg:d="m155 23c-81 16-117 114-144 188-32 105 15 212 37 316 122-21 218-46 325-68 94-14 139-98 121-185-21-92-82-193-143-257-50-38-137 0-196 6z">
            <text:p/>
          </draw:path>
          <draw:path draw:style-name="gr3" draw:layer="layout" svg:width="0.46cm" svg:height="0.818cm" svg:x="4.717cm" svg:y="10.772cm" svg:viewBox="0 0 461 819" svg:d="m208 18c173-77 138 112 105 264 226 8 167 235 0 273 27 13 93-18 107 80-15 96-77 139-160 179-49 12-78 3-119-14-49-51 22-132 53-193-40-1-83-22-132-58-6-53 117-197 119-200-98-21-194-24-179-119 36-104 109-167 206-212z">
            <text:p/>
          </draw:path>
          <draw:path draw:style-name="gr148" draw:layer="layout" svg:width="0.703cm" svg:height="0.18cm" svg:x="3.317cm" svg:y="11.26cm" svg:viewBox="0 0 704 181" svg:d="m0 181c18-35 27-92 69-102 14 12 18 49 41 22 22-22 56-30 83-10 42 22 94 4 127-26 17-12 35-49 32-59-13 23-9 67 24 65 38 3 66-34 104-25 30 15 56-6 59-38 21-23 45 27 73 14 30 4 73-26 92-22-1 2-4 6-1 8">
            <text:p/>
          </draw:path>
          <draw:path draw:style-name="gr148" draw:layer="layout" svg:width="0.748cm" svg:height="0.146cm" svg:x="3.344cm" svg:y="11.466cm" svg:viewBox="0 0 749 147" svg:d="m0 146c41 6 77-20 96-53 30-12 47 24 68 38 36 18 57-30 77-51 21-38 55-24 84-8 48 11 96-1 140-18 33-15 69-12 104-15 27-15 52 3 78 9 35 2 47-45 81-48 8 0 15 3 21 8">
            <text:p/>
          </draw:path>
          <draw:path draw:style-name="gr147" draw:layer="layout" svg:width="1.466cm" svg:height="0.927cm" svg:x="3.284cm" svg:y="11.659cm" svg:viewBox="0 0 1467 928" svg:d="m0 345c506-173 936-154 1426-345l41 603c-495 59-970 252-1434 325 23-207-7-388-33-583z">
            <text:p/>
          </draw:path>
          <draw:path draw:style-name="gr147" draw:layer="layout" svg:width="0.065cm" svg:height="0.583cm" svg:x="3.769cm" svg:y="11.884cm" svg:viewBox="0 0 66 584" svg:d="m0 0c21 194 86 358 60 584">
            <text:p/>
          </draw:path>
          <draw:path draw:style-name="gr147" draw:layer="layout" svg:width="0.073cm" svg:height="0.577cm" svg:x="4.247cm" svg:y="11.785cm" svg:viewBox="0 0 74 578" svg:d="m0 0c59 226 48 385 74 578">
            <text:p/>
          </draw:path>
          <draw:path draw:style-name="gr147" draw:layer="layout" svg:width="0.21cm" svg:height="0.446cm" svg:x="3.432cm" svg:y="12.029cm" svg:viewBox="0 0 211 447" svg:d="m65 175c-18 4-33-9-43-23-13-15-25-32-22-53 5-27 25-49 44-69 15-13 29-30 50-30 18 0 36 11 51 21 18 14 22 36 27 57 8 32-11 63-35 83-13 12-33 15-51 21-10 3-19 12-19 23-5 13 4 27 10 40 8 17 17 32 24 48 9 31 5 64 12 95 3 20-1 39-1 59 0-33 0-68-6-101-2-12-5-26-15-35-11-4-20 6-24 16-8 12-8 28-17 39-10 15-27 27-42 37 3-9 11-16 15-24 15-21 30-43 53-57 10-6 24-2 33 6 12 9 24 20 39 24 19 6 42 9 63 9">
            <text:p/>
          </draw:path>
          <draw:path draw:style-name="gr147" draw:layer="layout" svg:width="0.291cm" svg:height="0.358cm" svg:x="3.909cm" svg:y="11.975cm" svg:viewBox="0 0 292 359" svg:d="m0 22c27-4 51-15 78-21 9-3 21-1 23 9 3 18-3 37-8 55-10 40-27 79-37 121-2 5-2 19 4 9 12-19 21-40 27-61 12-9 27-14 41-17s27-6 39 2c11 6 8 21 5 30-9 22-22 43-32 65-17 39-35 76-47 117-1 9-7 21 2 28 9 0 16-9 24-15 31-30 59-66 86-100 6-9 13-18 16-30-4-5-12 10-10 16 1 12 15 17 25 18 12 3 24 0 36-3 11-3 15 12 17 20 1 3 3 6 3 9">
            <text:p/>
          </draw:path>
          <draw:path draw:style-name="gr147" draw:layer="layout" svg:width="0.173cm" svg:height="0.244cm" svg:x="4.387cm" svg:y="12.054cm" svg:viewBox="0 0 174 245" svg:d="m65 175c-18 4-33-9-43-23-13-15-25-32-22-53 5-27 25-49 44-69 15-13 29-30 50-30 18 0 36 11 51 21 18 14 22 36 27 57 8 32-11 63-35 83-13 12-33 15-51 21-10 3-19 12-19 23-5 13 4 27 10 40">
            <text:p/>
          </draw:path>
          <draw:path draw:style-name="gr147" draw:layer="layout" svg:width="0.273cm" svg:height="0.167cm" svg:x="4.452cm" svg:y="11.845cm" svg:viewBox="0 0 274 168" svg:d="m176 77c11 15 5 36-4 49-9 17-21 33-41 40-27 6-55-5-81-16-17-7-38-16-47-34-6-18-3-38 2-56 6-21 25-34 44-46 27-19 61-14 88 1 18 9 27 26 39 41 6 9 18 13 27 10 16-3 25-15 35-25 12-14 23-27 36-41">
            <text:p/>
          </draw:path>
          <draw:g>
            <draw:path draw:style-name="gr150" draw:text-style-name="P6" draw:layer="layout" svg:width="0.027cm" svg:height="0.229cm" draw:transform="skewX (-0.00872664625997169) rotate (0.253596340314776) translate (3.37288100144122cm 10.9304939197886cm)" svg:viewBox="0 0 28 230" svg:d="m0 33c0-11 0-22 0-33 9 0 19 0 28 0 0 11 0 22 0 32-9 0-19 1-28 1zm0 197c0-56 0-111 0-166 9-1 19-1 28-1 0 56 0 111 0 167-9 0-18 0-28 0z">
              <text:p/>
            </draw:path>
            <draw:path draw:style-name="gr151" draw:text-style-name="P6" draw:layer="layout" svg:width="0.136cm" svg:height="0.173cm" draw:transform="skewX (0.0115191730631625) rotate (0.273318560862312) translate (3.44592258635402cm 10.9727254994061cm)" svg:viewBox="0 0 137 174" svg:d="m0 120 28-4c1 11 6 19 13 25s17 9 30 10c12 0 22-3 28-8s10-11 10-19c0-6-3-11-9-15-4-2-13-5-28-9-21-6-35-11-43-14-8-4-14-10-18-16s-6-15-6-23c0-7 1-14 5-20 3-7 8-12 13-16 5-3 11-6 18-8 8-2 16-3 24-3 13 0 25 2 35 6s17 9 21 15 8 16 10 26l-27 4c-2-9-5-16-11-20-6-5-15-8-26-8-12 0-22 2-27 6-6 5-8 10-8 15 0 4 1 7 3 10s6 6 11 8c3 1 11 3 25 7 19 6 33 10 41 14s14 8 19 15 6 14 6 24c0 9-2 18-8 26-5 8-13 15-23 19-11 5-22 7-35 7-22-1-38-5-49-14-12-9-19-23-22-40z">
              <text:p/>
            </draw:path>
            <draw:path draw:style-name="gr152" draw:text-style-name="P6" draw:layer="layout" svg:width="0.133cm" svg:height="0.169cm" draw:transform="rotate (0.263021118275545) translate (3.60909809113577cm 10.9286639585411cm)" svg:viewBox="0 0 134 170" svg:d="m0 170v-166h25v23c12-18 30-27 53-27 10 0 19 2 27 5 9 4 15 9 19 15s7 12 9 20c1 6 1 15 1 28v102h-28v-101c0-12-1-20-3-26s-6-10-11-13c-6-4-13-6-20-6-12 0-22 4-31 12s-13 22-13 43v91z">
              <text:p/>
            </draw:path>
            <draw:path draw:style-name="gr153" draw:text-style-name="P6" draw:layer="layout" svg:width="0.143cm" svg:height="0.232cm" draw:transform="skewX (0.00436332312998576) rotate (0.265115513377939) translate (3.75697865177847cm 10.8266899963155cm)" svg:viewBox="0 0 144 233" svg:d="m118 230v-22c-11 17-26 25-47 25-13 0-25-4-36-11s-20-17-26-31c-6-13-9-28-9-45 0-16 3-31 8-45s14-24 25-31 23-11 37-11c10 0 19 3 26 7s15 10 19 16v-82h28l1 230zm-89-84c0 22 4 38 13 48 9 11 20 16 32 16s23-5 31-15c9-10 13-25 13-46 0-23-5-40-13-50s-20-16-33-16c-12 0-22 5-31 15-8 10-12 26-12 48z">
              <text:p/>
            </draw:path>
            <draw:path draw:style-name="gr154" draw:text-style-name="P6" draw:layer="layout" svg:width="0.086cm" svg:height="0.028cm" draw:transform="skewX (0.0357792496658838) rotate (0.273493093787511) translate (3.96177712034465cm 10.908670079077cm)" svg:viewBox="0 0 87 29" svg:d="m1 28c-1-9-1-19-1-28 29 0 57 1 86 1 0 9 1 19 1 28-29 0-58 0-86-1z">
              <text:p/>
            </draw:path>
            <draw:path draw:style-name="gr155" draw:text-style-name="P6" draw:layer="layout" svg:width="0.225cm" svg:height="0.17cm" draw:transform="skewX (0.011693705988362) rotate (0.266686309704733) translate (4.05811190904857cm 10.8078808477241cm)" svg:viewBox="0 0 226 171" svg:d="m1 170-1-166h25v23c5-8 12-15 21-20s18-7 29-7c12 0 23 3 30 8 8 5 14 12 17 21 13-19 30-29 51-29 16 0 29 5 38 14s13 23 14 42l1 115-28-1-1-104c0-12-1-20-3-25s-5-9-10-12-11-4-17-4c-12 0-21 4-29 11s-11 20-11 38l1 96h-28l-1-108c0-12-3-22-7-28-5-6-12-10-23-10-8 0-15 2-22 7-6 4-11 10-14 18s-4 19-4 35v86z">
              <text:p/>
            </draw:path>
            <draw:path draw:style-name="gr156" draw:text-style-name="P6" draw:layer="layout" svg:width="0.151cm" svg:height="0.173cm" draw:transform="skewX (-0.00575958653158126) rotate (0.257610597594363) translate (4.30713029219345cm 10.7392231070759cm)" svg:viewBox="0 0 152 174" svg:d="m117 149c-10 9-20 16-30 19-9 4-19 6-30 6-19 0-33-4-42-13-10-9-15-20-15-34 0-8 2-16 6-23 3-6 8-12 14-16s13-7 20-9c6-2 14-3 25-5 23-3 39-6 50-10 0-4 0-6 0-7 0-12-2-20-8-24-7-7-17-10-32-10-13 0-23 3-29 7-6 5-11 13-14 25l-27-3c2-12 6-22 12-29s14-13 25-17 23-6 37-6c15 0 26 2 35 5s15 7 19 12 7 12 9 19c1 5 1 14 1 26v38c0 26 1 43 2 50s4 13 7 20h-29c-3-6-5-13-6-21zm-2-63c-10 5-25 8-46 11-11 2-19 4-24 6s-9 5-11 9-4 9-4 14c0 7 3 13 8 18s14 8 25 8 21-3 29-7c8-5 15-12 19-20 3-6 4-16 4-28z">
              <text:p/>
            </draw:path>
            <draw:path draw:style-name="gr157" draw:text-style-name="P6" draw:layer="layout" svg:width="0.145cm" svg:height="0.237cm" draw:transform="skewX (-0.00837758040957278) rotate (0.256563400043166) translate (4.47886705983359cm 10.6936654030995cm)" svg:viewBox="0 0 146 238" svg:d="m5 184 28 4c1 9 4 15 9 19 7 5 17 7 29 7 13 0 23-2 30-8 7-5 12-12 14-22 2-6 2-18 2-36-12 15-27 22-46 22-22 0-40-8-52-24s-19-36-19-60c0-15 3-30 9-44 5-13 14-23 25-31 10-7 23-11 38-11 19 0 35 8 48 23v-20h26v144c0 26-3 44-8 55-6 11-14 20-25 26-12 6-26 10-42 10-20 0-36-5-48-13-12-9-18-23-18-41zm24-100c0 22 4 38 13 48 8 10 19 15 32 15s24-5 32-15 14-26 14-47-5-36-14-46c-9-11-20-16-32-16-13 0-23 6-32 16s-13 25-13 45z">
              <text:p/>
            </draw:path>
          </draw:g>
          <draw:path draw:style-name="gr6" draw:layer="layout" svg:width="1.85cm" svg:height="1.583cm" svg:x="2.214cm" svg:y="7.584cm" svg:viewBox="0 0 1851 1584" svg:d="m888 445c237-54 198-111 259-185 474-17 507 403 431 591 89-78 43-119 151-42 25 21 6 215 3 241-5 27-99 364-80 372 238-143 281-778 27-1124-186-256-516-359-800-262-816-169-1100 847-698 1548 46-159-88-477-29-650 50-44 62 44 125 36-212-432 21-665 307-710 74-65 72 162 304 185z">
            <text:p/>
          </draw:path>
        </draw:g>
        <draw:path draw:style-name="gr158" draw:layer="layout" svg:width="2.023cm" svg:height="1.167cm" svg:x="7.69cm" svg:y="13.621cm" svg:viewBox="0 0 2024 1168" svg:d="m976 1123c9 18 99 57 128 42 109-54 345-180 474-180 141-102 289-108 433-198-10-25 26-80 7-103-111-138-358-238-505-335-203-171-469-294-728-349-260 134-562 185-785 384 279 328 678 447 976 739z">
          <text:p/>
        </draw:path>
        <draw:path draw:style-name="gr159" draw:layer="layout" svg:width="1.726cm" svg:height="0.936cm" svg:x="7.797cm" svg:y="13.712cm" svg:viewBox="0 0 1727 937" svg:d="m703 0c144 58 266 90 407 162 201 85 422 292 617 390-46 91-309 99-428 151-219 15-338 136-503 234-242-91-638-319-796-537 138-197 478-315 703-400z">
          <text:p/>
        </draw:path>
        <draw:path draw:style-name="gr160" draw:layer="layout" svg:width="0.858cm" svg:height="0.494cm" svg:x="8.417cm" svg:y="13.816cm" svg:viewBox="0 0 859 495" svg:d="m0 0c97 74 248 138 361 185 118 51 220 121 329 188 58 38 115 78 169 122">
          <text:p/>
        </draw:path>
        <draw:path draw:style-name="gr160" draw:layer="layout" svg:width="0.743cm" svg:height="0.452cm" svg:x="8.261cm" svg:y="13.894cm" svg:viewBox="0 0 744 453" svg:d="m0 0c163 106 379 263 560 339 67 26 121 76 184 114">
          <text:p/>
        </draw:path>
        <draw:path draw:style-name="gr160" draw:layer="layout" svg:width="0.656cm" svg:height="0.423cm" svg:x="8.126cm" svg:y="14.02cm" svg:viewBox="0 0 657 424" svg:d="m0 0c87 88 292 155 386 234 87 48 179 86 238 167 12 13 19 16 33 23">
          <text:p/>
        </draw:path>
        <draw:path draw:style-name="gr160" draw:layer="layout" svg:width="0.651cm" svg:height="0.356cm" svg:x="8.575cm" svg:y="14.157cm" svg:viewBox="0 0 652 357" svg:d="m652 0c-90 25-138 75-224 150-163 12-347 137-428 207">
          <text:p/>
        </draw:path>
        <draw:path draw:style-name="gr160" draw:layer="layout" svg:width="0.565cm" svg:height="0.261cm" svg:x="8.005cm" svg:y="13.81cm" svg:viewBox="0 0 566 262" svg:d="m566 0c-146 102-400 195-566 262">
          <text:p/>
        </draw:path>
        <draw:path draw:style-name="gr160" draw:layer="layout" svg:width="0.491cm" svg:height="0.324cm" svg:x="8.15cm" svg:y="13.928cm" svg:viewBox="0 0 492 325" svg:d="m492 0c-110 64-377 277-492 325">
          <text:p/>
        </draw:path>
        <draw:path draw:style-name="gr160" draw:layer="layout" svg:width="0.458cm" svg:height="0.337cm" svg:x="8.496cm" svg:y="14.114cm" svg:viewBox="0 0 459 338" svg:d="m459 0c-71 52-137 103-222 141-95 47-163 123-237 197">
          <text:p/>
        </draw:path>
        <draw:path draw:style-name="gr161" draw:layer="layout" svg:width="0.991cm" svg:height="0.403cm" svg:x="8.667cm" svg:y="14.309cm" svg:viewBox="0 0 992 404" svg:d="m0 404c165-150 340-171 562-232 146-21 290-123 430-172">
          <text:p/>
        </draw:path>
        <draw:path draw:style-name="gr160" draw:layer="layout" svg:width="0.437cm" svg:height="0.351cm" svg:x="8.342cm" svg:y="14.006cm" svg:viewBox="0 0 438 352" svg:d="m438 0c-82 53-159 113-237 173-29 41-158 161-201 179">
          <text:p/>
        </draw:path>
        <draw:path draw:style-name="gr162" draw:layer="layout" svg:width="1.319cm" svg:height="1.537cm" svg:x="7.378cm" svg:y="13.28cm" svg:viewBox="0 0 1320 1538" svg:d="m374 237c186 82 338 225 528 298 90 87 123 209 159 324 66 212 137 263 259 609 2 45-19 52-10 69-149 22-432-205-584-306-171-34-240-187-396-266-19-163-121-282-127-449-21-140-171-378-203-516 97 27 266 193 374 237z">
          <text:p/>
        </draw:path>
        <draw:path draw:style-name="gr161" draw:layer="layout" svg:width="1.259cm" svg:height="1.476cm" svg:x="7.39cm" svg:y="13.339cm" svg:viewBox="0 0 1260 1477" svg:d="m0 0c50 54 355 249 442 309 133 124 295 175 416 258 79 121 128 236 155 376 8 146 202 400 247 534">
          <text:p/>
        </draw:path>
        <draw:path draw:style-name="gr135" draw:layer="layout" svg:width="0.252cm" svg:height="0.231cm" svg:x="7.861cm" svg:y="14.057cm" svg:viewBox="0 0 253 232" svg:d="m183 6c-33-17-74 6-104 25-42 27-58 78-79 121 48 27 90 47 133 70 36 22 77 6 97-29 18-40 25-91 23-132-6-28-48-40-70-55z">
          <text:p/>
        </draw:path>
        <draw:path draw:style-name="gr163" draw:layer="layout" svg:width="1.06cm" svg:height="0.726cm" svg:x="17.265cm" svg:y="14.982cm" svg:viewBox="0 0 1061 727" svg:d="m398 171c153-24 303-180 479-171 48 26 120 133 156 172 37 61 31 121 15 187-78 125-228 186-357 250-102 71-236 137-361 113-184-21-236-129-330-276 137-87 269-178 398-275z">
          <text:p/>
        </draw:path>
        <draw:path draw:style-name="gr164" draw:layer="layout" svg:width="0.884cm" svg:height="0.379cm" svg:x="17.437cm" svg:y="15.247cm" svg:viewBox="0 0 885 380" svg:d="m885 0c-54 170-258 239-404 269-139 78-271 137-481 100">
          <text:p/>
        </draw:path>
        <draw:path draw:style-name="gr124" draw:layer="layout" svg:width="0.689cm" svg:height="1.357cm" svg:x="17.114cm" svg:y="14.143cm" svg:viewBox="0 0 690 1358" svg:d="m395 40c118 148 107 205 261 444-28 137 24 269 34 406-27 120 8 309-75 392-142 108-360 103-440-33 15-55 4-86 27-142 71-148 37-319 15-475-3-205-225-355-217-562 118-43 320-116 395-30z">
          <text:p/>
        </draw:path>
        <draw:path draw:style-name="gr163" draw:layer="layout" svg:width="0.976cm" svg:height="0.692cm" svg:x="16.066cm" svg:y="15.024cm" svg:viewBox="0 0 977 693" svg:d="m575 161c-164-62-191-260-481-100-47 14-66 47-90 89-34 126 168 350 334 422 137 89 307 129 475 119 74-62 114-186 164-277-153-40-295-138-402-253z">
          <text:p/>
        </draw:path>
        <draw:path draw:style-name="gr164" draw:layer="layout" svg:width="0.821cm" svg:height="0.485cm" svg:x="16.074cm" svg:y="15.173cm" svg:viewBox="0 0 822 486" svg:d="m0 0c118 193 256 318 425 396 147 86 287 29 397 90">
          <text:p/>
        </draw:path>
        <draw:path draw:style-name="gr124" draw:layer="layout" svg:width="0.647cm" svg:height="1.402cm" svg:x="16.53cm" svg:y="14.083cm" svg:viewBox="0 0 648 1403" svg:d="m196 27c-8 43-173 306-159 378 51 151 65 280 29 434-31 152-123 397-15 508 155 61 309 99 441-35-68-208-19-387 13-605 2-205 150-374 143-581-117-44-379-185-452-99z">
          <text:p/>
        </draw:path>
        <draw:path draw:style-name="gr165" draw:layer="layout" svg:width="0.764cm" svg:height="1.633cm" svg:x="15.415cm" svg:y="11.902cm" svg:viewBox="0 0 765 1634" svg:d="m395 1090c4-178 64-456 172-599 70-49 139 54 198-24-3-79-72-111-139-143 69-89 182-154 102-285-70 22-129 88-159 150 8-78 100-219-54-183-80 39-61 122-80 199-40-98-32-230-134-94-19 65 4 117 29 178-3 68-41 135-65 201-112 127-166 283-222 441-111 387 24 562 50 616 143 70 522 145 614 19 121-175 61-709-312-476z">
          <text:p/>
        </draw:path>
        <draw:path draw:style-name="gr165" draw:layer="layout" svg:width="0.642cm" svg:height="1.756cm" svg:x="18.001cm" svg:y="10.734cm" svg:viewBox="0 0 643 1757" svg:d="m213 1022c62-169 95-369 44-543-48-70-148 2-175-94 30-71 107-78 180-84-32-107-113-209 6-301 59 45 89 127 96 196 21-75-16-239 116-150 61 64 13 136 3 214 72-77 112-204 160-40-5 68-47 108-91 156-23 65-11 140-11 210 59 159 54 323 47 490-119 110-12 348-117 461-34 65-106 178-149 219-157 16-272-172-315-324-46-198 143-266 206-410z">
          <text:p/>
        </draw:path>
        <draw:path draw:style-name="gr5" draw:layer="layout" svg:width="1.614cm" svg:height="2.369cm" svg:x="16.343cm" svg:y="12.169cm" svg:viewBox="0 0 1615 2370" svg:d="m1615 2158c-153-187-123-472-104-687-66-267 78-532 21-801-25-168 131-323 45-469-96-133-341-193-505-201-210 30-422 3-632 48-153 67-422 118-440 283-8 151 150 390 80 526-21 242-18 514 16 756 48 280-75 344-45 624 244-138 473 161 749 131 232-83 672-34 815-210z">
          <text:p/>
        </draw:path>
        <draw:path draw:style-name="gr5" draw:layer="layout" svg:width="0.873cm" svg:height="1.099cm" svg:x="15.756cm" svg:y="12.364cm" svg:viewBox="0 0 874 1100" svg:d="m729 518c-130 156-95 390-243 582-195-119-311-388-486-551 70-92 220-168 287-261 97-118 162-102 275-189 97-45 140-124 312-91z">
          <text:p/>
        </draw:path>
        <draw:path draw:style-name="gr166" draw:text-style-name="P5" draw:layer="layout" svg:width="1.67cm" svg:height="2.507cm" svg:x="16.369cm" svg:y="9.844cm" svg:viewBox="0 0 1671 2508" svg:d="m28 503c42-69 85-134 132-194s99-114 158-159c60-46 127-82 205-108 78-25 168-39 271-39 13 0 26 0 39 0 30-2 60-3 89-3 65 0 125 6 182 17 56 12 108 29 156 51 47 22 91 49 130 81s73 69 104 110c61 82 105 182 135 296 29 113 42 240 42 379 0 51-1 104-5 158v2l-1 1c-8 32-16 61-24 87-7 25-13 48-19 68s-11 38-15 53c-5 16-9 29-12 41s-6 22-9 31c-2 8-4 16-6 23-4 13-6 24-8 35-1 6-2 12-2 19-1 6-2 14-3 22 0 9-1 19-2 30s-2 24-4 39c-1 15-2 32-4 51-2 20-4 42-7 67s-6 52-9 84c-4 31-8 66-12 104l-1 5-3 3c-51 64-105 118-161 163s-113 82-173 110c-30 14-62 26-93 37 5 5 10 11 15 16 17 20 28 38 35 58 8 19 12 39 17 64 2 12 5 25 8 40 2 14 6 30 10 48l2 10-8 6c-44 33-99 58-159 74-60 17-125 25-188 25-66 0-131-9-187-27-29-10-55-21-78-35-23-15-44-31-60-50l-4-6 1-7c7-53 25-108 50-155 9-17 19-33 30-48-38-8-75-19-112-31l-3-1-2-2c-119-99-210-196-273-295-31-50-55-101-71-154s-25-107-25-164c0-64 11-131 33-202-53-194-129-417-129-628 0-67 8-133 26-196l1-2z">
          <text:p/>
        </draw:path>
        <draw:path draw:style-name="gr165" draw:layer="layout" svg:width="0.242cm" svg:height="0.36cm" svg:x="17.98cm" svg:y="10.603cm" svg:viewBox="0 0 243 361" svg:d="m0 29c401-159 236 390 8 327">
          <text:p/>
        </draw:path>
        <draw:path draw:style-name="gr165" draw:layer="layout" svg:width="0.267cm" svg:height="0.347cm" svg:x="16.259cm" svg:y="10.731cm" svg:viewBox="0 0 268 348" svg:d="m231 14c-420-105-180 417 37 323">
          <text:p/>
        </draw:path>
        <draw:path draw:style-name="gr5" draw:layer="layout" svg:width="0.773cm" svg:height="1.244cm" svg:x="17.764cm" svg:y="11.992cm" svg:viewBox="0 0 774 1245" svg:d="m0 318c30-133 175-183 170-318 230 14 375 334 604 396-155 176-206 262-320 470-81 99-322 292-421 379z">
          <text:p/>
        </draw:path>
        <draw:path draw:style-name="gr167" draw:layer="layout" svg:width="0.43cm" svg:height="0.407cm" svg:x="16.485cm" svg:y="11.576cm" svg:viewBox="0 0 431 408" svg:d="m24 0c-54 118-5 197 43 306 71 102 149 87 267 102 80-66 94-82 97-183-20-136-44-99-154-158-73-19-177-67-253-67z">
          <text:p/>
        </draw:path>
        <draw:path draw:style-name="gr167" draw:layer="layout" svg:width="0.412cm" svg:height="0.443cm" svg:x="17.538cm" svg:y="11.533cm" svg:viewBox="0 0 413 444" svg:d="m374 0c70 110 32 196-3 309-57 110-137 105-253 135-86-54-102-68-118-169 2-136 30-103 132-176 70-27 167-89 242-99z">
          <text:p/>
        </draw:path>
        <draw:path draw:style-name="gr167" draw:layer="layout" svg:width="1.882cm" svg:height="2.26cm" svg:x="16.304cm" svg:y="9.659cm" svg:viewBox="0 0 1883 2261" svg:d="m939 2261c903-455 559-525 742-726 242-146 286-794 27-1148-191-261-451-471-788-353-833-172-1152 950-742 1665 280 234 141 360 761 562z">
          <text:p/>
        </draw:path>
        <draw:path draw:style-name="gr167" draw:layer="layout" svg:width="1.557cm" svg:height="0.839cm" svg:x="17.124cm" svg:y="11.162cm" svg:viewBox="0 0 1558 840" svg:d="m19 0c-94 11 186 368 214 428 41 93 431 231 512 306 67 65 379 70 438 38 99-52 229-12 285 27 175 126 50-73-1-141-42-56-188-168-265-153-199 35-345-207-426-303-78-89-287-92-400-78-72 8-268-118-357-124z">
          <text:p/>
        </draw:path>
        <draw:frame draw:style-name="gr168" draw:text-style-name="P5" draw:layer="layout" svg:width="0.709cm" svg:height="0.683cm" svg:x="16.823cm" svg:y="12.635cm">
          <draw:image xlink:href="Pictures/100002000000001E0000001DF92770A6.gif" xlink:type="simple" xlink:show="embed" xlink:actuate="onLoad">
            <text:p/>
          </draw:image>
        </draw:frame>
        <draw:g>
          <draw:line draw:style-name="gr169" draw:text-style-name="P5" draw:layer="layout" svg:x1="10.296cm" svg:y1="5.848cm" svg:x2="8.451cm" svg:y2="6.713cm">
            <text:p/>
          </draw:line>
          <draw:line draw:style-name="gr170" draw:text-style-name="P5" draw:layer="layout" svg:x1="9.553cm" svg:y1="3.855cm" svg:x2="10.99cm" svg:y2="7.966cm">
            <text:p/>
          </draw:line>
          <draw:path draw:style-name="gr171" draw:text-style-name="P5" draw:layer="layout" svg:width="4.481cm" svg:height="0.796cm" draw:transform="skewX (-0.000174532925199394) rotate (-1.24023096646717) translate (9.52522007366975cm 3.81288362871177cm)" svg:viewBox="0 0 4482 797" svg:d="m0 2c753-19 1358 796 2112 795 741 0 1629-815 2370-797">
            <text:p/>
          </draw:path>
        </draw:g>
        <draw:g>
          <draw:path draw:style-name="gr6" draw:layer="layout" svg:width="1.196cm" svg:height="0.594cm" svg:x="9.041cm" svg:y="17.404cm" svg:viewBox="0 0 1197 595" svg:d="m19 5c-86 24 146 286 178 342 47 84 250 173 333 235 70 53 268-72 319-110 83-64 208-43 264-13 173 99 36-77-19-138-43-47-191-87-258-113-112-44-154-119-255-176-95-54-186-30-287-1-64 19-194-32-275-26z">
            <text:p/>
          </draw:path>
          <draw:path draw:style-name="gr172" draw:layer="layout" svg:width="1.004cm" svg:height="0.693cm" svg:x="8.647cm" svg:y="21.671cm" svg:viewBox="0 0 1005 694" svg:d="m529 78c131 92 339 155 465 289 17 52 9 111 9 166-16 70-63 111-122 150-149 38-303-24-446-67-127-21-273-67-351-175-122-144-85-263-49-441 164 32 327 59 494 78z">
            <text:p/>
          </draw:path>
          <draw:path draw:style-name="gr4" draw:layer="layout" svg:width="0.712cm" svg:height="1.402cm" svg:x="8.517cm" svg:y="20.408cm" svg:viewBox="0 0 713 1403" svg:d="m408 41c122 153 110 213 270 459-29 143 25 279 35 419-29 124 8 319-76 406-148 111-373 107-456-35 14-55 3-88 29-147 71-153 38-327 14-489-3-213-232-368-224-581 121-45 332-121 408-32z">
            <text:p/>
          </draw:path>
          <draw:path draw:style-name="gr172" draw:layer="layout" svg:width="0.928cm" svg:height="0.331cm" svg:x="8.676cm" svg:y="21.935cm" svg:viewBox="0 0 929 332" svg:d="m929 324c-178 16-370 14-499-56-159-41-300-90-430-268">
            <text:p/>
          </draw:path>
          <draw:path draw:style-name="gr172" draw:layer="layout" svg:width="1.018cm" svg:height="0.505cm" svg:x="7.414cm" svg:y="21.803cm" svg:viewBox="0 0 1019 506" svg:d="m506 0c-177 35-323 68-476 178-33 41-32 79-28 128 12 43 28 86 39 129 154 14 324 108 484 55 170 2 340-57 481-158 32-95-3-226-11-332-155 49-331 41-489 0z">
            <text:p/>
          </draw:path>
          <draw:path draw:style-name="gr172" draw:layer="layout" svg:width="0.95cm" svg:height="0.145cm" svg:x="7.454cm" svg:y="22.076cm" svg:viewBox="0 0 951 146" svg:d="m0 79c183-31 364 89 554 64 176-6 267-135 397-143">
            <text:p/>
          </draw:path>
          <draw:path draw:style-name="gr4" draw:layer="layout" svg:width="0.688cm" svg:height="1.45cm" svg:x="7.892cm" svg:y="20.419cm" svg:viewBox="0 0 689 1451" svg:d="m222 29c-8 43-179 314-163 389 52 157-10 282-49 443 1 155-48 416 63 532 159 63 319 103 456-35-70-216-27-423 6-648 2-213 162-367 154-579-121-46-391-192-467-102z">
            <text:p/>
          </draw:path>
          <draw:path draw:style-name="gr5" draw:layer="layout" svg:width="1.676cm" svg:height="2.367cm" svg:x="7.72cm" svg:y="18.438cm" svg:viewBox="0 0 1677 2368" svg:d="m1677 2273c-158-194-72-530-51-751-69-278 17-552-42-828-27-175 134-335 47-488-100-135-353-198-523-206-217 32-436 3-652 49-160 70-438 122-456 294-8 155 154 403 83 543-22 249-95 530-60 781 49 290-37 411-5 701 252-143 546-1 830-33 240-86 679 119 829-62z">
            <text:p/>
          </draw:path>
          <draw:path draw:style-name="gr3" draw:layer="layout" svg:width="0.747cm" svg:height="0.592cm" svg:x="8.266cm" svg:y="18.308cm" svg:viewBox="0 0 748 593" svg:d="m0 363c37 272 525 299 748 100-35-150-45-324-173-428-121-43-250-37-375-30-113 52-198 258-200 358z">
            <text:p/>
          </draw:path>
          <draw:path draw:style-name="gr3" draw:layer="layout" svg:width="1.694cm" svg:height="2.326cm" svg:x="7.763cm" svg:y="16.054cm" svg:viewBox="0 0 1695 2327" svg:d="m27 512c-79 268 35 585 106 849-103 327-89 625 221 887 360 118 1129 172 1252-335 77-636-62-270 83-803 48-689-197-1156-845-1106-449-15-641 215-817 508z">
            <text:p/>
          </draw:path>
          <draw:path draw:style-name="gr6" draw:layer="layout" svg:width="1.488cm" svg:height="0.99cm" svg:x="7.879cm" svg:y="17.544cm" svg:viewBox="0 0 1489 991" svg:d="m756 5c-311-17-473 167-651 278-30 10-51 51-75 78-93 197 43 411 219 533 148 86 297 114 459 86 153-27 319-19 454-92 224-34 302-154 327-372-9-149-82-323-209-396-165-48-353-143-524-115zm-45 189c102 30 300 89 378 156 32 130-30 258-163 243-88-105-262-80-361 19-116 22-165-118-162-215 39-103 221-149 308-203z">
            <text:p/>
          </draw:path>
          <draw:path draw:style-name="gr7" draw:layer="layout" svg:width="0.314cm" svg:height="0.358cm" svg:x="8.774cm" svg:y="16.83cm" svg:viewBox="0 0 315 359" svg:d="m35 112c-79 166-22 266 143 244 49 24 157-98 134-179 22-219-167-227-277-65z">
            <text:p/>
          </draw:path>
          <draw:path draw:style-name="gr7" draw:layer="layout" svg:width="0.315cm" svg:height="0.375cm" svg:x="8.173cm" svg:y="16.822cm" svg:viewBox="0 0 316 376" svg:d="m194 0c-144 27-214 127-189 276 164 284 487-114 189-276z">
            <text:p/>
          </draw:path>
          <draw:path draw:style-name="gr5" draw:layer="layout" svg:width="0.151cm" svg:height="0.195cm" svg:x="8.844cm" svg:y="16.936cm" svg:viewBox="0 0 152 196" svg:d="m134 60c28 2-35-114-110-28-59 65 3 155 45 163 85 14 101-122 65-135z">
            <text:p/>
          </draw:path>
          <draw:path draw:style-name="gr5" draw:layer="layout" svg:width="0.176cm" svg:height="0.181cm" svg:x="8.206cm" svg:y="16.928cm" svg:viewBox="0 0 177 182" svg:d="m93 23c25-53-123-13-88 111 26 84 119 35 127 30 94-59 21-216-39-141z">
            <text:p/>
          </draw:path>
          <draw:path draw:style-name="gr8" draw:layer="layout" svg:width="0.311cm" svg:height="0.41cm" svg:x="8.401cm" svg:y="17.144cm" svg:viewBox="0 0 312 411" svg:d="m117 5c-63 120-246 412 35 406 262 0 125-298 119-411">
            <text:p/>
          </draw:path>
          <draw:path draw:style-name="gr9" draw:layer="layout" svg:width="0.301cm" svg:height="0.014cm" svg:x="8.459cm" svg:y="17.92cm" svg:viewBox="0 0 302 15" svg:d="m0 0c54 24 206 14 302 5">
            <text:p/>
          </draw:path>
          <draw:path draw:style-name="gr8" draw:layer="layout" svg:width="0.251cm" svg:height="0.371cm" svg:x="9.413cm" svg:y="16.82cm" svg:viewBox="0 0 252 372" svg:d="m0 30c416-165 243 402 8 337">
            <text:p/>
          </draw:path>
          <draw:path draw:style-name="gr8" draw:layer="layout" svg:width="0.114cm" svg:height="0.191cm" svg:x="9.457cm" svg:y="16.912cm" svg:viewBox="0 0 115 192" svg:d="m10 24c119-89 165 91-10 168">
            <text:p/>
          </draw:path>
          <draw:path draw:style-name="gr8" draw:layer="layout" svg:width="0.275cm" svg:height="0.36cm" svg:x="7.633cm" svg:y="16.954cm" svg:viewBox="0 0 276 361" svg:d="m238 14c-433-108-185 432 38 335">
            <text:p/>
          </draw:path>
          <draw:path draw:style-name="gr8" draw:layer="layout" svg:width="0.132cm" svg:height="0.18cm" svg:x="7.727cm" svg:y="17.043cm" svg:viewBox="0 0 133 181" svg:d="m101 16c-130-71-150 111 32 165">
            <text:p/>
          </draw:path>
          <draw:path draw:style-name="gr3" draw:layer="layout" svg:width="0.643cm" svg:height="1.677cm" svg:x="9.33cm" svg:y="19.316cm" svg:viewBox="0 0 644 1678" svg:d="m252 619c31 183 27 394-57 559-60 64-149-27-195 64 17 79 95 100 168 119-52 105-154 192-49 308 68-35 114-113 133-181 8 79-60 239 91 174 73-55 38-136 43-217 58 90 76 227 154 70 6-70-27-119-64-175-9-71 16-146 29-217 89-151 114-319 139-489-101-135 2-323-84-456-23-60-47-111-84-162-157-44-286 2-357 148-84 194 97 298 133 455z">
            <text:p/>
          </draw:path>
          <draw:path draw:style-name="gr5" draw:layer="layout" svg:width="0.799cm" svg:height="1.061cm" svg:x="9.171cm" svg:y="18.608cm" svg:viewBox="0 0 800 1062" svg:d="m0 527c17 48 46 65 114 189 59 128 92 208 118 346 228-64 347-148 568-260-44-110-109-218-151-329-62-144-163-178-252-297-103-81-138-109-256-176z">
            <text:p/>
          </draw:path>
          <draw:path draw:style-name="gr3" draw:layer="layout" svg:width="0.697cm" svg:height="1.689cm" svg:x="6.995cm" svg:y="19.278cm" svg:viewBox="0 0 698 1690" svg:d="m467 636c-69 172-108 379-62 559 47 74 154 5 179 103-35 73-113 78-189 81 30 113 110 219-16 311-60-48-89-133-92-205-25 77 8 248-125 153-62-70-10-142 3-221-76 76-122 206-165 37 6-72 51-113 98-159 24-68 15-146 18-218-56-166-46-336-35-509 127-110 65-314 176-427 37-54 70-100 116-140 164-11 279 60 319 218 41 206-157 271-225 417z">
            <text:p/>
          </draw:path>
          <draw:path draw:style-name="gr5" draw:layer="layout" svg:width="0.845cm" svg:height="1.159cm" svg:x="7.032cm" svg:y="18.651cm" svg:viewBox="0 0 846 1160" svg:d="m846 471c-40 137 22 70-52 189-65 126-142 364-175 500-224-76-406-292-619-416 49-107 183-219 230-327 70-141 140-139 235-254 87-66 113-157 294-163z">
            <text:p/>
          </draw:path>
          <draw:g>
            <draw:path draw:style-name="gr173" draw:text-style-name="P1" draw:layer="layout" svg:width="0.417cm" svg:height="0.83cm" svg:x="8.432cm" svg:y="18.993cm" svg:viewBox="0 0 418 831" svg:d="m165 0c-209 55-134 298-165 454 9-18 20-56 24-76 7-31 22-104 30-137 0-15-5-44-6-58 68-44 198-38 175 73 0 31 3 91 3 118 17 36 50 112 66 147-34-9-104-24-140-34 89 46 155 121 198 210-19 6-58 21-79 28 30 36 55 69 85 106 13-25 46-73 61-95 7-179-125-323-141-498-6-93-54-170-111-238z">
              <text:p/>
            </draw:path>
            <draw:path draw:style-name="gr174" draw:text-style-name="P1" draw:layer="layout" svg:width="0.175cm" svg:height="0.111cm" svg:x="8.481cm" svg:y="19.15cm" svg:viewBox="0 0 176 112" svg:d="m173 97c23-109-106-117-173-70 1 13 3 41 6 57 52 32 110 38 167 13z">
              <text:p/>
            </draw:path>
            <draw:path draw:style-name="gr175" draw:text-style-name="P1" draw:layer="layout" svg:width="0.199cm" svg:height="0.176cm" svg:x="8.459cm" svg:y="19.234cm" svg:viewBox="0 0 200 177" svg:d="m196 17c-57 23-112 17-168-17-7 37-21 106-28 139l82 37 12 1c27-10 79-32 106-40 0-31-4-91-4-120z">
              <text:p/>
            </draw:path>
            <draw:path draw:style-name="gr176" draw:text-style-name="P1" draw:layer="layout" svg:width="0.412cm" svg:height="0.602cm" svg:x="8.368cm" svg:y="19.368cm" svg:viewBox="0 0 413 603" svg:d="m291 0c-27 12-82 31-108 43l-6 1c-1 0-4-1-6-1l-83-39c-4 18-17 56-23 74l-22 77c-16 73-33 149-43 225 12 7 42 23 52 30 30 62 52 128 70 193 54-27 111-31 170-10-1-81-1-164-1-245l46 1c19-5 56-21 76-29-44-89-109-161-197-208 36 10 104 25 140 33-15-36-48-108-65-145z">
              <text:p/>
            </draw:path>
            <draw:path draw:style-name="gr177" draw:text-style-name="P1" draw:layer="layout" svg:width="0.011cm" svg:height="0cm" svg:x="8.54cm" svg:y="19.41cm" svg:viewBox="0 0 12 1" svg:d="m12 0h-12c1 0 4 1 6 1z">
              <text:p/>
            </draw:path>
            <draw:path draw:style-name="gr178" draw:text-style-name="P1" draw:layer="layout" svg:width="0.08cm" svg:height="0.105cm" svg:x="8.45cm" svg:y="19.643cm" svg:viewBox="0 0 81 106" svg:d="m57 0c-64 13-74 49-31 106 62-12 72-46 31-106z">
              <text:p/>
            </draw:path>
            <draw:path draw:style-name="gr179" draw:text-style-name="P1" draw:layer="layout" svg:width="0.303cm" svg:height="0.347cm" svg:x="8.659cm" svg:y="19.715cm" svg:viewBox="0 0 304 348" svg:d="m46 1-46-1c0 82 0 165 1 247l3 24 8 77c109-16 198-80 292-129-40-69-88-131-115-206-16 24-44 71-58 93-27-33-57-69-85-105z">
              <text:p/>
            </draw:path>
            <draw:path draw:style-name="gr180" draw:text-style-name="P1" draw:layer="layout" svg:width="0.31cm" svg:height="0.329cm" svg:x="8.179cm" svg:y="19.711cm" svg:viewBox="0 0 311 330" svg:d="m188 37c-21-10-61-27-85-37l-29 39c-17 21-53 62-73 83-1 51-1 104-1 156 34 13 103 38 137 48 51 5 98 5 147 0 8-15 20-48 27-67-19-64-43-128-70-191-13-8-40-22-53-31z">
              <text:p/>
            </draw:path>
            <draw:path draw:style-name="gr181" draw:text-style-name="P1" draw:layer="layout" svg:width="0.196cm" svg:height="0.088cm" svg:x="8.463cm" svg:y="19.948cm" svg:viewBox="0 0 197 89" svg:d="m197 13c-60-21-116-16-170 9-9 18-20 52-27 67 68-1 137-18 197-51z">
              <text:p/>
            </draw:path>
          </draw:g>
          <draw:path draw:style-name="gr6" draw:layer="layout" svg:width="1.952cm" svg:height="1.67cm" svg:x="7.673cm" svg:y="15.933cm" svg:viewBox="0 0 1953 1671" svg:d="m937 469c250-57 209-117 273-195 490-49 511 429 455 624 94-83 45-125 159-44 27 22 6 227 3 254-5 28-105 384-84 392 251-151 297-821 28-1186-196-270-544-378-844-276-860-178-1160 893-737 1633 50-168-92-503-30-686 53-46 65 46 132 38-224-455 22-701 324-749 78-68 76 172 321 195z">
            <text:p/>
          </draw:path>
        </draw:g>
        <draw:g>
          <draw:path draw:style-name="gr172" draw:layer="layout" svg:width="0.929cm" svg:height="0.461cm" svg:x="12.859cm" svg:y="14.945cm" svg:viewBox="0 0 930 462" svg:d="m462 0c-162 32-295 62-435 162-30 38-28 73-26 117 12 40 26 79 37 118 140 13 295 98 441 50 155 2 310-52 439-144 29-87-3-206-10-303-142 45-303 38-446 0z">
            <text:p/>
          </draw:path>
          <draw:path draw:style-name="gr172" draw:layer="layout" svg:width="0.866cm" svg:height="0.133cm" svg:x="12.895cm" svg:y="15.194cm" svg:viewBox="0 0 867 134" svg:d="m0 72c167-29 332 81 505 58 161-5 244-123 362-130">
            <text:p/>
          </draw:path>
          <draw:path draw:style-name="gr172" draw:layer="layout" svg:width="0.944cm" svg:height="0.552cm" svg:x="13.415cm" svg:y="14.954cm" svg:viewBox="0 0 945 553" svg:d="m479 17c-130 70-324 106-451 213-22 47-22 99-28 149 7 67 46 108 94 150 132 50 278 11 411-15 118-3 257-30 338-120 126-117 105-230 91-394-152 12-303 17-455 17z">
            <text:p/>
          </draw:path>
          <draw:path draw:style-name="gr182" draw:layer="layout" svg:width="0.639cm" svg:height="1.425cm" svg:x="12.646cm" svg:y="12.85cm" svg:viewBox="0 0 640 1426" svg:d="m313 135c-39 60-42 123-38 191-16 143 57 278 12 415-39 84-63 139-134 199-78 3-134 42-153 108 45 45 110 29 172 25 19 69-82 161-89 243 91 109 168-71 172-153 11 79-33 207-25 262 105 20 139-155 141-243-3 97-51 195 63 192 79-58 60-166 70-256 32-142 88-275 103-422-16-212 87-479-6-676-138-69-185 58-288 115z">
            <text:p/>
          </draw:path>
          <draw:path draw:style-name="gr5" draw:layer="layout" svg:width="0.69cm" svg:height="0.919cm" svg:x="12.846cm" svg:y="12.165cm" svg:viewBox="0 0 691 920" svg:d="m455 0c-138 143-229 306-288 491-74 132-151 249-167 402 203 38 408-1 608 27 93-245 77-513 83-771z">
            <text:p/>
          </draw:path>
          <draw:path draw:style-name="gr124" draw:layer="layout" svg:width="0.493cm" svg:height="1.276cm" svg:x="13.851cm" svg:y="13.753cm" svg:viewBox="0 0 494 1277" svg:d="m35 89c-8 39-45 143-32 210 10 52 26 104 37 154 28 130-21 254-31 383 27 113-6 291 70 370 135 102 341 97 415-32-12-51-3-81-25-133-67-141-35-300-13-448 3-194 39-381 32-575-110-40-384-11-453 71z">
            <text:p/>
          </draw:path>
          <draw:path draw:style-name="gr124" draw:layer="layout" svg:width="0.493cm" svg:height="1.258cm" svg:x="13.282cm" svg:y="13.746cm" svg:viewBox="0 0 494 1259" svg:d="m35 89c-8 39-45 143-32 210 48 143 55 277 19 421 1 144-45 381 57 486 145 58 292 95 415-32-63-196-68-375-38-581 1-194 39-379 32-575-110-40-384-11-453 71z">
            <text:p/>
          </draw:path>
          <draw:path draw:style-name="gr5" draw:layer="layout" svg:width="1.563cm" svg:height="2.135cm" svg:x="13.057cm" svg:y="11.94cm" svg:viewBox="0 0 1564 2136" svg:d="m1532 2062c-143-177-44-442-26-644-63-254 100-523 47-776-25-160-77-302-157-441-91-123-212-194-367-201-199 29-400 3-597 45-145 64-245 168-262 326-6 142 3 269-62 396-21 228-96 460-64 687 46 265-68 373-39 638 229-130 525 67 786 38 219-78 605 97 741-68z">
            <text:p/>
          </draw:path>
          <draw:path draw:style-name="gr182" draw:layer="layout" svg:width="0.587cm" svg:height="1.529cm" svg:x="14.3cm" svg:y="12.867cm" svg:viewBox="0 0 588 1530" svg:d="m230 565c28 167 25 359-52 510-55 58-136-25-178 58 16 72 87 91 153 108-47 96-140 176-44 281 62-32 104-103 121-165 7 73-55 219 83 159 66-50 35-124 39-198 53 83 69 207 140 64 6-64-24-109-58-159-8-66 15-134 26-199 82-137 105-291 128-446-93-123 1-294-77-415-22-56-43-102-77-148-143-41-260 1-325 134-77 177 88 273 121 416z">
            <text:p/>
          </draw:path>
          <draw:path draw:style-name="gr5" draw:layer="layout" svg:width="0.785cm" svg:height="0.969cm" svg:x="14.113cm" svg:y="12.202cm" svg:viewBox="0 0 786 970" svg:d="m0 220c7 131 39 249 81 371 35 124 44 250 45 379 216-23 445-113 660-181-23-105-52-210-72-315-35-141-146-223-209-344-75-105-178-156-307-117z">
            <text:p/>
          </draw:path>
          <draw:path draw:style-name="gr182" draw:layer="layout" svg:width="1.641cm" svg:height="2.158cm" svg:x="12.843cm" svg:y="9.765cm" svg:viewBox="0 0 1642 2159" svg:d="m752 10c-533-3-745 349-752 808 0 96 45 284 68 380-12 187-58 327-3 511 65 258 239 395 488 450 222-4 520-79 687-234 238-194 309-524 398-813 30-275-103-537-181-795-109-281-439-346-705-307z">
            <text:p/>
          </draw:path>
          <draw:path draw:style-name="gr167" draw:layer="layout" svg:width="1.757cm" svg:height="1.581cm" svg:x="12.91cm" svg:y="9.642cm" svg:viewBox="0 0 1758 1582" svg:d="m1 494c-34-504 1341-670 1413-272 385 30 388 1019 291 1360-398-5-191-467-421-583-100-24-132 51-218 73-181-116 2-472-289-597-142 58-322 146-469 0-126 0-200 62-307 19z">
            <text:p/>
          </draw:path>
          <draw:path draw:style-name="gr167" draw:layer="layout" svg:width="0.944cm" svg:height="0.711cm" svg:x="14.531cm" svg:y="11.153cm" svg:viewBox="0 0 945 712" svg:d="m24 0c-79 0 60 287 73 343 22 87 178 215 234 290 48 64 255 3 307-19 90-36 195 13 235 54 129 128 52-58 19-126-26-53-146-124-199-163-88-66-105-142-181-217-70-71-156-72-253-72-59 0-161-76-235-90z">
            <text:p/>
          </draw:path>
          <draw:path draw:style-name="gr182" draw:layer="layout" svg:width="0.69cm" svg:height="0.555cm" svg:x="13.45cm" svg:y="11.678cm" svg:viewBox="0 0 691 556" svg:d="m6 414c88 233 528 157 685-66-63-126-108-278-244-345-116-13-227 19-339 51-88 69-123 270-102 360z">
            <text:p/>
          </draw:path>
          <draw:path draw:style-name="gr167" draw:layer="layout" svg:width="1.551cm" svg:height="0.915cm" svg:x="12.805cm" svg:y="11.148cm" svg:viewBox="0 0 1552 916" svg:d="m44 651c33 66 101 108 186 108 134 38 264 99 397 145 175 45 303-45 433-145 219-113 445-305 490-557 13-106-29-106-89-87-101 103-227 211-365 265-173 50-311 72-360-128-58-165-243-213-397-252-327-14-398 412-295 651zm291-449c158-67 486 338 201 323-119-41-143-118-216-18-253 77-153-242 15-305z">
            <text:p/>
          </draw:path>
          <draw:path draw:style-name="gr172" draw:layer="layout" svg:width="0.286cm" svg:height="0.327cm" svg:x="13.282cm" svg:y="10.504cm" svg:viewBox="0 0 287 328" svg:d="m30 104c-69 154-16 244 133 220 47 21 142-91 121-165 15-200-157-204-254-55z">
            <text:p/>
          </draw:path>
          <draw:path draw:style-name="gr172" draw:layer="layout" svg:width="0.26cm" svg:height="0.342cm" svg:x="12.847cm" svg:y="10.505cm" svg:viewBox="0 0 261 343" svg:d="m158 0c-120 28-177 119-152 255 137 256 402-112 152-255z">
            <text:p/>
          </draw:path>
          <draw:path draw:style-name="gr165" draw:layer="layout" svg:width="0.319cm" svg:height="0.452cm" svg:x="12.966cm" svg:y="10.698cm" svg:viewBox="0 0 320 453" svg:d="m217 0c-20 123-140 181-204 243-32 136-13 235 141 204 107-50 150-133 166-243">
            <text:p/>
          </draw:path>
          <draw:path draw:style-name="gr165" draw:layer="layout" svg:width="0.207cm" svg:height="0.303cm" svg:x="14.078cm" svg:y="10.702cm" svg:viewBox="0 0 208 304" svg:d="m0 20c300-118 246 325 26 281">
            <text:p/>
          </draw:path>
          <draw:path draw:style-name="gr165" draw:layer="layout" svg:width="0.08cm" svg:height="0.156cm" svg:x="14.136cm" svg:y="10.77cm" svg:viewBox="0 0 81 157" svg:d="m0 22c43-75 158 61 0 135">
            <text:p/>
          </draw:path>
          <draw:path draw:style-name="gr164" draw:layer="layout" svg:width="0.274cm" svg:height="0.011cm" svg:x="13.056cm" svg:y="11.515cm" svg:viewBox="0 0 275 12" svg:d="m0 0c49 20 188 10 275 0">
            <text:p/>
          </draw:path>
          <draw:path draw:style-name="gr5" draw:layer="layout" svg:width="0.158cm" svg:height="0.156cm" svg:x="13.288cm" svg:y="10.607cm" svg:viewBox="0 0 159 157" svg:d="m90 21c19-19-96-53-90 50 5 80 102 100 135 77 64-45-15-143-45-127z">
            <text:p/>
          </draw:path>
          <draw:path draw:style-name="gr5" draw:layer="layout" svg:width="0.16cm" svg:height="0.165cm" svg:x="12.852cm" svg:y="10.605cm" svg:viewBox="0 0 161 166" svg:d="m83 20c23-48-112-9-77 103 23 77 108 29 114 24 87-55 18-196-37-127z">
            <text:p/>
          </draw:path>
          <draw:path draw:style-name="gr172" draw:layer="layout" svg:width="0.875cm" svg:height="0.226cm" svg:x="13.451cm" svg:y="15.194cm" svg:viewBox="0 0 876 227" svg:d="m0 194c159 35 333 52 458 3 149-19 281-51 418-197">
            <text:p/>
          </draw:path>
          <draw:g>
            <draw:path draw:style-name="gr183" draw:text-style-name="P1" draw:layer="layout" svg:width="0.325cm" svg:height="0.648cm" svg:x="13.585cm" svg:y="12.395cm" svg:viewBox="0 0 326 649" svg:d="m129 0c-163 43-105 233-129 355 7-15 16-44 19-60 5-24 17-81 23-107 0-12-3-34-4-45 53-34 154-30 136 57 0 24 2 71 2 92 14 29 40 88 52 115-26-7-81-19-109-27 69 37 121 95 155 165-15 4-46 16-62 22 23 28 43 53 66 82 10-19 36-57 48-74 5-140-98-252-110-389-5-73-43-133-87-186z">
              <text:p/>
            </draw:path>
            <draw:path draw:style-name="gr184" draw:text-style-name="P1" draw:layer="layout" svg:width="0.136cm" svg:height="0.087cm" svg:x="13.624cm" svg:y="12.518cm" svg:viewBox="0 0 137 88" svg:d="m135 76c18-85-83-91-135-55 1 10 2 32 5 45 40 25 86 29 130 10z">
              <text:p/>
            </draw:path>
            <draw:path draw:style-name="gr185" draw:text-style-name="P1" draw:layer="layout" svg:width="0.156cm" svg:height="0.137cm" svg:x="13.606cm" svg:y="12.583cm" svg:viewBox="0 0 157 138" svg:d="m153 14c-44 17-87 12-131-14-5 29-17 82-22 109l64 29h9c22-8 62-25 84-31 0-25-4-71-4-93z">
              <text:p/>
            </draw:path>
            <draw:path draw:style-name="gr186" draw:text-style-name="P1" draw:layer="layout" svg:width="0.322cm" svg:height="0.47cm" svg:x="13.535cm" svg:y="12.688cm" svg:viewBox="0 0 323 471" svg:d="m228 0c-22 9-65 24-85 33l-5 1c0 0-3-1-4-1l-65-30c-3 14-14 44-18 58l-18 60c-12 58-25 117-33 176 9 6 33 18 41 24 23 48 40 100 54 150 43-21 87-24 133-7 0-64 0-129 0-192l35 1c15-4 44-17 60-23-35-69-85-126-154-162 28 7 81 19 109 25-12-28-37-84-50-113z">
              <text:p/>
            </draw:path>
            <draw:path draw:style-name="gr187" draw:text-style-name="P1" draw:layer="layout" svg:width="0.008cm" svg:height="0cm" svg:x="13.67cm" svg:y="12.721cm" svg:viewBox="0 0 9 1" svg:d="m9 0h-9c1 0 3 1 5 1z">
              <text:p/>
            </draw:path>
            <draw:path draw:style-name="gr188" draw:text-style-name="P1" draw:layer="layout" svg:width="0.063cm" svg:height="0.082cm" svg:x="13.599cm" svg:y="12.903cm" svg:viewBox="0 0 64 83" svg:d="m44 0c-49 10-57 39-24 83 49-10 56-36 24-83z">
              <text:p/>
            </draw:path>
            <draw:path draw:style-name="gr189" draw:text-style-name="P1" draw:layer="layout" svg:width="0.237cm" svg:height="0.271cm" svg:x="13.763cm" svg:y="12.959cm" svg:viewBox="0 0 238 272" svg:d="m36 1-36-1c0 64 0 129 1 193l2 19 6 60c86-13 155-62 229-101-32-54-69-102-91-161-12 19-34 56-45 73-21-26-45-54-66-82z">
              <text:p/>
            </draw:path>
            <draw:path draw:style-name="gr190" draw:text-style-name="P1" draw:layer="layout" svg:width="0.242cm" svg:height="0.257cm" svg:x="13.388cm" svg:y="12.956cm" svg:viewBox="0 0 243 258" svg:d="m147 29c-16-8-48-21-67-29l-23 30c-12 17-40 49-56 65-1 40-1 81-1 122 26 11 80 30 107 38 40 4 77 4 115 0 6-12 16-38 21-52-15-51-33-101-55-150-9-6-31-17-41-24z">
              <text:p/>
            </draw:path>
            <draw:path draw:style-name="gr191" draw:text-style-name="P1" draw:layer="layout" svg:width="0.153cm" svg:height="0.069cm" svg:x="13.609cm" svg:y="13.141cm" svg:viewBox="0 0 154 70" svg:d="m154 10c-47-16-90-12-133 7-7 14-16 41-21 53 53-1 107-15 154-40z">
              <text:p/>
            </draw:path>
          </draw:g>
        </draw:g>
        <draw:g>
          <draw:path draw:style-name="gr192" draw:layer="layout" svg:width="1.282cm" svg:height="0.652cm" svg:x="2.036cm" svg:y="27.042cm" svg:viewBox="0 0 1283 653" svg:d="m693 0c-182 60-438 64-625 175-39 55-49 123-68 187-4 87 36 149 91 211 156 93 354 74 530 70 153 21 336 15 460-81 187-124 183-273 202-488-198-17-394-42-590-74z">
            <text:p/>
          </draw:path>
          <draw:path draw:style-name="gr193" draw:layer="layout" svg:width="1.07cm" svg:height="1.673cm" svg:x="2.686cm" svg:y="25.52cm" svg:viewBox="0 0 1071 1674" svg:d="m45 125c-9 53-58 187-41 275 13 66 33 134 49 198 35 170-29 332-42 500 36 147-7 379 93 483 175 132 443 126 539-41-15-68-4-108-32-176-87-183-45-390-17-583 4-251 487-507 477-760-145-53-935-2-1026 104z">
            <text:p/>
          </draw:path>
          <draw:path draw:style-name="gr192" draw:layer="layout" svg:width="1.167cm" svg:height="0.174cm" svg:x="2.07cm" svg:y="27.419cm" svg:viewBox="0 0 1168 175" svg:d="m0 62c198 78 417 138 587 102 196 6 373-6 581-164">
            <text:p/>
          </draw:path>
          <draw:path draw:style-name="gr192" draw:layer="layout" svg:width="1.251cm" svg:height="0.673cm" svg:x="1.711cm" svg:y="27.166cm" svg:viewBox="0 0 1252 674" svg:d="m656 0c-175 77-432 106-607 234-32 57-36 126-49 190 4 87 49 146 109 202 166 80 359 42 536 21 153 6 334-15 449-124 176-142 159-289 157-504-200 2-396-4-595-19z">
            <text:p/>
          </draw:path>
          <draw:path draw:style-name="gr193" draw:layer="layout" svg:width="1.315cm" svg:height="1.778cm" svg:x="2.313cm" svg:y="25.472cm" svg:viewBox="0 0 1316 1779" svg:d="m255 125c-9 53-271 292-254 381 15 68 34 134 51 200 34 168-30 330-42 498 34 147-9 379 91 483 175 132 443 126 541-42-17-68-4-107-34-175-85-181-45-391-15-581 4-253 732-615 723-868-144-53-970-2-1061 104z">
            <text:p/>
          </draw:path>
          <draw:path draw:style-name="gr192" draw:layer="layout" svg:width="1.155cm" svg:height="0.241cm" svg:x="1.753cm" svg:y="27.495cm" svg:viewBox="0 0 1156 242" svg:d="m0 170c204 60 428 100 594 47 195-11 370-40 562-217">
            <text:p/>
          </draw:path>
          <draw:path draw:style-name="gr194" draw:layer="layout" svg:width="2.14cm" svg:height="2.754cm" svg:x="1.304cm" svg:y="20.436cm" svg:viewBox="0 0 2141 2755" svg:d="m975 14c-696-1-969 459-975 1057 0 124 60 370 91 494-14 243-72 426 0 664 86 338 277 457 603 526 289-5 464-175 681-379 308-254 647-556 760-934 38-358-137-699-241-1033-143-364-574-447-919-395z">
            <text:p/>
          </draw:path>
          <draw:path draw:style-name="gr194" draw:layer="layout" svg:width="0.448cm" svg:height="0.552cm" svg:x="1cm" svg:y="21.688cm" svg:viewBox="0 0 449 553" svg:d="m374 0c-61 151-227 192-325 255-79 166-79 296 125 298 149-34 226-129 275-264z">
            <text:p/>
          </draw:path>
          <draw:path draw:style-name="gr192" draw:layer="layout" svg:width="0.372cm" svg:height="0.427cm" svg:x="1.445cm" svg:y="21.236cm" svg:viewBox="0 0 373 428" svg:d="m38 136c-89 200-19 317 175 287 61 26 185-119 155-217 21-259-204-264-330-70z">
            <text:p/>
          </draw:path>
          <draw:path draw:style-name="gr195" draw:layer="layout" svg:width="0.207cm" svg:height="0.204cm" svg:x="1.451cm" svg:y="21.371cm" svg:viewBox="0 0 208 205" svg:d="m117 27c25-25-126-68-117 66 8 105 134 130 176 100 83-61-19-187-59-166z">
            <text:p/>
          </draw:path>
          <draw:path draw:style-name="gr196" draw:layer="layout" svg:width="1.092cm" svg:height="1.094cm" svg:x="3.494cm" svg:y="21.905cm" svg:viewBox="0 0 1093 1095" svg:d="m41 0c-103-15 19 381 27 457 11 115 189 309 247 417 49 92 326 55 398 38 123-31 247 54 292 115 140 190 78-66 48-161-23-71-165-186-225-247-100-102-109-204-190-315-78-106-187-122-312-141-77-12-192-129-285-163z">
            <text:p/>
          </draw:path>
          <draw:path draw:style-name="gr197" draw:layer="layout" svg:width="2.04cm" svg:height="2.855cm" svg:x="1.796cm" svg:y="23.267cm" svg:viewBox="0 0 2041 2856" svg:d="m2041 2630c-183-204 64-615-66-857-30-405-213-932-336-1247-64-198-258-230-390-390-144-140-204-149-404-127-249 82-219 51-462 149-174 112-279 268-266 474 21 183 60 345 4 524 22 297-189 632-98 919 115 330 64 449 158 781 266-217 783-4 1111-96 264-147 611 111 749-130z">
            <text:p/>
          </draw:path>
          <draw:path draw:style-name="gr194" draw:layer="layout" svg:width="0.942cm" svg:height="0.81cm" svg:x="2.09cm" svg:y="22.886cm" svg:viewBox="0 0 943 811" svg:d="m5 632c123 302 740 191 938-103-174-187-177-451-326-527-151-13-297 32-440 78-113 92-200 437-172 552z">
            <text:p/>
          </draw:path>
          <draw:path draw:style-name="gr196" draw:layer="layout" svg:width="2.025cm" svg:height="1.128cm" svg:x="1.211cm" svg:y="22.211cm" svg:viewBox="0 0 2026 1129" svg:d="m1996 10c-323-60-383 172-521 277-149 36-277 119-422 166-62 0-115 4-166-21-127-66-217-184-319-281-153-71-262-105-436-105-92 66-194 71-85 311 234 6 334-47 483 13 108 91 112 238-30 298-109-19-211-2-271-126-180 17-150 158-93 281 43 290 236 334 519 292 177-22 411 6 575-60 149-94 247-181 353-321 90-192 230-298 339-458 23-111 165-187 74-266z">
            <text:p/>
          </draw:path>
          <draw:path draw:style-name="gr196" draw:layer="layout" svg:width="2.264cm" svg:height="2.008cm" svg:x="1.351cm" svg:y="20.217cm" svg:viewBox="0 0 2265 2009" svg:d="m1 649c-45-657 1743-881 1839-363 530 42 540 1327 166 1723-32-47-128-47-143-121-57-306-23-800-283-753-229-73-146 227-198 272-378-234 7-628-370-787-185 76-419 193-611 4-164 0-261 79-400 25z">
            <text:p/>
          </draw:path>
          <draw:path draw:style-name="gr198" draw:layer="layout" svg:width="0.27cm" svg:height="0.396cm" svg:x="2.854cm" svg:y="21.36cm" svg:viewBox="0 0 271 397" svg:d="m0 27c389-157 323 423 36 366">
            <text:p/>
          </draw:path>
          <draw:path draw:style-name="gr198" draw:layer="layout" svg:width="0.104cm" svg:height="0.202cm" svg:x="2.93cm" svg:y="21.449cm" svg:viewBox="0 0 105 203" svg:d="m0 30c57-100 206 77 0 173">
            <text:p/>
          </draw:path>
          <draw:path draw:style-name="gr199" draw:layer="layout" svg:width="0.199cm" svg:height="0.015cm" svg:x="1.409cm" svg:y="22.654cm" svg:viewBox="0 0 200 16" svg:d="m0 2c64 26 89 11 200-2">
            <text:p/>
          </draw:path>
          <draw:path draw:style-name="gr194" draw:layer="layout" svg:width="0.989cm" svg:height="1.919cm" svg:x="2.726cm" svg:y="24.659cm" svg:viewBox="0 0 990 1920" svg:d="m491 689c-19 220-85 462-230 628-91 54-164-78-245 15-2 96 81 141 158 187-91 103-234 173-147 339 89-21 164-96 207-170-15 95-141 259 53 229 100-42 83-146 111-238 42 123 21 285 157 126 30-79 6-145-21-220 12-85 63-163 98-242 148-147 227-332 306-522-77-183 98-368 40-547-12-78-21-144-49-212-168-98-331-83-455 64-155 197 23 370 17 563z">
            <text:p/>
          </draw:path>
          <draw:path draw:style-name="gr197" draw:layer="layout" svg:width="1.072cm" svg:height="1.263cm" svg:x="2.783cm" svg:y="23.778cm" svg:viewBox="0 0 1073 1264" svg:d="m0 289c9 168 51 322 106 481 45 162 56 328 58 494 281-30 630-181 909-268-30-138-51-315-77-455-34-186-306-541-509-541z">
            <text:p/>
          </draw:path>
          <draw:g>
            <draw:path draw:style-name="gr200" draw:text-style-name="P1" draw:layer="layout" svg:width="0.504cm" svg:height="1.004cm" svg:x="1.945cm" svg:y="23.937cm" svg:viewBox="0 0 505 1005" svg:d="m199 0c-252 67-162 361-199 549 11-22 25-68 29-92 8-38 27-125 37-165 0-19-6-53-7-71 82-52 239-45 210 88 0 38 4 110 4 143 21 45 61 136 81 178-41-10-127-29-170-41 108 56 187 147 240 254-23 7-70 26-96 34 36 44 67 84 103 128 15-29 55-88 74-115 8-216-151-390-171-602-7-112-66-206-135-288z">
              <text:p/>
            </draw:path>
            <draw:path draw:style-name="gr201" draw:text-style-name="P1" draw:layer="layout" svg:width="0.212cm" svg:height="0.135cm" svg:x="2.005cm" svg:y="24.127cm" svg:viewBox="0 0 213 136" svg:d="m210 117c27-131-129-141-210-84 1 15 4 49 7 69 63 38 134 45 203 15z">
              <text:p/>
            </draw:path>
            <draw:path draw:style-name="gr202" draw:text-style-name="P1" draw:layer="layout" svg:width="0.241cm" svg:height="0.213cm" svg:x="1.978cm" svg:y="24.227cm" svg:viewBox="0 0 242 214" svg:d="m237 21c-68 27-135 20-203-21-8 45-26 128-34 169l100 44 14 1c32-13 96-38 128-49 0-37-5-110-5-144z">
              <text:p/>
            </draw:path>
            <draw:path draw:style-name="gr203" draw:text-style-name="P1" draw:layer="layout" svg:width="0.499cm" svg:height="0.729cm" svg:x="1.868cm" svg:y="24.39cm" svg:viewBox="0 0 500 730" svg:d="m353 0c-33 14-100 37-132 52l-7 1c-1 0-4-1-7-1l-100-47c-5 22-21 68-29 90l-26 92c-19 89-40 181-52 273 14 9 50 27 63 37 37 75 62 154 85 233 65-33 134-38 206-12-1-98-1-199-1-297l55 2c23-7 68-26 92-35-54-108-132-196-239-252 44 12 127 30 170 40-19-44-58-131-78-176z">
              <text:p/>
            </draw:path>
            <draw:path draw:style-name="gr204" draw:text-style-name="P1" draw:layer="layout" svg:width="0.013cm" svg:height="0cm" svg:x="2.076cm" svg:y="24.441cm" svg:viewBox="0 0 14 1" svg:d="m14 0h-14c1 0 5 1 7 1z">
              <text:p/>
            </draw:path>
            <draw:path draw:style-name="gr205" draw:text-style-name="P1" draw:layer="layout" svg:width="0.097cm" svg:height="0.128cm" svg:x="1.967cm" svg:y="24.723cm" svg:viewBox="0 0 98 129" svg:d="m69 0c-77 15-89 60-38 129 75-15 87-56 38-129z">
              <text:p/>
            </draw:path>
            <draw:path draw:style-name="gr206" draw:text-style-name="P1" draw:layer="layout" svg:width="0.367cm" svg:height="0.42cm" svg:x="2.221cm" svg:y="24.81cm" svg:viewBox="0 0 368 421" svg:d="m55 1-55-1c0 100 0 199 1 299l4 29 9 93c132-19 240-97 354-156-48-83-107-158-140-250-18 30-52 87-70 114-33-41-69-84-103-128z">
              <text:p/>
            </draw:path>
            <draw:path draw:style-name="gr207" draw:text-style-name="P1" draw:layer="layout" svg:width="0.221cm" svg:height="0.354cm" svg:x="1.794cm" svg:y="24.849cm" svg:viewBox="0 0 222 355" svg:d="m73 0c-24-11-103 338-61 351 61 5 119 5 177 0 11-19 25-59 33-81-22-79-52-156-84-232-16-10-48-27-65-38z">
              <text:p/>
            </draw:path>
            <draw:path draw:style-name="gr208" draw:text-style-name="P1" draw:layer="layout" svg:width="0.238cm" svg:height="0.107cm" svg:x="1.983cm" svg:y="25.092cm" svg:viewBox="0 0 239 108" svg:d="m239 15c-73-24-141-18-206 12-11 21-25 62-33 81 82-1 166-22 239-62z">
              <text:p/>
            </draw:path>
          </draw:g>
        </draw:g>
        <draw:g>
          <draw:path draw:style-name="gr172" draw:layer="layout" svg:width="1.17cm" svg:height="0.595cm" svg:x="3.451cm" svg:y="19.92cm" svg:viewBox="0 0 1171 596" svg:d="m539 0c165 55 399 59 569 160 35 50 45 112 62 170 4 80-34 136-82 193-145 85-324 67-484 64-139 19-306 14-420-74-170-114-167-250-184-446 181-15 360-38 539-67z">
            <text:p/>
          </draw:path>
          <draw:path draw:style-name="gr124" draw:layer="layout" svg:width="0.976cm" svg:height="1.526cm" svg:x="3.065cm" svg:y="18.531cm" svg:viewBox="0 0 977 1527" svg:d="m936 114c9 48 54 170 38 251-12 60-31 122-46 181-31 155 27 303 38 456-31 134 8 346-83 441-160 120-404 115-494-38 16-62 4-98 31-160 78-167 41-357 16-532-4-229-444-463-436-694 131-48 854-2 936 95z">
            <text:p/>
          </draw:path>
          <draw:path draw:style-name="gr172" draw:layer="layout" svg:width="1.064cm" svg:height="0.158cm" svg:x="3.478cm" svg:y="20.235cm" svg:viewBox="0 0 1065 159" svg:d="m1065 57c-180 70-380 125-535 93-179 5-341-5-530-150">
            <text:p/>
          </draw:path>
          <draw:path draw:style-name="gr172" draw:layer="layout" svg:width="1.141cm" svg:height="0.614cm" svg:x="3.805cm" svg:y="20.171cm" svg:viewBox="0 0 1142 615" svg:d="m543 0c160 71 394 96 554 213 29 52 32 116 45 174-4 79-45 133-100 184-152 73-327 38-487 19-140 5-307-13-412-113-158-129-143-264-143-460 183 2 364-3 543-17z">
            <text:p/>
          </draw:path>
          <draw:path draw:style-name="gr124" draw:layer="layout" svg:width="1.199cm" svg:height="1.622cm" svg:x="3.198cm" svg:y="18.626cm" svg:viewBox="0 0 1200 1623" svg:d="m969 114c9 48 246 267 231 348-12 61-31 122-47 182-31 153 28 301 38 454-31 135 9 346-83 441-160 120-404 115-493-38 15-62 3-98 30-160 78-165 42-356 16-530-3-231-670-561-661-792 131-48 885-2 969 95z">
            <text:p/>
          </draw:path>
          <draw:path draw:style-name="gr172" draw:layer="layout" svg:width="1.054cm" svg:height="0.219cm" svg:x="3.853cm" svg:y="20.471cm" svg:viewBox="0 0 1055 220" svg:d="m1055 155c-186 55-391 91-542 43-177-10-337-36-513-198">
            <text:p/>
          </draw:path>
          <draw:path draw:style-name="gr182" draw:layer="layout" svg:width="1.986cm" svg:height="2.558cm" svg:x="3.363cm" svg:y="14.07cm" svg:viewBox="0 0 1987 2559" svg:d="m1219 45c628 81 820 530 757 1070-16 114-98 329-141 436-18 222 15 396-79 602-118 295-303 381-608 406-260-41-399-215-570-423-249-268-521-582-578-935 7-328 207-617 339-907 174-313 571-339 880-249z">
            <text:p/>
          </draw:path>
          <draw:path draw:style-name="gr172" draw:layer="layout" svg:width="0.333cm" svg:height="0.4cm" svg:x="4.974cm" svg:y="14.894cm" svg:viewBox="0 0 334 401" svg:d="m315 149c59 192-19 289-193 239-57 17-151-131-113-215 12-238 217-215 306-24z">
            <text:p/>
          </draw:path>
          <draw:path draw:style-name="gr167" draw:layer="layout" svg:width="1.339cm" svg:height="0.631cm" svg:x="2.079cm" svg:y="15.462cm" svg:viewBox="0 0 1340 632" svg:d="m1322 52c89 35-188 295-227 350-62 87-291 161-386 220-79 50-282-105-332-151-84-80-220-69-284-42-196 88-31-88 34-148 52-46 217-74 291-94 126-37 179-112 293-164 110-48 205-12 311 29 67 26 212-15 300 0z">
            <text:p/>
          </draw:path>
          <draw:path draw:style-name="gr5" draw:layer="layout" svg:width="1.778cm" svg:height="2.589cm" svg:x="2.977cm" svg:y="16.689cm" svg:viewBox="0 0 1779 2590" svg:d="m61 2515c141-207-131-549-43-783-22-372 81-869 155-1169 35-187 205-239 307-401 111-143 165-158 349-162 234 44 203 19 435 80 171 81 286 208 298 396 4 168-14 320 60 475 14 270 109 545 61 815-63 313 134 417 89 730-267-165-709 90-1017 45-257-102-539 175-694-26z">
            <text:p/>
          </draw:path>
          <draw:path draw:style-name="gr182" draw:layer="layout" svg:width="0.833cm" svg:height="0.807cm" svg:x="3.683cm" svg:y="16.352cm" svg:viewBox="0 0 834 808" svg:d="m771 730c-198 222-694-67-771-381 207-105 291-330 442-349 135 34 245 119 353 201 69 116 36 439-24 529z">
            <text:p/>
          </draw:path>
          <draw:path draw:style-name="gr167" draw:layer="layout" svg:width="1.818cm" svg:height="1.194cm" svg:x="3.501cm" svg:y="15.605cm" svg:viewBox="0 0 1819 1195" svg:d="m34 1c298-17 425 230 537 342 131 50 140 111 265 171 55 7 102 15 152 0 122-45 217-141 322-217 146-47 249-66 406-43 76 69 167 86 41 291-212-24-298-83-439-45-110 69-129 201-8 274 101-6 192 22 259-85 162 38 118 162 52 265-74 259-253 276-502 205-160-43-374-43-517-124-122-101-201-191-280-330-59-186-172-298-252-456-8-104-127-188-36-248z">
            <text:p/>
          </draw:path>
          <draw:path draw:style-name="gr167" draw:layer="layout" svg:width="2.125cm" svg:height="1.733cm" svg:x="3.253cm" svg:y="13.86cm" svg:viewBox="0 0 2126 1734" svg:d="m2120 741c120-589-1472-1004-1620-546-485-24-647 1138-353 1539 33-38 348-55 339-121-32-256 2-722 233-648 266 12 149 380 192 428 369-167-63-699 298-797 188 143 432 109 628-39 148 20 150 217 283 184z">
            <text:p/>
          </draw:path>
          <draw:path draw:style-name="gr165" draw:layer="layout" svg:width="0.263cm" svg:height="0.367cm" svg:x="3.831cm" svg:y="14.915cm" svg:viewBox="0 0 264 368" svg:d="m264 40c-334-187-343 344-74 327">
            <text:p/>
          </draw:path>
          <draw:path draw:style-name="gr165" draw:layer="layout" svg:width="0.1cm" svg:height="0.188cm" svg:x="3.914cm" svg:y="14.998cm" svg:viewBox="0 0 101 189" svg:d="m101 33c-38-98-194 45-21 156">
            <text:p/>
          </draw:path>
          <draw:path draw:style-name="gr164" draw:layer="layout" svg:width="0.293cm" svg:height="0.02cm" svg:x="4.814cm" svg:y="16.202cm" svg:viewBox="0 0 294 21" svg:d="m294 9c-62 17-194 17-294-9">
            <text:p/>
          </draw:path>
          <draw:path draw:style-name="gr164" draw:layer="layout" svg:width="0.175cm" svg:height="0.008cm" svg:x="4.494cm" svg:y="17.913cm" svg:viewBox="0 0 176 9" svg:d="m176 7c-97-14-80-4-176 2">
            <text:p/>
          </draw:path>
          <draw:path draw:style-name="gr182" draw:layer="layout" svg:width="0.391cm" svg:height="0.525cm" svg:x="5.151cm" svg:y="15.342cm" svg:viewBox="0 0 392 526" svg:d="m103 0c36 145 183 201 264 268 51 161 36 278-148 255-131-48-190-143-219-272z">
            <text:p/>
          </draw:path>
          <draw:path draw:style-name="gr5" draw:layer="layout" svg:width="0.195cm" svg:height="0.179cm" svg:x="5.125cm" svg:y="15.068cm" svg:viewBox="0 0 196 180" svg:d="m96 19c-20-24 121-46 97 74-19 95-136 102-171 69-68-64 40-167 74-143z">
            <text:p/>
          </draw:path>
          <draw:g>
            <draw:path draw:style-name="gr209" draw:text-style-name="P1" draw:layer="layout" svg:width="0.372cm" svg:height="1.004cm" draw:transform="rotate (0.204203522483337) translate (4.16635239768515cm 17.5152352190765cm)" svg:viewBox="0 0 373 1005" svg:d="m306 0c134 226 17 193 55 381-11-22 14-10 4-49 0-19-14-83-13-101-82-52-145-55-117 78 0 38-3 110-3 143-21 45-61 136-81 178 41-10 127-29 170-41-108 56-188 147-240 254 23 7 70 26 96 34-37 44-67 83-103 128-16-29-55-88-74-115-8-217 151-390 171-602 7-112 66-206 135-288z">
              <text:p/>
            </draw:path>
            <draw:path draw:style-name="gr210" draw:text-style-name="P1" draw:layer="layout" svg:width="0.136cm" svg:height="0.149cm" draw:transform="rotate (0.204203522483337) translate (4.43311276785154cm 17.6704650198797cm)" svg:viewBox="0 0 137 150" svg:d="m6 101c-27-132 49-115 130-59-1 16 4 74 0 93-63 39-61-4-130-34z">
              <text:p/>
            </draw:path>
            <draw:path draw:style-name="gr211" draw:text-style-name="P1" draw:layer="layout" svg:width="0.162cm" svg:height="0.192cm" draw:transform="rotate (0.204203522483336) translate (4.45414977003435cm 17.774255277126cm)" svg:viewBox="0 0 163 193" svg:d="m6 0c68 26 80 92 148 51 8 45 1 78 9 119l-20 22-14 1c-32-13-96-39-129-49 0-38 6-110 6-144z">
              <text:p/>
            </draw:path>
            <draw:path draw:style-name="gr212" draw:text-style-name="P1" draw:layer="layout" svg:width="0.292cm" svg:height="0.717cm" draw:transform="rotate (0.204203522483337) translate (4.33879702551821cm 17.942135425841cm)" svg:viewBox="0 0 293 718" svg:d="m147 0c33 14 100 38 132 52l7 1c1 0 4-1 7-1 0 0-75 641-147 666 1-98 1-199 1-297l-55 2c-23-7-68-26-92-35 54-108 132-196 239-252-43 12-127 31-170 40 19-43 59-131 78-176z">
              <text:p/>
            </draw:path>
            <draw:path draw:style-name="gr213" draw:text-style-name="P1" draw:layer="layout" svg:width="0.013cm" svg:height="0cm" draw:transform="rotate (0.204203522483337) translate (4.62082385699235cm 17.9354465179642cm)" svg:viewBox="0 0 14 1" svg:d="m0 0h14c-1 0-5 1-7 1z">
              <text:p/>
            </draw:path>
            <draw:path draw:style-name="gr214" draw:text-style-name="P1" draw:layer="layout" svg:width="0.367cm" svg:height="0.42cm" draw:transform="rotate (0.204203522483337) translate (4.20814374330698cm 18.3977338591852cm)" svg:viewBox="0 0 368 421" svg:d="m313 1 55-1c0 100 0 199-1 299l-4 29-9 93c-133-19-240-97-354-156 48-83 107-158 139-250 19 30 53 87 71 114 32-41 69-84 103-128z">
              <text:p/>
            </draw:path>
          </draw:g>
          <draw:path draw:style-name="gr5" draw:layer="layout" svg:width="1.149cm" svg:height="0.968cm" svg:x="3.597cm" svg:y="17.263cm" svg:viewBox="0 0 1150 969" svg:d="m256 0c154 5 296 43 441 89 150 40 300 49 453 49-24 254-157 576-234 831-126-24-288-41-415-64-171-29-498-272-501-458z">
            <text:p/>
          </draw:path>
          <draw:path draw:style-name="gr182" draw:layer="layout" svg:width="2.106cm" svg:height="1.069cm" svg:x="4.306cm" svg:y="16.996cm" svg:viewBox="0 0 2107 1070" svg:d="m920 566c198-25 416-96 561-237 46-83 7-229 179-329 88-7-43 172 1 243 92-88 241-265 395-195-14 81-172 200-238 241 86-17 306-161 288 18-35 92-205 103-288 134 112 32 336-9 196 122-70 31-208 26-277 5-76 14-146 64-215 98-129 141-294 221-465 301-170-62-332 104-497 59-71-7-465 62-528 40-97-150 46-388 175-508 174-148 537 20 713 8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square" draw:cx="50%" draw:cy="50%" draw:start-color="#355e00" draw:end-color="#808000" draw:start-intensity="100%" draw:end-intensity="100%" draw:angle="1200" draw:border="40%"/>
    <draw:gradient draw:name="Gradient_20_11" draw:display-name="Gradient 11" draw:style="ellipsoid" draw:cx="50%" draw:cy="50%" draw:start-color="#804c19" draw:end-color="#e9c6af" draw:start-intensity="100%" draw:end-intensity="100%" draw:angle="0" draw:border="0%"/>
    <draw:gradient draw:name="Gradient_20_12" draw:display-name="Gradient 12" draw:style="linear" draw:start-color="#ffcc99" draw:end-color="#804c19" draw:start-intensity="100%" draw:end-intensity="100%" draw:angle="0" draw:border="0%"/>
    <draw:gradient draw:name="Gradient_20_13" draw:display-name="Gradient 13" draw:style="linear" draw:start-color="#c0c0c0" draw:end-color="#ffffff" draw:start-intensity="95%" draw:end-intensity="100%" draw:angle="0" draw:border="5%"/>
    <draw:gradient draw:name="Gradient_20_14" draw:display-name="Gradient 14" draw:style="ellipsoid" draw:cx="50%" draw:cy="50%" draw:start-color="#583506" draw:end-color="#000000" draw:start-intensity="100%" draw:end-intensity="100%" draw:angle="0" draw:border="0%"/>
    <draw:gradient draw:name="Gradient_20_15" draw:display-name="Gradient 15" draw:style="linear" draw:start-color="#ffcc99" draw:end-color="#996633" draw:start-intensity="100%" draw:end-intensity="100%" draw:angle="0" draw:border="0%"/>
    <draw:gradient draw:name="Gradient_20_16" draw:display-name="Gradient 16" draw:style="ellipsoid" draw:cx="50%" draw:cy="50%" draw:start-color="#996633" draw:end-color="#cc6633" draw:start-intensity="100%" draw:end-intensity="100%" draw:angle="0" draw:border="0%"/>
    <draw:gradient draw:name="Gradient_20_8" draw:display-name="Gradient 8" draw:style="square" draw:cx="50%" draw:cy="50%" draw:start-color="#00ff00" draw:end-color="#808000" draw:start-intensity="100%" draw:end-intensity="100%" draw:angle="1200" draw:border="40%"/>
    <draw:gradient draw:name="Gradient_20_9" draw:display-name="Gradient 9" draw:style="rectangular" draw:cx="50%" draw:cy="50%" draw:start-color="#b80047" draw:end-color="#ffffff" draw:start-intensity="100%" draw:end-intensity="100%" draw:angle="450" draw:border="5%"/>
    <draw:gradient draw:name="svggradient9" draw:style="linear" draw:start-color="#a95f2f" draw:end-color="#e9c6af" draw:start-intensity="100%" draw:end-intensity="100%" draw:angle="0" draw:border="0%"/>
    <draw:opacity draw:name="svgopacity9" draw:style="linear" draw:start="0%" draw:end="100%" draw:angle="0" draw:border="0%"/>
    <draw:marker draw:name="Arrow" svg:viewBox="0 0 20 30" svg:d="m10 0-10 30h20z"/>
    <draw:marker draw:name="Extrémités_20_de_20_flèche_20_1" draw:display-name="Extrémités de flèche 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Extrémités_20_de_20_flèche_20_2" draw:display-name="Extrémités de flèche 2" svg:viewBox="0 0 1321 3493" svg:d="m1321 3493h-1321l702-3493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yle0" style:family="graphic" style:parent-style-name="standard">
      <style:graphic-properties draw:stroke="solid" svg:stroke-color="#333333" draw:fill="solid" draw:fill-color="#e6e6e6"/>
    </style:style>
    <style:style style:name="style1" style:family="graphic" style:parent-style-name="standard">
      <style:graphic-properties draw:stroke="solid" svg:stroke-color="#333333" draw:fill="none"/>
    </style:style>
    <style:style style:name="style2" style:family="graphic" style:parent-style-name="standard">
      <style:graphic-properties draw:stroke="solid" svg:stroke-color="#3f2d10" draw:fill="solid" draw:fill-color="#ffe6d5"/>
    </style:style>
    <style:style style:name="style3" style:family="graphic" style:parent-style-name="standard">
      <style:graphic-properties draw:stroke="solid" svg:stroke-color="#42002a" draw:fill="solid" draw:fill-color="#ffff00"/>
    </style:style>
    <style:style style:name="style4" style:family="graphic" style:parent-style-name="standard">
      <style:graphic-properties draw:stroke="solid" svg:stroke-color="#00192e" draw:fill="solid" draw:fill-color="#00325c"/>
    </style:style>
    <style:style style:name="style5" style:family="graphic" style:parent-style-name="standard">
      <style:graphic-properties draw:stroke="solid" svg:stroke-color="#333333" draw:fill="solid" draw:fill-color="#ffffff"/>
    </style:style>
    <style:style style:name="style6" style:family="graphic" style:parent-style-name="standard">
      <style:graphic-properties draw:stroke="solid" svg:stroke-color="#000000" draw:fill="solid" draw:fill-color="#0000ff"/>
    </style:style>
    <style:style style:name="style7" style:family="graphic" style:parent-style-name="standard">
      <style:graphic-properties draw:stroke="solid" svg:stroke-color="#000000" draw:fill="solid" draw:fill-color="#d4aa00"/>
    </style:style>
    <style:style style:name="style8" style:family="graphic" style:parent-style-name="standard">
      <style:graphic-properties draw:stroke="solid" svg:stroke-color="#000000" draw:fill="solid" draw:fill-color="#ffe7ff"/>
    </style:style>
    <style:style style:name="style9" style:family="graphic" style:parent-style-name="standard">
      <style:graphic-properties draw:stroke="solid" svg:stroke-color="#808080" draw:fill="solid" draw:fill-color="#ffffff"/>
    </style:style>
    <style:style style:name="style10" style:family="graphic" style:parent-style-name="standard">
      <style:graphic-properties draw:stroke="solid" svg:stroke-color="#42002a" draw:fill="none"/>
    </style:style>
    <style:style style:name="style11" style:family="graphic" style:parent-style-name="standard">
      <style:graphic-properties draw:stroke="solid" svg:stroke-color="#d07f1d" draw:fill="solid" draw:fill-color="#ffff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Linux_X86_64 LibreOffice_project/400m0$Build-2</meta:generator>
    <meta:initial-creator>nicubunu</meta:initial-creator>
    <meta:creation-date>2009-03-05T14:21:07</meta:creation-date>
    <dc:creator>yves </dc:creator>
    <dc:date>2013-10-01T20:11:42</dc:date>
    <dc:description>Comic characters: a geeky girl with glassed and a flower on her pink shirt</dc:description>
    <dc:format>image/svg+xml</dc:format>
    <dc:publisher>Open Clip Art Library</dc:publisher>
    <dc:source>http://openclipart.org/detail/21876/comic-characters:-girl-by-nicubunu</dc:source>
    <dc:subject>cartooncartooncharactercharacterclip artclipartcomiccomicfunnyfunnygirlgirlhumanhumanimagemediapeoplepeoplepngpublic domainsvg</dc:subject>
    <meta:editing-cycles>10</meta:editing-cycles>
    <meta:editing-duration>PT4H48M53S</meta:editing-duration>
    <meta:document-statistic meta:object-count="504"/>
    <meta:user-defined meta:name="Info 1"/>
    <meta:user-defined meta:name="Info 2"/>
    <meta:user-defined meta:name="Info 3"/>
    <meta:user-defined meta:name="Info 4"/>
  </office:meta>
</office:document-meta>
</file>